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509" style:family="table-cell">
      <style:table-cell-properties style:vertical-align="" fo:background-color="#eeeeee" fo:padding="0cm" fo:border="0.75pt solid #666666" style:writing-mode="page">
        <style:background-image/>
      </style:table-cell-properties>
    </style:style>
    <style:style style:name="Table1.B50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187" style:family="table-cell">
      <style:table-cell-properties style:vertical-align="" fo:background-color="#eeeeee" fo:padding="0cm" fo:border="0.75pt solid #666666" style:writing-mode="page">
        <style:background-image/>
      </style:table-cell-properties>
    </style:style>
    <style:style style:name="Table2.B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70" style:family="table-row">
      <style:table-row-properties style:min-row-height="0.621cm" fo:keep-together="auto"/>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93" style:family="table-row">
      <style:table-row-properties style:min-row-height="0.693cm" fo:keep-together="auto"/>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7" style:family="table-cell">
      <style:table-cell-properties style:vertical-align="" fo:background-color="#eeeeee" fo:padding="0cm" fo:border="0.75pt solid #666666" style:writing-mode="page">
        <style:background-image/>
      </style:table-cell-properties>
    </style:style>
    <style:style style:name="Table3.B217"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shadow="none"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4.B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7"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38" style:family="paragraph" style:parent-style-name="Body_20_A">
      <style:text-properties fo:color="#9bbb59" loext:opacity="100%" style:text-outline="false" style:font-name="Liberation Sans" fo:language="en" fo:country="GB" style:text-underline-style="none"/>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2" style:family="paragraph" style:parent-style-name="Body_20_A">
      <style:paragraph-properties fo:text-align="start" style:justify-single-word="false"/>
      <style:text-properties style:font-name="Liberation Sans" fo:language="en" fo:country="GB"/>
    </style:style>
    <style:style style:name="P193" style:family="paragraph" style:parent-style-name="Body_20_A">
      <style:paragraph-properties fo:text-align="start" style:justify-single-word="false"/>
      <style:text-properties style:font-name="Liberation Sans" fo:language="en" fo:country="GB" officeooo:paragraph-rsid="0258b2b0"/>
    </style:style>
    <style:style style:name="P194" style:family="paragraph" style:parent-style-name="Body_20_A">
      <style:paragraph-properties fo:text-align="start" style:justify-single-word="false"/>
      <style:text-properties style:font-name="Liberation Sans" fo:language="en" fo:country="GB" officeooo:paragraph-rsid="0033ca69"/>
    </style:style>
    <style:style style:name="P195"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6"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7"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officeooo:paragraph-rsid="011ec2f3"/>
    </style:style>
    <style:style style:name="P200" style:family="paragraph" style:parent-style-name="Body_20_A">
      <style:paragraph-properties fo:text-align="start" style:justify-single-word="false"/>
      <style:text-properties style:font-name="Liberation Sans" fo:language="en" fo:country="GB" officeooo:paragraph-rsid="00e3805e"/>
    </style:style>
    <style:style style:name="P201" style:family="paragraph" style:parent-style-name="Body_20_A">
      <style:paragraph-properties fo:text-align="start" style:justify-single-word="false"/>
      <style:text-properties style:font-name="Liberation Sans" fo:language="en" fo:country="GB" officeooo:paragraph-rsid="004ebe68"/>
    </style:style>
    <style:style style:name="P202" style:family="paragraph" style:parent-style-name="Body_20_A">
      <style:paragraph-properties fo:text-align="start" style:justify-single-word="false"/>
      <style:text-properties style:font-name="Liberation Sans" fo:language="en" fo:country="GB" officeooo:paragraph-rsid="01afbae2"/>
    </style:style>
    <style:style style:name="P203"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4"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officeooo:paragraph-rsid="01bb38a2"/>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1" style:family="paragraph" style:parent-style-name="Table_20_Contents">
      <style:text-properties style:font-name="Liberation Sans" fo:language="en" fo:country="GB"/>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8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8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break-before="page"/>
      <style:text-properties style:font-name="Liberation Sans" fo:language="en" fo:country="GB" officeooo:rsid="010530fc" officeooo:paragraph-rsid="010530fc"/>
    </style:style>
    <style:style style:name="P343" style:family="paragraph" style:parent-style-name="Table_20_Contents">
      <style:text-properties style:font-name="Liberation Sans" fo:language="en" fo:country="GB" officeooo:rsid="010530fc" officeooo:paragraph-rsid="010530fc"/>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Body_20_A">
      <style:text-properties fo:color="#c0504d" loext:opacity="100%" style:text-outline="false" style:font-name="Liberation Sans" fo:language="en" fo:country="GB"/>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start" style:justify-single-word="false"/>
      <style:text-properties style:font-name="Liberation Sans" fo:language="en" fo:country="GB"/>
    </style:style>
    <style:style style:name="P372" style:family="paragraph" style:parent-style-name="Body">
      <style:text-properties style:font-name="Liberation Sans" fo:language="en" fo:country="GB"/>
    </style:style>
    <style:style style:name="P373" style:family="paragraph" style:parent-style-name="Body_20_A">
      <style:text-properties style:font-name="Liberation Sans" fo:language="en" fo:country="GB" fo:font-weight="normal" style:font-weight-asian="normal" style:font-weight-complex="normal"/>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break-before="page"/>
      <style:text-properties style:font-name="Liberation Sans" fo:language="en" fo:country="GB" officeooo:rsid="00c311ef" officeooo:paragraph-rsid="00c311ef"/>
    </style:style>
    <style:style style:name="P381" style:family="paragraph" style:parent-style-name="Table_20_Contents">
      <style:text-properties style:font-name="Liberation Sans" fo:language="en" fo:country="GB" officeooo:rsid="00c311ef" officeooo:paragraph-rsid="00c311ef"/>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4a4e14"/>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1eb97ee"/>
    </style:style>
    <style:style style:name="T15" style:family="text">
      <style:text-properties officeooo:rsid="01ec36d0"/>
    </style:style>
    <style:style style:name="T16" style:family="text">
      <style:text-properties officeooo:rsid="0136fa91"/>
    </style:style>
    <style:style style:name="T17" style:family="text">
      <style:text-properties officeooo:rsid="01bfe971"/>
    </style:style>
    <style:style style:name="T18" style:family="text">
      <style:text-properties officeooo:rsid="0039a144"/>
    </style:style>
    <style:style style:name="T19" style:family="text">
      <style:text-properties officeooo:rsid="0223d450"/>
    </style:style>
    <style:style style:name="T20" style:family="text">
      <style:text-properties officeooo:rsid="00fa0cbf"/>
    </style:style>
    <style:style style:name="T21" style:family="text">
      <style:text-properties officeooo:rsid="003f308c"/>
    </style:style>
    <style:style style:name="T22" style:family="text">
      <style:text-properties officeooo:rsid="001988ca"/>
    </style:style>
    <style:style style:name="T23" style:family="text">
      <style:text-properties officeooo:rsid="01ae7880"/>
    </style:style>
    <style:style style:name="T24" style:family="text">
      <style:text-properties officeooo:rsid="01afbae2"/>
    </style:style>
    <style:style style:name="T25" style:family="text">
      <style:text-properties officeooo:rsid="015e6cdd"/>
    </style:style>
    <style:style style:name="T26" style:family="text">
      <style:text-properties officeooo:rsid="01aed790"/>
    </style:style>
    <style:style style:name="T27" style:family="text">
      <style:text-properties officeooo:rsid="00e0b91e"/>
    </style:style>
    <style:style style:name="T28" style:family="text">
      <style:text-properties officeooo:rsid="01cf3b84"/>
    </style:style>
    <style:style style:name="T29" style:family="text">
      <style:text-properties officeooo:rsid="00f012b4"/>
    </style:style>
    <style:style style:name="T30" style:family="text">
      <style:text-properties officeooo:rsid="00ecd9ea"/>
    </style:style>
    <style:style style:name="T31" style:family="text">
      <style:text-properties officeooo:rsid="0259e320"/>
    </style:style>
    <style:style style:name="T32" style:family="text">
      <style:text-properties officeooo:rsid="02571933"/>
    </style:style>
    <style:style style:name="T33" style:family="text">
      <style:text-properties officeooo:rsid="0258b2b0"/>
    </style:style>
    <style:style style:name="T34" style:family="text">
      <style:text-properties officeooo:rsid="00b0a255"/>
    </style:style>
    <style:style style:name="T35" style:family="text">
      <style:text-properties officeooo:rsid="017bb8bb"/>
    </style:style>
    <style:style style:name="T36" style:family="text">
      <style:text-properties officeooo:rsid="017d44a6"/>
    </style:style>
    <style:style style:name="T37" style:family="text">
      <style:text-properties officeooo:rsid="00551fe2"/>
    </style:style>
    <style:style style:name="T38" style:family="text">
      <style:text-properties officeooo:rsid="008191be"/>
    </style:style>
    <style:style style:name="T39" style:family="text">
      <style:text-properties officeooo:rsid="01bafc46"/>
    </style:style>
    <style:style style:name="T40" style:family="text">
      <style:text-properties officeooo:rsid="001e4a99"/>
    </style:style>
    <style:style style:name="T41" style:family="text">
      <style:text-properties style:text-position="super 58%" officeooo:rsid="001e4a99"/>
    </style:style>
    <style:style style:name="T42" style:family="text">
      <style:text-properties officeooo:rsid="01153829"/>
    </style:style>
    <style:style style:name="T43" style:family="text">
      <style:text-properties fo:font-weight="normal" style:font-weight-asian="normal" style:font-weight-complex="normal"/>
    </style:style>
    <style:style style:name="T44" style:family="text">
      <style:text-properties fo:font-weight="normal" officeooo:rsid="00f4b525" style:font-weight-asian="normal" style:font-weight-complex="normal"/>
    </style:style>
    <style:style style:name="T45" style:family="text">
      <style:text-properties fo:font-weight="normal" officeooo:rsid="017bb8bb" style:font-weight-asian="normal" style:font-weight-complex="normal"/>
    </style:style>
    <style:style style:name="T46" style:family="text">
      <style:text-properties fo:font-weight="normal" officeooo:rsid="017c1320" style:font-weight-asian="normal" style:font-weight-complex="normal"/>
    </style:style>
    <style:style style:name="T47" style:family="text">
      <style:text-properties fo:font-weight="normal" officeooo:rsid="0205cf2d" style:font-weight-asian="normal" style:font-weight-complex="normal"/>
    </style:style>
    <style:style style:name="T48" style:family="text">
      <style:text-properties fo:font-weight="normal" officeooo:rsid="0209a706" style:font-weight-asian="normal" style:font-weight-complex="normal"/>
    </style:style>
    <style:style style:name="T49"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font-weight="normal" officeooo:rsid="0230547b" style:font-weight-asian="normal" style:font-weight-complex="normal"/>
    </style:style>
    <style:style style:name="T51" style:family="text">
      <style:text-properties fo:font-weight="normal" officeooo:rsid="020c8242" style:font-weight-asian="normal" style:font-weight-complex="normal"/>
    </style:style>
    <style:style style:name="T52" style:family="text">
      <style:text-properties fo:font-weight="normal" officeooo:rsid="020fc26c" style:font-weight-asian="normal" style:font-weight-complex="normal"/>
    </style:style>
    <style:style style:name="T53" style:family="text">
      <style:text-properties fo:font-weight="normal" officeooo:rsid="021a38ed" style:font-weight-asian="normal" style:font-weight-complex="normal"/>
    </style:style>
    <style:style style:name="T54" style:family="text">
      <style:text-properties fo:font-weight="normal" officeooo:rsid="01c8a564" style:font-weight-asian="normal" style:font-weight-complex="normal"/>
    </style:style>
    <style:style style:name="T55" style:family="text">
      <style:text-properties fo:font-weight="normal" officeooo:rsid="02322f3d" style:font-weight-asian="normal" style:font-weight-complex="normal"/>
    </style:style>
    <style:style style:name="T56" style:family="text">
      <style:text-properties fo:font-weight="normal" officeooo:rsid="02332fa8" style:font-weight-asian="normal" style:font-weight-complex="normal"/>
    </style:style>
    <style:style style:name="T57" style:family="text">
      <style:text-properties fo:font-weight="normal" officeooo:rsid="023925ac" style:font-weight-asian="normal" style:font-weight-complex="normal"/>
    </style:style>
    <style:style style:name="T58" style:family="text">
      <style:text-properties fo:font-weight="normal" officeooo:rsid="02446d16" style:font-weight-asian="normal" style:font-weight-complex="normal"/>
    </style:style>
    <style:style style:name="T59" style:family="text">
      <style:text-properties fo:font-weight="normal" officeooo:rsid="02559b75" style:font-weight-asian="normal" style:font-weight-complex="normal"/>
    </style:style>
    <style:style style:name="T60" style:family="text">
      <style:text-properties fo:font-weight="normal" officeooo:rsid="0259e320" style:font-weight-asian="normal" style:font-weight-complex="normal"/>
    </style:style>
    <style:style style:name="T61" style:family="text">
      <style:text-properties fo:font-weight="normal" officeooo:rsid="02571933" style:font-weight-asian="normal" style:font-weight-complex="normal"/>
    </style:style>
    <style:style style:name="T62" style:family="text">
      <style:text-properties fo:font-weight="normal" officeooo:rsid="0258b2b0" style:font-weight-asian="normal" style:font-weight-complex="normal"/>
    </style:style>
    <style:style style:name="T63" style:family="text">
      <style:text-properties fo:font-weight="normal" officeooo:rsid="011ec2f3" style:font-weight-asian="normal" style:font-weight-complex="normal"/>
    </style:style>
    <style:style style:name="T64"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weight="normal" officeooo:rsid="0125baa1" style:font-weight-asian="normal" style:font-weight-complex="normal"/>
    </style:style>
    <style:style style:name="T67" style:family="text">
      <style:text-properties fo:font-weight="normal" officeooo:rsid="01e0fb1b" style:font-weight-asian="normal" style:font-weight-complex="normal"/>
    </style:style>
    <style:style style:name="T68" style:family="text">
      <style:text-properties fo:font-weight="normal" officeooo:rsid="01e60176" style:font-weight-asian="normal" style:font-weight-complex="normal"/>
    </style:style>
    <style:style style:name="T69" style:family="text">
      <style:text-properties fo:font-weight="normal" officeooo:rsid="00e3805e" style:font-weight-asian="normal" style:font-weight-complex="normal"/>
    </style:style>
    <style:style style:name="T70" style:family="text">
      <style:text-properties fo:font-weight="bold" officeooo:rsid="00e3805e" style:font-weight-asian="bold" style:font-weight-complex="bold"/>
    </style:style>
    <style:style style:name="T71" style:family="text">
      <style:text-properties fo:font-weight="normal" officeooo:rsid="01da14c5" style:font-weight-asian="normal" style:font-weight-complex="normal"/>
    </style:style>
    <style:style style:name="T72" style:family="text">
      <style:text-properties fo:font-weight="bold" officeooo:rsid="01da14c5" style:font-weight-asian="bold" style:font-weight-complex="bold"/>
    </style:style>
    <style:style style:name="T73" style:family="text">
      <style:text-properties fo:font-weight="normal" officeooo:rsid="01bafc46" style:font-weight-asian="normal" style:font-weight-complex="normal"/>
    </style:style>
    <style:style style:name="T74" style:family="text">
      <style:text-properties fo:font-weight="normal" officeooo:rsid="01b8e959" style:font-weight-asian="normal" style:font-weight-complex="normal"/>
    </style:style>
    <style:style style:name="T75" style:family="text">
      <style:text-properties fo:font-weight="normal" officeooo:rsid="025c3e24" style:font-weight-asian="normal" style:font-weight-complex="normal"/>
    </style:style>
    <style:style style:name="T76" style:family="text">
      <style:text-properties fo:font-weight="normal" officeooo:rsid="004ebe68" style:font-weight-asian="normal" style:font-weight-complex="normal"/>
    </style:style>
    <style:style style:name="T77" style:family="text">
      <style:text-properties fo:font-weight="normal" officeooo:rsid="002aeaaf" style:font-weight-asian="normal" style:font-weight-complex="normal"/>
    </style:style>
    <style:style style:name="T78" style:family="text">
      <style:text-properties fo:font-weight="normal" officeooo:rsid="01e3b7d6" style:font-weight-asian="normal" style:font-weight-complex="normal"/>
    </style:style>
    <style:style style:name="T79" style:family="text">
      <style:text-properties fo:font-weight="normal" officeooo:rsid="00ecd9ea" style:font-weight-asian="normal" style:font-weight-complex="normal"/>
    </style:style>
    <style:style style:name="T80" style:family="text">
      <style:text-properties fo:font-weight="normal" officeooo:rsid="00f012b4" style:font-weight-asian="normal" style:font-weight-complex="normal"/>
    </style:style>
    <style:style style:name="T81" style:family="text">
      <style:text-properties fo:font-weight="normal" officeooo:rsid="00e36415" style:font-weight-asian="normal" style:font-weight-complex="normal"/>
    </style:style>
    <style:style style:name="T82" style:family="text">
      <style:text-properties fo:font-weight="normal" officeooo:rsid="00e5a020" style:font-weight-asian="normal" style:font-weight-complex="normal"/>
    </style:style>
    <style:style style:name="T83" style:family="text">
      <style:text-properties fo:font-weight="normal" officeooo:rsid="01e05cfd" style:font-weight-asian="normal" style:font-weight-complex="normal"/>
    </style:style>
    <style:style style:name="T84" style:family="text">
      <style:text-properties officeooo:rsid="00e36415"/>
    </style:style>
    <style:style style:name="T85" style:family="text">
      <style:text-properties fo:font-weight="normal" officeooo:rsid="00df1859" style:font-weight-asian="normal" style:font-weight-complex="normal"/>
    </style:style>
    <style:style style:name="T86" style:family="text">
      <style:text-properties fo:font-weight="normal" officeooo:rsid="01ab085f" style:font-weight-asian="normal" style:font-weight-complex="normal"/>
    </style:style>
    <style:style style:name="T87" style:family="text">
      <style:text-properties fo:font-weight="normal" officeooo:rsid="01aed790" style:font-weight-asian="normal" style:font-weight-complex="normal"/>
    </style:style>
    <style:style style:name="T88" style:family="text">
      <style:text-properties fo:font-weight="bold" officeooo:rsid="01aed790" style:font-weight-asian="bold" style:font-weight-complex="bold"/>
    </style:style>
    <style:style style:name="T89" style:family="text">
      <style:text-properties fo:font-weight="bold" officeooo:rsid="01afbae2" style:font-weight-asian="bold" style:font-weight-complex="bold"/>
    </style:style>
    <style:style style:name="T90" style:family="text">
      <style:text-properties fo:font-weight="normal" officeooo:rsid="01bb38a2" style:font-weight-asian="normal" style:font-weight-complex="normal"/>
    </style:style>
    <style:style style:name="T91" style:family="text">
      <style:text-properties fo:font-weight="normal" officeooo:rsid="01493e35"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1bb38a2" style:font-weight-asian="bold" style:font-weight-complex="bold"/>
    </style:style>
    <style:style style:name="T94" style:family="text">
      <style:text-properties officeooo:rsid="01fa4489"/>
    </style:style>
    <style:style style:name="T95" style:family="text">
      <style:text-properties officeooo:rsid="01d15ea1"/>
    </style:style>
    <style:style style:name="T96" style:family="text">
      <style:text-properties officeooo:rsid="0207ebc3"/>
    </style:style>
    <style:style style:name="T97" style:family="text">
      <style:text-properties officeooo:rsid="01593045"/>
    </style:style>
    <style:style style:name="T98" style:family="text">
      <style:text-properties officeooo:rsid="016ffd19"/>
    </style:style>
    <style:style style:name="T99" style:family="text">
      <style:text-properties officeooo:rsid="01959229"/>
    </style:style>
    <style:style style:name="T100" style:family="text">
      <style:text-properties officeooo:rsid="0187587e"/>
    </style:style>
    <style:style style:name="T101" style:family="text">
      <style:text-properties officeooo:rsid="02024f1f"/>
    </style:style>
    <style:style style:name="T102" style:family="text">
      <style:text-properties officeooo:rsid="02399201"/>
    </style:style>
    <style:style style:name="T103" style:family="text">
      <style:text-properties officeooo:rsid="018924c9"/>
    </style:style>
    <style:style style:name="T104" style:family="text">
      <style:text-properties officeooo:rsid="00a397df"/>
    </style:style>
    <style:style style:name="T105" style:family="text">
      <style:text-properties officeooo:rsid="0113a403"/>
    </style:style>
    <style:style style:name="T106" style:family="text">
      <style:text-properties officeooo:rsid="01143ffc"/>
    </style:style>
    <style:style style:name="T107" style:family="text">
      <style:text-properties officeooo:rsid="012d46e1"/>
    </style:style>
    <style:style style:name="T108" style:family="text">
      <style:text-properties officeooo:rsid="01b9d4bf"/>
    </style:style>
    <style:style style:name="T109" style:family="text">
      <style:text-properties officeooo:rsid="02446d16"/>
    </style:style>
    <style:style style:name="T110" style:family="text">
      <style:text-properties officeooo:rsid="02532cde"/>
    </style:style>
    <style:style style:name="T111" style:family="text">
      <style:text-properties officeooo:rsid="00dc88d0"/>
    </style:style>
    <style:style style:name="T112" style:family="text">
      <style:text-properties officeooo:rsid="01f669d9"/>
    </style:style>
    <style:style style:name="T113" style:family="text">
      <style:text-properties officeooo:rsid="013f9302"/>
    </style:style>
    <style:style style:name="T114" style:family="text">
      <style:text-properties officeooo:rsid="011ef5e1"/>
    </style:style>
    <style:style style:name="T115" style:family="text">
      <style:text-properties officeooo:rsid="022807e7"/>
    </style:style>
    <style:style style:name="T116" style:family="text">
      <style:text-properties officeooo:rsid="008966e4"/>
    </style:style>
    <style:style style:name="T117" style:family="text">
      <style:text-properties officeooo:rsid="00654f10"/>
    </style:style>
    <style:style style:name="T118" style:family="text">
      <style:text-properties officeooo:rsid="01332c51"/>
    </style:style>
    <style:style style:name="T119" style:family="text">
      <style:text-properties officeooo:rsid="01dab7ba"/>
    </style:style>
    <style:style style:name="T120" style:family="text">
      <style:text-properties officeooo:rsid="00b750c7"/>
    </style:style>
    <style:style style:name="T121" style:family="text">
      <style:text-properties officeooo:rsid="012e50f5"/>
    </style:style>
    <style:style style:name="T122" style:family="text">
      <style:text-properties officeooo:rsid="0219f54a"/>
    </style:style>
    <style:style style:name="T123" style:family="text">
      <style:text-properties officeooo:rsid="015550dc"/>
    </style:style>
    <style:style style:name="T124" style:family="text">
      <style:text-properties officeooo:rsid="0131cd19"/>
    </style:style>
    <style:style style:name="T125" style:family="text">
      <style:text-properties officeooo:rsid="006f0aad"/>
    </style:style>
    <style:style style:name="T126" style:family="text">
      <style:text-properties officeooo:rsid="00bbf3e8"/>
    </style:style>
    <style:style style:name="T127" style:family="text">
      <style:text-properties officeooo:rsid="00aa0d27"/>
    </style:style>
    <style:style style:name="T128" style:family="text">
      <style:text-properties officeooo:rsid="01e8655d"/>
    </style:style>
    <style:style style:name="T129" style:family="text">
      <style:text-properties officeooo:rsid="01e76a61"/>
    </style:style>
    <style:style style:name="T130" style:family="text">
      <style:text-properties officeooo:rsid="01687d05"/>
    </style:style>
    <style:style style:name="T131" style:family="text">
      <style:text-properties officeooo:rsid="020bafef"/>
    </style:style>
    <style:style style:name="T132" style:family="text">
      <style:text-properties officeooo:rsid="01cf7b88"/>
    </style:style>
    <style:style style:name="T133" style:family="text">
      <style:text-properties officeooo:rsid="012fed38"/>
    </style:style>
    <style:style style:name="T134" style:family="text">
      <style:text-properties officeooo:rsid="012f012a"/>
    </style:style>
    <style:style style:name="T135" style:family="text">
      <style:text-properties officeooo:rsid="02397b46"/>
    </style:style>
    <style:style style:name="T136" style:family="text">
      <style:text-properties officeooo:rsid="0076abf9"/>
    </style:style>
    <style:style style:name="T137" style:family="text">
      <style:text-properties officeooo:rsid="01421caa"/>
    </style:style>
    <style:style style:name="T138" style:family="text">
      <style:text-properties officeooo:rsid="012ce19f"/>
    </style:style>
    <style:style style:name="T139" style:family="text">
      <style:text-properties officeooo:rsid="00431133"/>
    </style:style>
    <style:style style:name="T140" style:family="text">
      <style:text-properties officeooo:rsid="012e2488"/>
    </style:style>
    <style:style style:name="T141" style:family="text">
      <style:text-properties officeooo:rsid="00b594ee"/>
    </style:style>
    <style:style style:name="T142" style:family="text">
      <style:text-properties officeooo:rsid="017ed491"/>
    </style:style>
    <style:style style:name="T143" style:family="text">
      <style:text-properties officeooo:rsid="00b35597"/>
    </style:style>
    <style:style style:name="T144" style:family="text">
      <style:text-properties officeooo:rsid="01a9773b"/>
    </style:style>
    <style:style style:name="T145" style:family="text">
      <style:text-properties officeooo:rsid="016ddee8"/>
    </style:style>
    <style:style style:name="T146" style:family="text">
      <style:text-properties officeooo:rsid="0062d714"/>
    </style:style>
    <style:style style:name="T147" style:family="text">
      <style:text-properties officeooo:rsid="01c33a66"/>
    </style:style>
    <style:style style:name="T148" style:family="text">
      <style:text-properties officeooo:rsid="017b224a"/>
    </style:style>
    <style:style style:name="T149" style:family="text">
      <style:text-properties officeooo:rsid="01781014"/>
    </style:style>
    <style:style style:name="T150" style:family="text">
      <style:text-properties officeooo:rsid="017989dd"/>
    </style:style>
    <style:style style:name="T151" style:family="text">
      <style:text-properties officeooo:rsid="013d6524"/>
    </style:style>
    <style:style style:name="T152" style:family="text">
      <style:text-properties officeooo:rsid="010d9d28"/>
    </style:style>
    <style:style style:name="T153" style:family="text">
      <style:text-properties officeooo:rsid="003d0fc0"/>
    </style:style>
    <style:style style:name="T154" style:family="text">
      <style:text-properties officeooo:rsid="01bd3b11"/>
    </style:style>
    <style:style style:name="T155" style:family="text">
      <style:text-properties officeooo:rsid="003a7db3"/>
    </style:style>
    <style:style style:name="T156" style:family="text">
      <style:text-properties officeooo:rsid="01360b6d"/>
    </style:style>
    <style:style style:name="T157" style:family="text">
      <style:text-properties officeooo:rsid="005ff68c"/>
    </style:style>
    <style:style style:name="T158" style:family="text">
      <style:text-properties officeooo:rsid="00db4855"/>
    </style:style>
    <style:style style:name="T159" style:family="text">
      <style:text-properties officeooo:rsid="017488cf"/>
    </style:style>
    <style:style style:name="T160" style:family="text">
      <style:text-properties officeooo:rsid="0175b9f6"/>
    </style:style>
    <style:style style:name="T161" style:family="text">
      <style:text-properties officeooo:rsid="0171c287"/>
    </style:style>
    <style:style style:name="T162" style:family="text">
      <style:text-properties officeooo:rsid="010aded4"/>
    </style:style>
    <style:style style:name="T163" style:family="text">
      <style:text-properties officeooo:rsid="020941b1"/>
    </style:style>
    <style:style style:name="T164" style:family="text">
      <style:text-properties officeooo:rsid="012bbeb1"/>
    </style:style>
    <style:style style:name="T165" style:family="text">
      <style:text-properties officeooo:rsid="01d02444"/>
    </style:style>
    <style:style style:name="T166" style:family="text">
      <style:text-properties officeooo:rsid="022b8476"/>
    </style:style>
    <style:style style:name="T167" style:family="text">
      <style:text-properties officeooo:rsid="014e1240"/>
    </style:style>
    <style:style style:name="T168" style:family="text">
      <style:text-properties officeooo:rsid="005793b1"/>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officeooo:rsid="00555b50"/>
    </style:style>
    <style:style style:name="T172" style:family="text">
      <style:text-properties officeooo:rsid="01c56502"/>
    </style:style>
    <style:style style:name="T173" style:family="text">
      <style:text-properties officeooo:rsid="01c75d00"/>
    </style:style>
    <style:style style:name="T174" style:family="text">
      <style:text-properties officeooo:rsid="01c7a35a"/>
    </style:style>
    <style:style style:name="T175" style:family="text">
      <style:text-properties officeooo:rsid="00577cca"/>
    </style:style>
    <style:style style:name="T176" style:family="text">
      <style:text-properties officeooo:rsid="0055a03b"/>
    </style:style>
    <style:style style:name="T177" style:family="text">
      <style:text-properties officeooo:rsid="00503e9c"/>
    </style:style>
    <style:style style:name="T178" style:family="text">
      <style:text-properties officeooo:rsid="005195ae"/>
    </style:style>
    <style:style style:name="T179"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9</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B2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B24"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B25"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B26"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B27"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B28"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B29"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B30"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1"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B3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B34"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5"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B36"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B37"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38"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39"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B40"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B41"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B4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B4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B44"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B45"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B46"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B47"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B48"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B49"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B50"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B51"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B5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B5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B54"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B55"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B56"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7"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B58"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B59"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B60"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B61"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B6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4"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5"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6"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B67"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B68"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B69"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B70"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B71"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B7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B7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B74"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B75"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B76"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B77"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B78"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B79"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0"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B81"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B8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B8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4"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B85"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B86"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B87"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8"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9"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B90"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B91"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B9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B9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B94"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B95"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B96"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7"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B98"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9"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0"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1"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B10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B10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B104"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B105"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6"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B107"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B108"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B109"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0"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11"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B11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B114"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5"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6"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7"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B118"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B119"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B120"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B121"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B12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B12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B124"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B125"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B126"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B127"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B128"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B129"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B130"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B131"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B13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B133" office:value-type="string">
            <text:h text:style-name="P8" text:outline-level="1">Pace of player foot changing whilst walking.</text:h>
          </table:table-cell>
        </table:table-row>
        <table:table-row table:style-name="Table1.2">
          <table:table-cell table:style-name="Table1.A2" office:value-type="string">
            <text:h text:style-name="P48" text:outline-level="1">forcefullscreen</text:h>
          </table:table-cell>
          <table:table-cell table:style-name="Table1.B134" office:value-type="string">
            <text:h text:style-name="P48" text:outline-level="1">Forces VaME to launch in fullscreen mode. 1 = yes. 0 = no.</text:h>
          </table:table-cell>
        </table:table-row>
        <table:table-row table:style-name="Table1.2">
          <table:table-cell table:style-name="Table1.A3" office:value-type="string">
            <text:h text:style-name="P49" text:outline-level="1">forcewindowed</text:h>
          </table:table-cell>
          <table:table-cell table:style-name="Table1.B135" office:value-type="string">
            <text:h text:style-name="P49"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B136" office:value-type="string">
            <text:h text:style-name="P8" text:outline-level="1">Calculated frames per second</text:h>
          </table:table-cell>
        </table:table-row>
        <table:table-row table:style-name="Table1.42">
          <table:table-cell table:style-name="Table1.A3" office:value-type="string">
            <text:h text:style-name="P50" text:outline-level="1">framecount</text:h>
          </table:table-cell>
          <table:table-cell table:style-name="Table1.B137" office:value-type="string">
            <text:h text:style-name="P50"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8" office:value-type="string">
            <text:h text:style-name="P8" text:outline-level="1">Counts number of frames pushed to screen</text:h>
          </table:table-cell>
        </table:table-row>
        <table:table-row table:style-name="Table1.1">
          <table:table-cell table:style-name="Table1.A3" office:value-type="string">
            <text:h text:style-name="P51" text:outline-level="1">galleryarrowlx</text:h>
          </table:table-cell>
          <table:table-cell table:style-name="Table1.B139" office:value-type="string">
            <text:h text:style-name="P51" text:outline-level="1">X position of the left gallery arrow</text:h>
          </table:table-cell>
        </table:table-row>
        <table:table-row table:style-name="Table1.1">
          <table:table-cell table:style-name="Table1.A2" office:value-type="string">
            <text:h text:style-name="P51" text:outline-level="1">galleryarrowly</text:h>
          </table:table-cell>
          <table:table-cell table:style-name="Table1.B140" office:value-type="string">
            <text:h text:style-name="P51" text:outline-level="1">Y position of the left gallery arrow</text:h>
          </table:table-cell>
        </table:table-row>
        <table:table-row table:style-name="Table1.43">
          <table:table-cell table:style-name="Table1.A3" office:value-type="string">
            <text:h text:style-name="P51" text:outline-level="1">galleryarrowrx</text:h>
          </table:table-cell>
          <table:table-cell table:style-name="Table1.B141" office:value-type="string">
            <text:h text:style-name="P51" text:outline-level="1">X position of the right gallery arrow</text:h>
          </table:table-cell>
        </table:table-row>
        <table:table-row table:style-name="Table1.43">
          <table:table-cell table:style-name="Table1.A2" office:value-type="string">
            <text:h text:style-name="P51" text:outline-level="1">galleryarrowry</text:h>
          </table:table-cell>
          <table:table-cell table:style-name="Table1.B142" office:value-type="string">
            <text:h text:style-name="P51" text:outline-level="1">Y position of the right gallery arrow</text:h>
          </table:table-cell>
        </table:table-row>
        <table:table-row table:style-name="Table1.2">
          <table:table-cell table:style-name="Table1.A3" office:value-type="string">
            <text:h text:style-name="P52" text:outline-level="1">gametime</text:h>
          </table:table-cell>
          <table:table-cell table:style-name="Table1.B143" office:value-type="string">
            <text:h text:style-name="P52" text:outline-level="1">Amount of time save file has been played.</text:h>
          </table:table-cell>
        </table:table-row>
        <table:table-row table:style-name="Table1.43">
          <table:table-cell table:style-name="Table1.A2" office:value-type="string">
            <text:p text:style-name="P11">givex</text:p>
          </table:table-cell>
          <table:table-cell table:style-name="Table1.B144"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45" office:value-type="string">
            <text:h text:style-name="P8" text:outline-level="1">Loops per second / fps engine performs. Set to 0 if uncapped. </text:h>
          </table:table-cell>
        </table:table-row>
        <table:table-row table:style-name="Table1.1">
          <table:table-cell table:style-name="Table1.A2" office:value-type="string">
            <text:h text:style-name="P8" text:outline-level="1">hud</text:h>
          </table:table-cell>
          <table:table-cell table:style-name="Table1.B146" office:value-type="string">
            <text:h text:style-name="P8" text:outline-level="1">Developer HUD type.</text:h>
          </table:table-cell>
        </table:table-row>
        <table:table-row table:style-name="Table1.2">
          <table:table-cell table:style-name="Table1.A3" office:value-type="string">
            <text:h text:style-name="P53" text:outline-level="1">hunterd</text:h>
          </table:table-cell>
          <table:table-cell table:style-name="Table1.B147" office:value-type="string">
            <text:h text:style-name="P53" text:outline-level="1">Direction of hunter player</text:h>
          </table:table-cell>
        </table:table-row>
        <text:soft-page-break/>
        <table:table-row table:style-name="Table1.43">
          <table:table-cell table:style-name="Table1.A2" office:value-type="string">
            <text:h text:style-name="P54" text:outline-level="1">hunterspawncol</text:h>
          </table:table-cell>
          <table:table-cell table:style-name="Table1.B148" office:value-type="string">
            <text:h text:style-name="P54" text:outline-level="1">Used to count number of collisions hit during a hunter player spawn</text:h>
          </table:table-cell>
        </table:table-row>
        <table:table-row table:style-name="Table1.43">
          <table:table-cell table:style-name="Table1.A3" office:value-type="string">
            <text:h text:style-name="P53" text:outline-level="1">hunterx</text:h>
          </table:table-cell>
          <table:table-cell table:style-name="Table1.B149" office:value-type="string">
            <text:h text:style-name="P53" text:outline-level="1">X location of hunter player</text:h>
          </table:table-cell>
        </table:table-row>
        <table:table-row table:style-name="Table1.43">
          <table:table-cell table:style-name="Table1.A2" office:value-type="string">
            <text:h text:style-name="P53" text:outline-level="1">huntery</text:h>
          </table:table-cell>
          <table:table-cell table:style-name="Table1.B150" office:value-type="string">
            <text:h text:style-name="P53" text:outline-level="1">Y location of hunter player</text:h>
          </table:table-cell>
        </table:table-row>
        <table:table-row table:style-name="Table1.1">
          <table:table-cell table:style-name="Table1.A3" office:value-type="string">
            <text:h text:style-name="P55" text:outline-level="1">huntmap</text:h>
          </table:table-cell>
          <table:table-cell table:style-name="Table1.B151" office:value-type="string">
            <text:h text:style-name="P55" text:outline-level="1">What map the hunter is on.</text:h>
          </table:table-cell>
        </table:table-row>
        <table:table-row table:style-name="Table1.1">
          <table:table-cell table:style-name="Table1.A2" office:value-type="string">
            <text:h text:style-name="P56" text:outline-level="1">huntmap2</text:h>
          </table:table-cell>
          <table:table-cell table:style-name="Table1.B152" office:value-type="string">
            <text:h text:style-name="P56" text:outline-level="1">What map the hunter is on. Used to compare with huntmap to see if the hunter needs to change map.</text:h>
          </table:table-cell>
        </table:table-row>
        <table:table-row table:style-name="Table1.43">
          <table:table-cell table:style-name="Table1.A3" office:value-type="string">
            <text:h text:style-name="P57" text:outline-level="1">huntmode</text:h>
          </table:table-cell>
          <table:table-cell table:style-name="Table1.B153" office:value-type="string">
            <text:h text:style-name="P57" text:outline-level="1">If hunter players are active. 0 = no. 1 = yes.</text:h>
          </table:table-cell>
        </table:table-row>
        <table:table-row table:style-name="Table1.2">
          <table:table-cell table:style-name="Table1.A2" office:value-type="string">
            <text:h text:style-name="P58" text:outline-level="1">huntroll</text:h>
          </table:table-cell>
          <table:table-cell table:style-name="Table1.B154" office:value-type="string">
            <text:h text:style-name="P58" text:outline-level="1">Used to roll RNG for the next hunter movement</text:h>
          </table:table-cell>
        </table:table-row>
        <table:table-row table:style-name="Table1.1">
          <table:table-cell table:style-name="Table1.A3" office:value-type="string">
            <text:h text:style-name="P59" text:outline-level="1">huntstatus</text:h>
          </table:table-cell>
          <table:table-cell table:style-name="Table1.B155" office:value-type="string">
            <text:h text:style-name="P59" text:outline-level="1">What behaviour the hunter is on. <text:span text:style-name="T14">0 = time to decide. </text:span>1 = still. 2 = <text:span text:style-name="T15">wander</text:span>. 3 = run. <text:span text:style-name="T15">4 = change map.</text:span></text:h>
          </table:table-cell>
        </table:table-row>
        <table:table-row table:style-name="Table1.1">
          <table:table-cell table:style-name="Table1.A2" office:value-type="string">
            <text:h text:style-name="P59" text:outline-level="1">huntstatus2</text:h>
          </table:table-cell>
          <table:table-cell table:style-name="Table1.B156" office:value-type="string">
            <text:h text:style-name="P59" text:outline-level="1">Used to compare with huntstatus</text:h>
          </table:table-cell>
        </table:table-row>
        <table:table-row table:style-name="Table1.2">
          <table:table-cell table:style-name="Table1.A3" office:value-type="string">
            <text:h text:style-name="P60" text:outline-level="1">hunttemp(no)</text:h>
          </table:table-cell>
          <table:table-cell table:style-name="Table1.B157" office:value-type="string">
            <text:h text:style-name="P60" text:outline-level="1">Temp hunter player value array</text:h>
          </table:table-cell>
        </table:table-row>
        <table:table-row table:style-name="Table1.43">
          <table:table-cell table:style-name="Table1.A2" office:value-type="string">
            <text:h text:style-name="P60" text:outline-level="1">hunttriggerexit(no)</text:h>
          </table:table-cell>
          <table:table-cell table:style-name="Table1.B158" office:value-type="string">
            <text:h text:style-name="P60" text:outline-level="1">Array of exit trigger values for hunter player</text:h>
          </table:table-cell>
        </table:table-row>
        <table:table-row table:style-name="Table1.2">
          <table:table-cell table:style-name="Table1.A3" office:value-type="string">
            <text:h text:style-name="P60" text:outline-level="1">hunttriggerno</text:h>
          </table:table-cell>
          <table:table-cell table:style-name="Table1.B159" office:value-type="string">
            <text:h text:style-name="P60" text:outline-level="1">Number of triggers on map that hunter is on</text:h>
          </table:table-cell>
        </table:table-row>
        <table:table-row table:style-name="Table1.2">
          <table:table-cell table:style-name="Table1.A2" office:value-type="string">
            <text:h text:style-name="P61" text:outline-level="1">ifaward</text:h>
          </table:table-cell>
          <table:table-cell table:style-name="Table1.B160" office:value-type="string">
            <text:h text:style-name="P61" text:outline-level="1">Number of award being checked</text:h>
          </table:table-cell>
        </table:table-row>
        <table:table-row table:style-name="Table1.2">
          <table:table-cell table:style-name="Table1.A3" office:value-type="string">
            <text:h text:style-name="P62" text:outline-level="1">ifawardno</text:h>
          </table:table-cell>
          <table:table-cell table:style-name="Table1.B161" office:value-type="string">
            <text:h text:style-name="P62" text:outline-level="1">Number of times in script chain the ‘ifaward’ command has been run</text:h>
          </table:table-cell>
        </table:table-row>
        <table:table-row table:style-name="Table1.2">
          <table:table-cell table:style-name="Table1.A2" office:value-type="string">
            <text:h text:style-name="P61" text:outline-level="1">ifawardresult</text:h>
          </table:table-cell>
          <table:table-cell table:style-name="Table1.B162" office:value-type="string">
            <text:h text:style-name="P61" text:outline-level="1">Result of award checking. 1 = award granted. 0 = award not granted.</text:h>
          </table:table-cell>
        </table:table-row>
        <table:table-row table:style-name="Table1.42">
          <table:table-cell table:style-name="Table1.A3" office:value-type="string">
            <text:h text:style-name="P63" text:outline-level="1">ifcheckpointno</text:h>
          </table:table-cell>
          <table:table-cell table:style-name="Table1.B163" office:value-type="string">
            <text:h text:style-name="P63"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B164" office:value-type="string">
            <text:p text:style-name="P11">Result of ifcheckpoint enquiry. 1 = checkpoint active. 0 = checkpoint inactive.</text:p>
          </table:table-cell>
        </table:table-row>
        <table:table-row table:style-name="Table1.1">
          <table:table-cell table:style-name="Table1.A3" office:value-type="string">
            <text:h text:style-name="P64" text:outline-level="1">ifcontrolno</text:h>
          </table:table-cell>
          <table:table-cell table:style-name="Table1.B165" office:value-type="string">
            <text:h text:style-name="P64" text:outline-level="1">Number of times ifcontrol has been used in a script chain.</text:h>
          </table:table-cell>
        </table:table-row>
        <table:table-row table:style-name="Table1.1">
          <table:table-cell table:style-name="Table1.A2" office:value-type="string">
            <text:h text:style-name="P65" text:outline-level="1">ifcontrolresult</text:h>
          </table:table-cell>
          <table:table-cell table:style-name="Table1.B166" office:value-type="string">
            <text:h text:style-name="P65"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B167" office:value-type="string">
            <text:p text:style-name="P11">Amount of currency ifcurrency should check.</text:p>
          </table:table-cell>
        </table:table-row>
        <table:table-row table:style-name="Table1.2">
          <table:table-cell table:style-name="Table1.A2" office:value-type="string">
            <text:h text:style-name="P63" text:outline-level="1">ifcurrencyno</text:h>
          </table:table-cell>
          <table:table-cell table:style-name="Table1.B168" office:value-type="string">
            <text:h text:style-name="P63"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B169" office:value-type="string">
            <text:p text:style-name="P11">Result of ifcurrency enquiry. 1 = enough currency found. 0 = not enough currency found.</text:p>
          </table:table-cell>
        </table:table-row>
        <table:table-row table:style-name="Table1.1">
          <table:table-cell table:style-name="Table1.A2" office:value-type="string">
            <text:h text:style-name="P63" text:outline-level="1">ifdirectionno</text:h>
          </table:table-cell>
          <table:table-cell table:style-name="Table1.B170" office:value-type="string">
            <text:h text:style-name="P63"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B171" office:value-type="string">
            <text:p text:style-name="P11">Tels engine if requested pocket item has been marked “gone forever” or not. 2 = item gone. (anything else) = item available.</text:p>
          </table:table-cell>
        </table:table-row>
        <table:table-row table:style-name="Table1.1">
          <table:table-cell table:style-name="Table1.A2" office:value-type="string">
            <text:h text:style-name="P63" text:outline-level="1">ifgoneno</text:h>
          </table:table-cell>
          <table:table-cell table:style-name="Table1.B172" office:value-type="string">
            <text:h text:style-name="P63" text:outline-level="1">Number of times a ‘ifgone’ command has <text:soft-page-break/>been run during a script</text:h>
          </table:table-cell>
        </table:table-row>
        <table:table-row table:style-name="Table1.1">
          <table:table-cell table:style-name="Table1.A3" office:value-type="string">
            <text:p text:style-name="P11">ifholding</text:p>
          </table:table-cell>
          <table:table-cell table:style-name="Table1.B173" office:value-type="string">
            <text:p text:style-name="P11">Result of ifholding enquiry. 1 = item found. 0 = item not found.</text:p>
          </table:table-cell>
        </table:table-row>
        <table:table-row table:style-name="Table1.2">
          <table:table-cell table:style-name="Table1.A2" office:value-type="string">
            <text:h text:style-name="P63" text:outline-level="1">ifholdingno</text:h>
          </table:table-cell>
          <table:table-cell table:style-name="Table1.B174" office:value-type="string">
            <text:h text:style-name="P63"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75" office:value-type="string">
            <text:p text:style-name="P11">Tells engine what map number to query. </text:p>
          </table:table-cell>
        </table:table-row>
        <table:table-row table:style-name="Table1.2">
          <table:table-cell table:style-name="Table1.A2" office:value-type="string">
            <text:h text:style-name="P63" text:outline-level="1">ifmapnono</text:h>
          </table:table-cell>
          <table:table-cell table:style-name="Table1.B176" office:value-type="string">
            <text:h text:style-name="P63" text:outline-level="1">Number of times a ‘ifmapno’ command has been run during a script</text:h>
          </table:table-cell>
        </table:table-row>
        <table:table-row table:style-name="Table1.2">
          <table:table-cell table:style-name="Table1.A3" office:value-type="string">
            <text:p text:style-name="P11">ifmapnoresult</text:p>
          </table:table-cell>
          <table:table-cell table:style-name="Table1.B177"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6">ifmodel</text:p>
          </table:table-cell>
          <table:table-cell table:style-name="Table1.B178" office:value-type="string">
            <text:p text:style-name="P66">Tells engine if the ‘ifmodel’ request is successful or not. 0 = no. 1 = yes.</text:p>
          </table:table-cell>
        </table:table-row>
        <table:table-row table:style-name="Table1.42">
          <table:table-cell table:style-name="Table1.A3" office:value-type="string">
            <text:h text:style-name="P63" text:outline-level="1">ifmodelno</text:h>
          </table:table-cell>
          <table:table-cell table:style-name="Table1.B179" office:value-type="string">
            <text:h text:style-name="P63"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B180" office:value-type="string">
            <text:p text:style-name="P11">Result of ifpocket enquiry. 1 = item found. 0 = item not found.</text:p>
          </table:table-cell>
        </table:table-row>
        <table:table-row table:style-name="Table1.42">
          <table:table-cell table:style-name="Table1.A3" office:value-type="string">
            <text:h text:style-name="P63" text:outline-level="1">ifpocketno</text:h>
          </table:table-cell>
          <table:table-cell table:style-name="Table1.B181" office:value-type="string">
            <text:h text:style-name="P63" text:outline-level="1">Number of times a ‘ifpocket’ command has been run during a script</text:h>
          </table:table-cell>
        </table:table-row>
        <table:table-row table:style-name="Table1.42">
          <table:table-cell table:style-name="Table1.A2" office:value-type="string">
            <text:h text:style-name="P67" text:outline-level="1">ifrandomno</text:h>
          </table:table-cell>
          <table:table-cell table:style-name="Table1.B182" office:value-type="string">
            <text:h text:style-name="P63" text:outline-level="1">Number of times a ‘if<text:span text:style-name="T16">random</text:span>’ command has been run during a script</text:h>
          </table:table-cell>
        </table:table-row>
        <table:table-row table:style-name="Table1.2">
          <table:table-cell table:style-name="Table1.A3" office:value-type="string">
            <text:h text:style-name="P67" text:outline-level="1">ifrandomresult</text:h>
          </table:table-cell>
          <table:table-cell table:style-name="Table1.B183" office:value-type="string">
            <text:p text:style-name="P11">Result of if<text:span text:style-name="T16">random</text:span> enquiry. 1 = conditions<text:span text:style-name="T16"> met</text:span>. 0 = <text:span text:style-name="T16">conditions not met</text:span>.</text:p>
          </table:table-cell>
        </table:table-row>
        <table:table-row table:style-name="Table1.42">
          <table:table-cell table:style-name="Table1.A2" office:value-type="string">
            <text:h text:style-name="P68" text:outline-level="1">ifselectobject</text:h>
          </table:table-cell>
          <table:table-cell table:style-name="Table1.B184" office:value-type="string">
            <text:h text:style-name="P68" text:outline-level="1">If ifselectobject matches selectobject$. 1 = yes. 0 = no.</text:h>
          </table:table-cell>
        </table:table-row>
        <table:table-row table:style-name="Table1.43">
          <table:table-cell table:style-name="Table1.A3" office:value-type="string">
            <text:h text:style-name="P69" text:outline-level="1">ifvalueno</text:h>
          </table:table-cell>
          <table:table-cell table:style-name="Table1.B185" office:value-type="string">
            <text:h text:style-name="P69" text:outline-level="1">Number of times ifvalue command has been run in script chain</text:h>
          </table:table-cell>
        </table:table-row>
        <table:table-row table:style-name="Table1.1">
          <table:table-cell table:style-name="Table1.A2" office:value-type="string">
            <text:h text:style-name="P69" text:outline-level="1">ifvalueresult</text:h>
          </table:table-cell>
          <table:table-cell table:style-name="Table1.B186" office:value-type="string">
            <text:h text:style-name="P69" text:outline-level="1">Result of ifvalue command. 0 = no. 1 = yes.</text:h>
          </table:table-cell>
        </table:table-row>
        <table:table-row table:style-name="Table1.43">
          <table:table-cell table:style-name="Table1.A3" office:value-type="string">
            <text:h text:style-name="P52" text:outline-level="1">igametime</text:h>
          </table:table-cell>
          <table:table-cell table:style-name="Table1.B187" office:value-type="string">
            <text:h text:style-name="P52" text:outline-level="1">Initial amount of time played in save file when loaded.</text:h>
          </table:table-cell>
        </table:table-row>
        <table:table-row table:style-name="Table1.42">
          <table:table-cell table:style-name="Table1.A2" office:value-type="string">
            <text:h text:style-name="P70" text:outline-level="1">imode</text:h>
          </table:table-cell>
          <table:table-cell table:style-name="Table1.B188" office:value-type="string">
            <text:h text:style-name="P70"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1" text:outline-level="1">installtype</text:h>
          </table:table-cell>
          <table:table-cell table:style-name="Table1.B189" office:value-type="string">
            <text:h text:style-name="P71" text:outline-level="1">What type of install the game has. 1 = <text:span text:style-name="T17">normal</text:span>. 2 = <text:span text:style-name="T17">flatpak.</text:span></text:h>
          </table:table-cell>
        </table:table-row>
        <table:table-row table:style-name="Table1.2">
          <table:table-cell table:style-name="Table1.A2" office:value-type="string">
            <text:h text:style-name="P72" text:outline-level="1">iscripttimer</text:h>
          </table:table-cell>
          <table:table-cell table:style-name="Table1.B190" office:value-type="string">
            <text:h text:style-name="P72"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B191" office:value-type="string">
            <text:h text:style-name="P8" text:outline-level="1">Initial TIMER value when game launches</text:h>
          </table:table-cell>
        </table:table-row>
        <table:table-row table:style-name="Table1.43">
          <table:table-cell table:style-name="Table1.A2" office:value-type="string">
            <text:h text:style-name="P73" text:outline-level="1">keypresseddown</text:h>
          </table:table-cell>
          <table:table-cell table:style-name="Table1.B192" office:value-type="string">
            <text:h text:style-name="P73" text:outline-level="1">If DOWN key is registered as being pressed. 0 = not pressed. 1 = pressed.</text:h>
          </table:table-cell>
        </table:table-row>
        <table:table-row table:style-name="Table1.43">
          <table:table-cell table:style-name="Table1.A3" office:value-type="string">
            <text:h text:style-name="P73" text:outline-level="1">keypressedleft</text:h>
          </table:table-cell>
          <table:table-cell table:style-name="Table1.B193" office:value-type="string">
            <text:h text:style-name="P73" text:outline-level="1">If LEFT key is registered as being pressed. 0 = not pressed. 1 = pressed.</text:h>
          </table:table-cell>
        </table:table-row>
        <table:table-row table:style-name="Table1.43">
          <table:table-cell table:style-name="Table1.A2" office:value-type="string">
            <text:h text:style-name="P73" text:outline-level="1"><text:span text:style-name="T18">k</text:span>eypressedright</text:h>
          </table:table-cell>
          <table:table-cell table:style-name="Table1.B194" office:value-type="string">
            <text:h text:style-name="P73" text:outline-level="1">If RIGHT key is registered as being pressed. 0 = not pressed. 1 = pressed.</text:h>
          </table:table-cell>
        </table:table-row>
        <text:soft-page-break/>
        <table:table-row table:style-name="Table1.43">
          <table:table-cell table:style-name="Table1.A3" office:value-type="string">
            <text:h text:style-name="P73" text:outline-level="1">keypressedup</text:h>
          </table:table-cell>
          <table:table-cell table:style-name="Table1.B195" office:value-type="string">
            <text:h text:style-name="P73"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B196" office:value-type="string">
            <text:p text:style-name="P11">If walk left control is enabled. 1 = yes. 0 = no.</text:p>
          </table:table-cell>
        </table:table-row>
        <table:table-row table:style-name="Table1.43">
          <table:table-cell table:style-name="Table1.A3" office:value-type="string">
            <text:h text:style-name="P22" text:outline-level="1">lcontrolcode1</text:h>
          </table:table-cell>
          <table:table-cell table:style-name="Table1.B197" office:value-type="string">
            <text:h text:style-name="P22" text:outline-level="1">Hardware code for LEFT key (option 1)</text:h>
          </table:table-cell>
        </table:table-row>
        <table:table-row table:style-name="Table1.43">
          <table:table-cell table:style-name="Table1.A2" office:value-type="string">
            <text:h text:style-name="P22" text:outline-level="1">lcontrolcode2</text:h>
          </table:table-cell>
          <table:table-cell table:style-name="Table1.B198" office:value-type="string">
            <text:h text:style-name="P22" text:outline-level="1">Hardware code for LEFT key (option 2)</text:h>
          </table:table-cell>
        </table:table-row>
        <table:table-row table:style-name="Table1.43">
          <table:table-cell table:style-name="Table1.A3" office:value-type="string">
            <text:h text:style-name="P23" text:outline-level="1">lcontrolcode3</text:h>
          </table:table-cell>
          <table:table-cell table:style-name="Table1.B199" office:value-type="string">
            <text:h text:style-name="P23" text:outline-level="1">Hardware code for LEFT key (option 3)</text:h>
          </table:table-cell>
        </table:table-row>
        <table:table-row table:style-name="Table1.43">
          <table:table-cell table:style-name="Table1.A2" office:value-type="string">
            <text:h text:style-name="P23" text:outline-level="1">lcontrolcode4</text:h>
          </table:table-cell>
          <table:table-cell table:style-name="Table1.B200" office:value-type="string">
            <text:h text:style-name="P23" text:outline-level="1">Hardware code for LEFT key (option 4)</text:h>
          </table:table-cell>
        </table:table-row>
        <table:table-row table:style-name="Table1.43">
          <table:table-cell table:style-name="Table1.A3" office:value-type="string">
            <text:p text:style-name="P11">letcurrencycoloura</text:p>
          </table:table-cell>
          <table:table-cell table:style-name="Table1.B201" office:value-type="string">
            <text:p text:style-name="P11">Alpha transparency of letters in currency.</text:p>
          </table:table-cell>
        </table:table-row>
        <table:table-row table:style-name="Table1.43">
          <table:table-cell table:style-name="Table1.A2" office:value-type="string">
            <text:p text:style-name="P11">letcurrencycolourb</text:p>
          </table:table-cell>
          <table:table-cell table:style-name="Table1.B202"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B203" office:value-type="string">
            <text:p text:style-name="P11">Green colour of letters in currency.</text:p>
          </table:table-cell>
        </table:table-row>
        <table:table-row table:style-name="Table1.2">
          <table:table-cell table:style-name="Table1.A2" office:value-type="string">
            <text:p text:style-name="P11">letcurrencycolourr</text:p>
          </table:table-cell>
          <table:table-cell table:style-name="Table1.B204"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B205"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B206"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B207" office:value-type="string">
            <text:p text:style-name="P11">Green colour of default letters in menus.</text:p>
          </table:table-cell>
        </table:table-row>
        <table:table-row table:style-name="Table1.42">
          <table:table-cell table:style-name="Table1.A2" office:value-type="string">
            <text:p text:style-name="P11">letmenudefaultcolourr</text:p>
          </table:table-cell>
          <table:table-cell table:style-name="Table1.B208"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B209"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B210"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B211"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B21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B21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B214"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B215"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B216"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B217"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B218"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B219"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B220" office:value-type="string">
            <text:p text:style-name="P11">Red colour of selected letters in pockets.</text:p>
          </table:table-cell>
        </table:table-row>
        <table:table-row table:style-name="Table1.43">
          <table:table-cell table:style-name="Table1.A3" office:value-type="string">
            <text:p text:style-name="P11">letpromptcoloura</text:p>
          </table:table-cell>
          <table:table-cell table:style-name="Table1.B221" office:value-type="string">
            <text:p text:style-name="P11">Alpha transparency of letters in developer prompt.</text:p>
          </table:table-cell>
        </table:table-row>
        <table:table-row table:style-name="Table1.1">
          <table:table-cell table:style-name="Table1.A2" office:value-type="string">
            <text:p text:style-name="P11">letpromptcolourb</text:p>
          </table:table-cell>
          <table:table-cell table:style-name="Table1.B222" office:value-type="string">
            <text:p text:style-name="P11">Blue colour of letters in developer prompt.</text:p>
          </table:table-cell>
        </table:table-row>
        <table:table-row table:style-name="Table1.1">
          <table:table-cell table:style-name="Table1.A3" office:value-type="string">
            <text:p text:style-name="P11">letpromptcolourg</text:p>
          </table:table-cell>
          <table:table-cell table:style-name="Table1.B223" office:value-type="string">
            <text:p text:style-name="P11">Green colour of letters in developer prompt.</text:p>
          </table:table-cell>
        </table:table-row>
        <table:table-row table:style-name="Table1.2">
          <table:table-cell table:style-name="Table1.A2" office:value-type="string">
            <text:p text:style-name="P11">letpromptcolourr</text:p>
          </table:table-cell>
          <table:table-cell table:style-name="Table1.B224" office:value-type="string">
            <text:p text:style-name="P11">Red colour of letters in developer prompt.</text:p>
          </table:table-cell>
        </table:table-row>
        <text:soft-page-break/>
        <table:table-row table:style-name="Table1.43">
          <table:table-cell table:style-name="Table1.A3" office:value-type="string">
            <text:h text:style-name="P24" text:outline-level="1">letselectobjectcoloura</text:h>
          </table:table-cell>
          <table:table-cell table:style-name="Table1.B225" office:value-type="string">
            <text:h text:style-name="P24" text:outline-level="1">Alpha colour of letters in select object banner.</text:h>
          </table:table-cell>
        </table:table-row>
        <table:table-row table:style-name="Table1.43">
          <table:table-cell table:style-name="Table1.A2" office:value-type="string">
            <text:h text:style-name="P24" text:outline-level="1">letselectobjectcolourb</text:h>
          </table:table-cell>
          <table:table-cell table:style-name="Table1.B226" office:value-type="string">
            <text:h text:style-name="P24" text:outline-level="1">Blue colour of letters in select object banner.</text:h>
          </table:table-cell>
        </table:table-row>
        <table:table-row table:style-name="Table1.43">
          <table:table-cell table:style-name="Table1.A3" office:value-type="string">
            <text:h text:style-name="P24" text:outline-level="1">letselectobjectcolourg</text:h>
          </table:table-cell>
          <table:table-cell table:style-name="Table1.B227" office:value-type="string">
            <text:h text:style-name="P24" text:outline-level="1">Green colour of letters in select object banner.</text:h>
          </table:table-cell>
        </table:table-row>
        <table:table-row table:style-name="Table1.1">
          <table:table-cell table:style-name="Table1.A2" office:value-type="string">
            <text:h text:style-name="P24" text:outline-level="1">letselectobjectcolourr</text:h>
          </table:table-cell>
          <table:table-cell table:style-name="Table1.B228" office:value-type="string">
            <text:h text:style-name="P24" text:outline-level="1">Red colour of letters in select object banner.</text:h>
          </table:table-cell>
        </table:table-row>
        <table:table-row table:style-name="Table1.1">
          <table:table-cell table:style-name="Table1.A3" office:value-type="string">
            <text:p text:style-name="P11">letspeechcoloura</text:p>
          </table:table-cell>
          <table:table-cell table:style-name="Table1.B229" office:value-type="string">
            <text:p text:style-name="P11">Alpha transparency of letters in speech.</text:p>
          </table:table-cell>
        </table:table-row>
        <table:table-row table:style-name="Table1.1">
          <table:table-cell table:style-name="Table1.A2" office:value-type="string">
            <text:p text:style-name="P11">letspeechcolourb</text:p>
          </table:table-cell>
          <table:table-cell table:style-name="Table1.B230" office:value-type="string">
            <text:p text:style-name="P11">Blue colour of letters in speech.</text:p>
          </table:table-cell>
        </table:table-row>
        <table:table-row table:style-name="Table1.2">
          <table:table-cell table:style-name="Table1.A3" office:value-type="string">
            <text:p text:style-name="P11">letspeechcolourg</text:p>
          </table:table-cell>
          <table:table-cell table:style-name="Table1.B231" office:value-type="string">
            <text:p text:style-name="P11">Green colour of letters in speech.</text:p>
          </table:table-cell>
        </table:table-row>
        <table:table-row table:style-name="Table1.2">
          <table:table-cell table:style-name="Table1.A2" office:value-type="string">
            <text:p text:style-name="P11">letspeechcolourr</text:p>
          </table:table-cell>
          <table:table-cell table:style-name="Table1.B232" office:value-type="string">
            <text:p text:style-name="P11">Red colour of letters in speech.</text:p>
          </table:table-cell>
        </table:table-row>
        <table:table-row table:style-name="Table1.1">
          <table:table-cell table:style-name="Table1.A3" office:value-type="string">
            <text:p text:style-name="P11">letterminalcoloura</text:p>
          </table:table-cell>
          <table:table-cell table:style-name="Table1.B233" office:value-type="string">
            <text:p text:style-name="P11">Alpha transparency of letters in terminals.</text:p>
          </table:table-cell>
        </table:table-row>
        <table:table-row table:style-name="Table1.1">
          <table:table-cell table:style-name="Table1.A2" office:value-type="string">
            <text:p text:style-name="P11">letterminalcolourb</text:p>
          </table:table-cell>
          <table:table-cell table:style-name="Table1.B234" office:value-type="string">
            <text:p text:style-name="P11">Blue colour of letters in terminals.</text:p>
          </table:table-cell>
        </table:table-row>
        <table:table-row table:style-name="Table1.43">
          <table:table-cell table:style-name="Table1.A3" office:value-type="string">
            <text:p text:style-name="P11">letterminalcolourg</text:p>
          </table:table-cell>
          <table:table-cell table:style-name="Table1.B235" office:value-type="string">
            <text:p text:style-name="P11">Green colour of letters in terminals.</text:p>
          </table:table-cell>
        </table:table-row>
        <table:table-row table:style-name="Table1.43">
          <table:table-cell table:style-name="Table1.A2" office:value-type="string">
            <text:p text:style-name="P11">letterminalcolourr</text:p>
          </table:table-cell>
          <table:table-cell table:style-name="Table1.B236" office:value-type="string">
            <text:p text:style-name="P11">Red colour of letters in terminals.</text:p>
          </table:table-cell>
        </table:table-row>
        <table:table-row table:style-name="Table1.2">
          <table:table-cell table:style-name="Table1.A3" office:value-type="string">
            <text:h text:style-name="P74" text:outline-level="1">lightanioffset</text:h>
          </table:table-cell>
          <table:table-cell table:style-name="Table1.B237" office:value-type="string">
            <text:h text:style-name="P74" text:outline-level="1">Animation offset used for light maps.</text:h>
          </table:table-cell>
        </table:table-row>
        <table:table-row table:style-name="Table1.2">
          <table:table-cell table:style-name="Table1.A2" office:value-type="string">
            <text:p text:style-name="P11">liteload</text:p>
          </table:table-cell>
          <table:table-cell table:style-name="Table1.B238" office:value-type="string">
            <text:p text:style-name="P11">Tells engine if a lighter load has been requested by parameter. 1 = yes. 0 = no.</text:p>
          </table:table-cell>
        </table:table-row>
        <table:table-row table:style-name="Table1.2">
          <table:table-cell table:style-name="Table1.A3" office:value-type="string">
            <text:h text:style-name="P75" text:outline-level="1">loadassets</text:h>
          </table:table-cell>
          <table:table-cell table:style-name="Table1.B239" office:value-type="string">
            <text:h text:style-name="P75" text:outline-level="1">Number of assets to be loaded in (for load bar use)</text:h>
          </table:table-cell>
        </table:table-row>
        <table:table-row table:style-name="Table1.43">
          <table:table-cell table:style-name="Table1.A2" office:value-type="string">
            <text:h text:style-name="P75" text:outline-level="1">loadbarsize</text:h>
          </table:table-cell>
          <table:table-cell table:style-name="Table1.B240" office:value-type="string">
            <text:h text:style-name="P75" text:outline-level="1">Amount load bar should increase with every loaded asset</text:h>
          </table:table-cell>
        </table:table-row>
        <table:table-row table:style-name="Table1.2">
          <table:table-cell table:style-name="Table1.A3" office:value-type="string">
            <text:p text:style-name="P11">loadiconresx</text:p>
          </table:table-cell>
          <table:table-cell table:style-name="Table1.B241" office:value-type="string">
            <text:p text:style-name="P11">X resolution of load icon</text:p>
          </table:table-cell>
        </table:table-row>
        <table:table-row table:style-name="Table1.42">
          <table:table-cell table:style-name="Table1.A2" office:value-type="string">
            <text:p text:style-name="P11">loadiconresy</text:p>
          </table:table-cell>
          <table:table-cell table:style-name="Table1.B24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B24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B244" office:value-type="string">
            <text:h text:style-name="P8" text:outline-level="1">Used to tell engine if main menu is active. 1 = yes. 0 = no.</text:h>
          </table:table-cell>
        </table:table-row>
        <table:table-row table:style-name="Table1.43">
          <table:table-cell table:style-name="Table1.A3" office:value-type="string">
            <text:p text:style-name="P11">mapanioffset</text:p>
          </table:table-cell>
          <table:table-cell table:style-name="Table1.B245"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B246" office:value-type="string">
            <text:p text:style-name="P11">Effects (if any) used on map. 0 = none. 1 = dark. 2 = rain. 3 = stormy. 4 = torch. 5 = dark fade (right). 6 = dark fade (left). 7 = dark fade (down). 8 = dark fade (up). 9 = pitch black. <text:span text:style-name="T19">10 = light map.</text:span></text:p>
          </table:table-cell>
        </table:table-row>
        <table:table-row table:style-name="Table1.1">
          <table:table-cell table:style-name="Table1.A3" office:value-type="string">
            <text:h text:style-name="P8" text:outline-level="1">mapno</text:h>
          </table:table-cell>
          <table:table-cell table:style-name="Table1.B247"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48"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49"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B250" office:value-type="string">
            <text:p text:style-name="P11">Whether script is assigned to map or loose or combination. 1 = map <text:span text:style-name="T20">object/player </text:span>script. 2 = <text:span text:style-name="T20">pocket </text:span>combination. 3 = <text:span text:style-name="T20">pocket look</text:span> script. <text:soft-page-break/><text:span text:style-name="T20">4 = timer script. 5 = system script.</text:span></text:p>
          </table:table-cell>
        </table:table-row>
        <table:table-row table:style-name="Table1.2">
          <table:table-cell table:style-name="Table1.A3" office:value-type="string">
            <text:h text:style-name="P8" text:outline-level="1">maptriggerno</text:h>
          </table:table-cell>
          <table:table-cell table:style-name="Table1.B251"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B252"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5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B254"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B255"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56" office:value-type="string">
            <text:p text:style-name="P11">X position of text on menus. Set to -1 for centralised text.</text:p>
          </table:table-cell>
        </table:table-row>
        <table:table-row table:style-name="Table1.43">
          <table:table-cell table:style-name="Table1.A3" office:value-type="string">
            <text:h text:style-name="P76" text:outline-level="1">modamount</text:h>
          </table:table-cell>
          <table:table-cell table:style-name="Table1.B257" office:value-type="string">
            <text:h text:style-name="P76" text:outline-level="1">Amount of mods found for mod menu.</text:h>
          </table:table-cell>
        </table:table-row>
        <table:table-row table:style-name="Table1.43">
          <table:table-cell table:style-name="Table1.A2" office:value-type="string">
            <text:h text:style-name="P77" text:outline-level="1">modrunning</text:h>
          </table:table-cell>
          <table:table-cell table:style-name="Table1.B258" office:value-type="string">
            <text:h text:style-name="P77" text:outline-level="1">If mod is enabled. 1 = yes. 0 = no.</text:h>
          </table:table-cell>
        </table:table-row>
        <table:table-row table:style-name="Table1.43">
          <table:table-cell table:style-name="Table1.A3" office:value-type="string">
            <text:p text:style-name="P11">mouse</text:p>
          </table:table-cell>
          <table:table-cell table:style-name="Table1.B259" office:value-type="string">
            <text:p text:style-name="P11">Mouse input.</text:p>
          </table:table-cell>
        </table:table-row>
        <table:table-row table:style-name="Table1.43">
          <table:table-cell table:style-name="Table1.A2" office:value-type="string">
            <text:h text:style-name="P8" text:outline-level="1">mpfoot</text:h>
          </table:table-cell>
          <table:table-cell table:style-name="Table1.B260" office:value-type="string">
            <text:h text:style-name="P8" text:outline-level="1">Current foot of player walking. Set at either 1 or 2.</text:h>
          </table:table-cell>
        </table:table-row>
        <table:table-row table:style-name="Table1.2">
          <table:table-cell table:style-name="Table1.A3" office:value-type="string">
            <text:h text:style-name="P8" text:outline-level="1">mpfootloop </text:h>
          </table:table-cell>
          <table:table-cell table:style-name="Table1.B261" office:value-type="string">
            <text:h text:style-name="P8" text:outline-level="1">Keeps main player foot changing.</text:h>
          </table:table-cell>
        </table:table-row>
        <table:table-row table:style-name="Table1.2">
          <table:table-cell table:style-name="Table1.A2" office:value-type="string">
            <text:p text:style-name="P11">mpidle</text:p>
          </table:table-cell>
          <table:table-cell table:style-name="Table1.B26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B263" office:value-type="string">
            <text:h text:style-name="P8" text:outline-level="1">End X location for NPC</text:h>
          </table:table-cell>
        </table:table-row>
        <table:table-row table:style-name="Table1.1">
          <table:table-cell table:style-name="Table1.A2" office:value-type="string">
            <text:h text:style-name="P8" text:outline-level="1">mplayery(no)</text:h>
          </table:table-cell>
          <table:table-cell table:style-name="Table1.B264" office:value-type="string">
            <text:h text:style-name="P8" text:outline-level="1">End Y location for NPC</text:h>
          </table:table-cell>
        </table:table-row>
        <table:table-row table:style-name="Table1.1">
          <table:table-cell table:style-name="Table1.A3" office:value-type="string">
            <text:p text:style-name="P11">mpnote(no)</text:p>
          </table:table-cell>
          <table:table-cell table:style-name="Table1.B265"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B266"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B267"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B268" office:value-type="string">
            <text:p text:style-name="P11">Main player “step”</text:p>
          </table:table-cell>
        </table:table-row>
        <table:table-row table:style-name="Table1.1">
          <table:table-cell table:style-name="Table1.A3" office:value-type="string">
            <text:h text:style-name="P8" text:outline-level="1">mpwalking</text:h>
          </table:table-cell>
          <table:table-cell table:style-name="Table1.B269"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B270" office:value-type="string">
            <text:h text:style-name="P8" text:outline-level="1">Width of main player character</text:h>
          </table:table-cell>
        </table:table-row>
        <table:table-row table:style-name="Table1.2">
          <table:table-cell table:style-name="Table1.A3" office:value-type="string">
            <text:h text:style-name="P8" text:outline-level="1">mpy</text:h>
          </table:table-cell>
          <table:table-cell table:style-name="Table1.B271" office:value-type="string">
            <text:h text:style-name="P8" text:outline-level="1">Height of main player character</text:h>
          </table:table-cell>
        </table:table-row>
        <table:table-row table:style-name="Table1.1">
          <table:table-cell table:style-name="Table1.A2" office:value-type="string">
            <text:h text:style-name="P78" text:outline-level="1">musicfadechange</text:h>
          </table:table-cell>
          <table:table-cell table:style-name="Table1.B272" office:value-type="string">
            <text:h text:style-name="P78" text:outline-level="1">Amount music fades per frame</text:h>
          </table:table-cell>
        </table:table-row>
        <table:table-row table:style-name="Table1.1">
          <table:table-cell table:style-name="Table1.A3" office:value-type="string">
            <text:h text:style-name="P44" text:outline-level="1">musicfadein</text:h>
          </table:table-cell>
          <table:table-cell table:style-name="Table1.B273" office:value-type="string">
            <text:h text:style-name="P44" text:outline-level="1">If music is being faded in. 0 = no. 1 = yes.</text:h>
          </table:table-cell>
        </table:table-row>
        <table:table-row table:style-name="Table1.1">
          <table:table-cell table:style-name="Table1.A2" office:value-type="string">
            <text:h text:style-name="P44" text:outline-level="1">musicfadeinvol</text:h>
          </table:table-cell>
          <table:table-cell table:style-name="Table1.B274" office:value-type="string">
            <text:h text:style-name="P44" text:outline-level="1">Current volume of music being faded in.</text:h>
          </table:table-cell>
        </table:table-row>
        <table:table-row table:style-name="Table1.1">
          <table:table-cell table:style-name="Table1.A3" office:value-type="string">
            <text:h text:style-name="P44" text:outline-level="1">musicfadeout</text:h>
          </table:table-cell>
          <table:table-cell table:style-name="Table1.B275" office:value-type="string">
            <text:h text:style-name="P44" text:outline-level="1">If music is being faded out. 1 = fading out. 0 = not.</text:h>
          </table:table-cell>
        </table:table-row>
        <table:table-row table:style-name="Table1.2">
          <table:table-cell table:style-name="Table1.A2" office:value-type="string">
            <text:h text:style-name="P44" text:outline-level="1">musicfadeoutvol</text:h>
          </table:table-cell>
          <table:table-cell table:style-name="Table1.B276" office:value-type="string">
            <text:h text:style-name="P44"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B277" office:value-type="string">
            <text:h text:style-name="P8" text:outline-level="1">Used to tell engine if music is paused. 1 = paused. 0 = playing.</text:h>
          </table:table-cell>
        </table:table-row>
        <table:table-row table:style-name="Table1.2">
          <table:table-cell table:style-name="Table1.A2" office:value-type="string">
            <text:h text:style-name="P44" text:outline-level="1">musictransitionmode</text:h>
          </table:table-cell>
          <table:table-cell table:style-name="Table1.B278" office:value-type="string">
            <text:h text:style-name="P44"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79" office:value-type="string">
            <text:p text:style-name="P11">Tells engine what volume music is at.</text:p>
          </table:table-cell>
        </table:table-row>
        <text:soft-page-break/>
        <table:table-row table:style-name="Table1.2">
          <table:table-cell table:style-name="Table1.A2" office:value-type="string">
            <text:p text:style-name="P11">nextmapscript</text:p>
          </table:table-cell>
          <table:table-cell table:style-name="Table1.B280"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B281" office:value-type="string">
            <text:h text:style-name="P8" text:outline-level="1">Developer value to turn off object collision. 1 = on. 0 = off.</text:h>
          </table:table-cell>
        </table:table-row>
        <table:table-row table:style-name="Table1.43">
          <table:table-cell table:style-name="Table1.A2" office:value-type="string">
            <text:h text:style-name="P79" text:outline-level="1">nodraw</text:h>
          </table:table-cell>
          <table:table-cell table:style-name="Table1.B282" office:value-type="string">
            <text:h text:style-name="P79" text:outline-level="1">Disables screen drawing <text:span text:style-name="T21">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83" office:value-type="string">
            <text:p text:style-name="P11">Tells engine if a no save load has been requested by parameter. 1 = yes. 0 = no.</text:p>
          </table:table-cell>
        </table:table-row>
        <table:table-row table:style-name="Table1.1">
          <table:table-cell table:style-name="Table1.A2" office:value-type="string">
            <text:p text:style-name="P80">noupdate</text:p>
          </table:table-cell>
          <table:table-cell table:style-name="Table1.B284" office:value-type="string">
            <text:p text:style-name="P11">Tells engine if <text:span text:style-name="T22">update check should be skipped or not. 1 = yes. 0 = no.</text:span></text:p>
          </table:table-cell>
        </table:table-row>
        <table:table-row table:style-name="Table1.1">
          <table:table-cell table:style-name="Table1.A3" office:value-type="string">
            <text:h text:style-name="P81" text:outline-level="1">objectcollision(no)</text:h>
          </table:table-cell>
          <table:table-cell table:style-name="Table1.B285" office:value-type="string">
            <text:h text:style-name="P81" text:outline-level="1">Custom collision for object. 1 = <text:span text:style-name="T23">Box c</text:span>ollision on. 0 = Collision off. <text:span text:style-name="T23">2 = Point collision on. </text:span><text:span text:style-name="T24">(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6" text:outline-level="1">objecthighlight<text:span text:style-name="T25">(no)</text:span></text:h>
          </table:table-cell>
          <table:table-cell table:style-name="Table1.B286" office:value-type="string">
            <text:h text:style-name="P46"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87"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88"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2" text:outline-level="1">objectlayer(no)</text:h>
          </table:table-cell>
          <table:table-cell table:style-name="Table1.B289" office:value-type="string">
            <text:h text:style-name="P82"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90" office:value-type="string">
            <text:p text:style-name="P11">Number of ms object animation is offset by.</text:p>
          </table:table-cell>
        </table:table-row>
        <table:table-row table:style-name="Table1.1">
          <table:table-cell table:style-name="Table1.A3" office:value-type="string">
            <text:h text:style-name="P83" text:outline-level="1">objectpoint<text:span text:style-name="T26">(no)(no)</text:span></text:h>
          </table:table-cell>
          <table:table-cell table:style-name="Table1.B291" office:value-type="string">
            <text:h text:style-name="P84"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B29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B29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B294"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5" text:outline-level="1">objectspeed(no)</text:h>
          </table:table-cell>
          <table:table-cell table:style-name="Table1.B295" office:value-type="string">
            <text:h text:style-name="P85"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96"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97"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98" office:value-type="string">
            <text:h text:style-name="P8" text:outline-level="1">Y Location for object</text:h>
          </table:table-cell>
        </table:table-row>
        <table:table-row table:style-name="Table1.299">
          <table:table-cell table:style-name="Table1.A3" office:value-type="string">
            <text:h text:style-name="P53" text:outline-level="1">ohunterd</text:h>
          </table:table-cell>
          <table:table-cell table:style-name="Table1.B299" office:value-type="string">
            <text:h text:style-name="P53"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B300" office:value-type="string">
            <text:h text:style-name="P8" text:outline-level="1">Old map number</text:h>
          </table:table-cell>
        </table:table-row>
        <table:table-row table:style-name="Table1.299">
          <table:table-cell table:style-name="Table1.A3" office:value-type="string">
            <text:h text:style-name="P86" text:outline-level="1">oldpocketdisplay</text:h>
          </table:table-cell>
          <table:table-cell table:style-name="Table1.B301" office:value-type="string">
            <text:h text:style-name="P86" text:outline-level="1">Old pocketdisplay value to check if pocket item displayed has changed.</text:h>
          </table:table-cell>
        </table:table-row>
        <table:table-row table:style-name="Table1.299">
          <table:table-cell table:style-name="Table1.A2" office:value-type="string">
            <text:h text:style-name="P87" text:outline-level="1">oldsaveamount</text:h>
          </table:table-cell>
          <table:table-cell table:style-name="Table1.B302" office:value-type="string">
            <text:h text:style-name="P87"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B303"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B304" office:value-type="string">
            <text:h text:style-name="P8" text:outline-level="1">Previous Y axis position of player/background</text:h>
          </table:table-cell>
        </table:table-row>
        <text:soft-page-break/>
        <table:table-row table:style-name="Table1.299">
          <table:table-cell table:style-name="Table1.A3" office:value-type="string">
            <text:h text:style-name="P8" text:outline-level="1">pace</text:h>
          </table:table-cell>
          <table:table-cell table:style-name="Table1.B305" office:value-type="string">
            <text:h text:style-name="P8" text:outline-level="1">Speed of scrolling game world (or character speed)</text:h>
          </table:table-cell>
        </table:table-row>
        <table:table-row table:style-name="Table1.299">
          <table:table-cell table:style-name="Table1.A2" office:value-type="string">
            <text:h text:style-name="P88" text:outline-level="1">parallaxmode </text:h>
          </table:table-cell>
          <table:table-cell table:style-name="Table1.B306" office:value-type="string">
            <text:h text:style-name="P89" text:outline-level="1">What parallax mode the map loads. 0 = off. 1 = background. 2 = foreground.</text:h>
          </table:table-cell>
        </table:table-row>
        <table:table-row table:style-name="Table1.299">
          <table:table-cell table:style-name="Table1.A3" office:value-type="string">
            <text:h text:style-name="P90" text:outline-level="1">parallaxoffset</text:h>
          </table:table-cell>
          <table:table-cell table:style-name="Table1.B307" office:value-type="string">
            <text:h text:style-name="P90" text:outline-level="1">Randomly generated animation offset</text:h>
          </table:table-cell>
        </table:table-row>
        <table:table-row table:style-name="Table1.299">
          <table:table-cell table:style-name="Table1.A2" office:value-type="string">
            <text:p text:style-name="P11">pcontrol</text:p>
          </table:table-cell>
          <table:table-cell table:style-name="Table1.B308" office:value-type="string">
            <text:p text:style-name="P11">If pockets control is enabled. 1 = yes. 0 = no.</text:p>
          </table:table-cell>
        </table:table-row>
        <table:table-row table:style-name="Table1.299">
          <table:table-cell table:style-name="Table1.A3" office:value-type="string">
            <text:h text:style-name="P22" text:outline-level="1">pcontrolcode1</text:h>
          </table:table-cell>
          <table:table-cell table:style-name="Table1.B309" office:value-type="string">
            <text:h text:style-name="P22" text:outline-level="1">Hardware code for POCKETS key (option 1)</text:h>
          </table:table-cell>
        </table:table-row>
        <table:table-row table:style-name="Table1.299">
          <table:table-cell table:style-name="Table1.A2" office:value-type="string">
            <text:h text:style-name="P22" text:outline-level="1">pcontrolcode2</text:h>
          </table:table-cell>
          <table:table-cell table:style-name="Table1.B310" office:value-type="string">
            <text:h text:style-name="P22" text:outline-level="1">Hardware code for POCKETS key (option 2)</text:h>
          </table:table-cell>
        </table:table-row>
        <table:table-row table:style-name="Table1.299">
          <table:table-cell table:style-name="Table1.A3" office:value-type="string">
            <text:h text:style-name="P23" text:outline-level="1">pcontrolcode3</text:h>
          </table:table-cell>
          <table:table-cell table:style-name="Table1.B311" office:value-type="string">
            <text:h text:style-name="P23" text:outline-level="1">Hardware code for POCKETS key (option 3)</text:h>
          </table:table-cell>
        </table:table-row>
        <table:table-row table:style-name="Table1.299">
          <table:table-cell table:style-name="Table1.A2" office:value-type="string">
            <text:h text:style-name="P23" text:outline-level="1">pcontrolcode4</text:h>
          </table:table-cell>
          <table:table-cell table:style-name="Table1.B312" office:value-type="string">
            <text:h text:style-name="P23" text:outline-level="1">Hardware code for POCKETS key (option 4)</text:h>
          </table:table-cell>
        </table:table-row>
        <table:table-row table:style-name="Table1.299">
          <table:table-cell table:style-name="Table1.A3" office:value-type="string">
            <text:p text:style-name="P11">pfoot(no)</text:p>
          </table:table-cell>
          <table:table-cell table:style-name="Table1.B313"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B314" office:value-type="string">
            <text:p text:style-name="P11">Tells engine when to switch NPC foot whilst walking.</text:p>
          </table:table-cell>
        </table:table-row>
        <table:table-row table:style-name="Table1.299">
          <table:table-cell table:style-name="Table1.A3" office:value-type="string">
            <text:h text:style-name="P81" text:outline-level="1">playercollision(no)</text:h>
          </table:table-cell>
          <table:table-cell table:style-name="Table1.B315" office:value-type="string">
            <text:h text:style-name="P81" text:outline-level="1">Custom collision for player. 1 = Collision on. 0 = Collision off.</text:h>
          </table:table-cell>
        </table:table-row>
        <table:table-row table:style-name="Table1.299">
          <table:table-cell table:style-name="Table1.A2" office:value-type="string">
            <text:h text:style-name="P91" text:outline-level="1">playercontrolmode</text:h>
          </table:table-cell>
          <table:table-cell table:style-name="Table1.B316" office:value-type="string">
            <text:h text:style-name="P91"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B317"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B318"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B319" office:value-type="string">
            <text:p text:style-name="P11">Number of seconds engine must wait before moving NPC. <text:span text:style-name="T27">Can be set to -1 to bypass return journey. </text:span><text:span text:style-name="T28">Set to </text:span><text:span text:style-name="T27">-2 to bypass journey to destination. </text:span><text:span text:style-name="T28">Set to -3 to stay at destination once arrived.</text:span></text:p>
          </table:table-cell>
        </table:table-row>
        <table:table-row table:style-name="Table1.299">
          <table:table-cell table:style-name="Table1.A2" office:value-type="string">
            <text:h text:style-name="P46" text:outline-level="1">playerhighlight<text:span text:style-name="T25">(no)</text:span></text:h>
          </table:table-cell>
          <table:table-cell table:style-name="Table1.B320" office:value-type="string">
            <text:h text:style-name="P46"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B321" office:value-type="string">
            <text:p text:style-name="P11">Number of seconds engine must wait before 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B322"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29">ayer</text:span>(no)</text:h>
          </table:table-cell>
          <table:table-cell table:style-name="Table1.B323"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2" text:outline-level="1">playerlayer<text:span text:style-name="T29">2</text:span>(no)</text:h>
          </table:table-cell>
          <table:table-cell table:style-name="Table1.B324" office:value-type="string">
            <text:h text:style-name="P82" text:outline-level="1">Used if a <text:span text:style-name="T30">player</text:span> needs forcing onto a layer. 0 = no force / automatic layering. 1 = force layer 1. 2 = force layer 2.</text:h>
          </table:table-cell>
        </table:table-row>
        <table:table-row table:style-name="Table1.299">
          <table:table-cell table:style-name="Table1.A3" office:value-type="string">
            <text:h text:style-name="P93" text:outline-level="1">playermode(no)</text:h>
          </table:table-cell>
          <table:table-cell table:style-name="Table1.B325" office:value-type="string">
            <text:h text:style-name="P93" text:outline-level="1">What mode the player is loaded as. 1 = standard walk route. 2 = hunter.</text:h>
          </table:table-cell>
        </table:table-row>
        <text:soft-page-break/>
        <table:table-row table:style-name="Table1.299">
          <table:table-cell table:style-name="Table1.A2" office:value-type="string">
            <text:p text:style-name="P11">playernote(no)(no)</text:p>
          </table:table-cell>
          <table:table-cell table:style-name="Table1.B326"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B327" office:value-type="string">
            <text:p text:style-name="P11">Number of ms player animation is offset by.</text:p>
          </table:table-cell>
        </table:table-row>
        <table:table-row table:style-name="Table1.299">
          <table:table-cell table:style-name="Table1.A2" office:value-type="string">
            <text:p text:style-name="P11">playerperiod(no)</text:p>
          </table:table-cell>
          <table:table-cell table:style-name="Table1.B328"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B329"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B330" office:value-type="string">
            <text:p text:style-name="P11">If NPC is being controlled by a script or not. 1 = YES. 0 = NO.</text:p>
          </table:table-cell>
        </table:table-row>
        <table:table-row table:style-name="Table1.299">
          <table:table-cell table:style-name="Table1.A3" office:value-type="string">
            <text:h text:style-name="P85" text:outline-level="1">playerspeed(no)</text:h>
          </table:table-cell>
          <table:table-cell table:style-name="Table1.B331" office:value-type="string">
            <text:h text:style-name="P85"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B332"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B333"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B334"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B335" office:value-type="string">
            <text:h text:style-name="P8" text:outline-level="1">Starting Y location for NPC</text:h>
          </table:table-cell>
        </table:table-row>
        <table:table-row table:style-name="Table1.299">
          <table:table-cell table:style-name="Table1.A2" office:value-type="string">
            <text:h text:style-name="P94" text:outline-level="1">pocketarrowal</text:h>
          </table:table-cell>
          <table:table-cell table:style-name="Table1.B336" office:value-type="string">
            <text:h text:style-name="P94" text:outline-level="1">If left pocket arrow is displayed. 1 = yes. 0 = no.</text:h>
          </table:table-cell>
        </table:table-row>
        <table:table-row table:style-name="Table1.299">
          <table:table-cell table:style-name="Table1.A3" office:value-type="string">
            <text:h text:style-name="P94" text:outline-level="1">pocketarrowar</text:h>
          </table:table-cell>
          <table:table-cell table:style-name="Table1.B337" office:value-type="string">
            <text:h text:style-name="P94"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B338"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B339"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B340"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B341" office:value-type="string">
            <text:p text:style-name="P11">Y resolution of pocket arrow</text:p>
          </table:table-cell>
        </table:table-row>
        <table:table-row table:style-name="Table1.299">
          <table:table-cell table:style-name="Table1.A2" office:value-type="string">
            <text:p text:style-name="P11">pocketarrowrlocx</text:p>
          </table:table-cell>
          <table:table-cell table:style-name="Table1.B342"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B343"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B344"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B345"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B346" office:value-type="string">
            <text:p text:style-name="P11">Number of pocket items player is carrying.</text:p>
          </table:table-cell>
        </table:table-row>
        <table:table-row table:style-name="Table1.299">
          <table:table-cell table:style-name="Table1.A3" office:value-type="string">
            <text:h text:style-name="P95" text:outline-level="1">pocketcombinemode</text:h>
          </table:table-cell>
          <table:table-cell table:style-name="Table1.B347" office:value-type="string">
            <text:h text:style-name="P95"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B348"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B349"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B350" office:value-type="string">
            <text:p text:style-name="P11">Speed of pocket hud animation</text:p>
          </table:table-cell>
        </table:table-row>
        <text:soft-page-break/>
        <table:table-row table:style-name="Table1.299">
          <table:table-cell table:style-name="Table1.A3" office:value-type="string">
            <text:p text:style-name="P11">pockethudresx</text:p>
          </table:table-cell>
          <table:table-cell table:style-name="Table1.B351"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B352"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B353"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6" text:outline-level="1">pocketitemslot(no)</text:h>
          </table:table-cell>
          <table:table-cell table:style-name="Table1.B354" office:value-type="string">
            <text:h text:style-name="P96"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B355" office:value-type="string">
            <text:p text:style-name="P11">What line in pocketfile pocket sub is reading</text:p>
          </table:table-cell>
        </table:table-row>
        <table:table-row table:style-name="Table1.299">
          <table:table-cell table:style-name="Table1.A2" office:value-type="string">
            <text:p text:style-name="P97">pocketmergeactiontext1x</text:p>
          </table:table-cell>
          <table:table-cell table:style-name="Table1.B356" office:value-type="string">
            <text:h text:style-name="P98" text:outline-level="1">X location of the merge action text when combining pocket items</text:h>
          </table:table-cell>
        </table:table-row>
        <table:table-row table:style-name="Table1.299">
          <table:table-cell table:style-name="Table1.A3" office:value-type="string">
            <text:p text:style-name="P97">pocketmergeactiontext1y</text:p>
          </table:table-cell>
          <table:table-cell table:style-name="Table1.B357" office:value-type="string">
            <text:h text:style-name="P98" text:outline-level="1">Y location of the merge action text when combining pocket items</text:h>
          </table:table-cell>
        </table:table-row>
        <table:table-row table:style-name="Table1.299">
          <table:table-cell table:style-name="Table1.A2" office:value-type="string">
            <text:p text:style-name="P97">pocketmergeactiontext2x</text:p>
          </table:table-cell>
          <table:table-cell table:style-name="Table1.B358" office:value-type="string">
            <text:h text:style-name="P98" text:outline-level="1">X location of the WITH text when combining pocket items</text:h>
          </table:table-cell>
        </table:table-row>
        <table:table-row table:style-name="Table1.299">
          <table:table-cell table:style-name="Table1.A3" office:value-type="string">
            <text:p text:style-name="P97">pocketmergeactiontext2y</text:p>
          </table:table-cell>
          <table:table-cell table:style-name="Table1.B359" office:value-type="string">
            <text:h text:style-name="P98"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B360"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B361" office:value-type="string">
            <text:p text:style-name="P11">If pocket sub is active or not. 1 = yes. 0 = no.</text:p>
          </table:table-cell>
        </table:table-row>
        <table:table-row table:style-name="Table1.299">
          <table:table-cell table:style-name="Table1.A2" office:value-type="string">
            <text:h text:style-name="P99" text:outline-level="1">pocketredraw</text:h>
          </table:table-cell>
          <table:table-cell table:style-name="Table1.B362" office:value-type="string">
            <text:h text:style-name="P99" text:outline-level="1">If pockets need redrawing. 0 = no redraw. 1 = redraw.</text:h>
          </table:table-cell>
        </table:table-row>
        <table:table-row table:style-name="Table1.299">
          <table:table-cell table:style-name="Table1.A3" office:value-type="string">
            <text:h text:style-name="P100" text:outline-level="1">pocketselectlayer</text:h>
          </table:table-cell>
          <table:table-cell table:style-name="Table1.B363" office:value-type="string">
            <text:h text:style-name="P100"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B364"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B365" office:value-type="string">
            <text:p text:style-name="P11">Y resolution of pocket select</text:p>
          </table:table-cell>
        </table:table-row>
        <table:table-row table:style-name="Table1.299">
          <table:table-cell table:style-name="Table1.A2" office:value-type="string">
            <text:p text:style-name="P11">pocketselectx</text:p>
          </table:table-cell>
          <table:table-cell table:style-name="Table1.B366"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B367" office:value-type="string">
            <text:p text:style-name="P11">Y position of pocket select</text:p>
          </table:table-cell>
        </table:table-row>
        <table:table-row table:style-name="Table1.299">
          <table:table-cell table:style-name="Table1.A2" office:value-type="string">
            <text:h text:style-name="P96" text:outline-level="1">pocketslot</text:h>
          </table:table-cell>
          <table:table-cell table:style-name="Table1.B368" office:value-type="string">
            <text:h text:style-name="P96"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B369"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B370"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B371"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B372" office:value-type="string">
            <text:p text:style-name="P11">Y location of pocket item sprite</text:p>
          </table:table-cell>
        </table:table-row>
        <table:table-row table:style-name="Table1.299">
          <table:table-cell table:style-name="Table1.A3" office:value-type="string">
            <text:h text:style-name="P101" text:outline-level="1">pocketvisible(no)</text:h>
          </table:table-cell>
          <table:table-cell table:style-name="Table1.B373" office:value-type="string">
            <text:h text:style-name="P101" text:outline-level="1">Used to tell engine if a pocket item is visible or not. 1 = visible. 0 = not visible.</text:h>
          </table:table-cell>
        </table:table-row>
        <table:table-row table:style-name="Table1.299">
          <table:table-cell table:style-name="Table1.A2" office:value-type="string">
            <text:h text:style-name="P102" text:outline-level="1">pointend</text:h>
          </table:table-cell>
          <table:table-cell table:style-name="Table1.B374" office:value-type="string">
            <text:h text:style-name="P102" text:outline-level="1">Used to terminate point collision array loop when a value match is found.</text:h>
          </table:table-cell>
        </table:table-row>
        <text:soft-page-break/>
        <table:table-row table:style-name="Table1.299">
          <table:table-cell table:style-name="Table1.A3" office:value-type="string">
            <text:h text:style-name="P8" text:outline-level="1">posx</text:h>
          </table:table-cell>
          <table:table-cell table:style-name="Table1.B375"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B376" office:value-type="string">
            <text:h text:style-name="P8" text:outline-level="1">Current Y axis position of player/background</text:h>
          </table:table-cell>
        </table:table-row>
        <table:table-row table:style-name="Table1.299">
          <table:table-cell table:style-name="Table1.A3" office:value-type="string">
            <text:h text:style-name="P8" text:outline-level="1">promptquit</text:h>
          </table:table-cell>
          <table:table-cell table:style-name="Table1.B377" office:value-type="string">
            <text:h text:style-name="P8" text:outline-level="1">Set to 1 if command prompt requests game to be quit.</text:h>
          </table:table-cell>
        </table:table-row>
        <table:table-row table:style-name="Table1.299">
          <table:table-cell table:style-name="Table1.A2" office:value-type="string">
            <text:p text:style-name="P11">rainspread</text:p>
          </table:table-cell>
          <table:table-cell table:style-name="Table1.B378" office:value-type="string">
            <text:p text:style-name="P11">Range of rain.</text:p>
          </table:table-cell>
        </table:table-row>
        <table:table-row table:style-name="Table1.299">
          <table:table-cell table:style-name="Table1.A3" office:value-type="string">
            <text:p text:style-name="P11">rainx(no)</text:p>
          </table:table-cell>
          <table:table-cell table:style-name="Table1.B379"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B380" office:value-type="string">
            <text:p text:style-name="P11">Y co-ordinate of rain</text:p>
          </table:table-cell>
        </table:table-row>
        <table:table-row table:style-name="Table1.299">
          <table:table-cell table:style-name="Table1.A3" office:value-type="string">
            <text:h text:style-name="P103" text:outline-level="1">randomscriptvalue</text:h>
          </table:table-cell>
          <table:table-cell table:style-name="Table1.B381" office:value-type="string">
            <text:h text:style-name="P103" text:outline-level="1">Current random script value</text:h>
          </table:table-cell>
        </table:table-row>
        <table:table-row table:style-name="Table1.299">
          <table:table-cell table:style-name="Table1.A2" office:value-type="string">
            <text:p text:style-name="P11">rcontrol</text:p>
          </table:table-cell>
          <table:table-cell table:style-name="Table1.B382" office:value-type="string">
            <text:p text:style-name="P11">If walk right control is enabled. 1 = yes. 0 = no.</text:p>
          </table:table-cell>
        </table:table-row>
        <table:table-row table:style-name="Table1.299">
          <table:table-cell table:style-name="Table1.A3" office:value-type="string">
            <text:h text:style-name="P22" text:outline-level="1">rcontrolcode1</text:h>
          </table:table-cell>
          <table:table-cell table:style-name="Table1.B383" office:value-type="string">
            <text:h text:style-name="P22" text:outline-level="1">Hardware code for RIGHT key (option 1)</text:h>
          </table:table-cell>
        </table:table-row>
        <table:table-row table:style-name="Table1.299">
          <table:table-cell table:style-name="Table1.A2" office:value-type="string">
            <text:h text:style-name="P22" text:outline-level="1">rcontrolcode2</text:h>
          </table:table-cell>
          <table:table-cell table:style-name="Table1.B384" office:value-type="string">
            <text:h text:style-name="P22" text:outline-level="1">Hardware code for RIGHT key (option 2)</text:h>
          </table:table-cell>
        </table:table-row>
        <table:table-row table:style-name="Table1.299">
          <table:table-cell table:style-name="Table1.A3" office:value-type="string">
            <text:h text:style-name="P23" text:outline-level="1">rcontrolcode3</text:h>
          </table:table-cell>
          <table:table-cell table:style-name="Table1.B385" office:value-type="string">
            <text:h text:style-name="P23" text:outline-level="1">Hardware code for RIGHT key (option 3)</text:h>
          </table:table-cell>
        </table:table-row>
        <table:table-row table:style-name="Table1.299">
          <table:table-cell table:style-name="Table1.A2" office:value-type="string">
            <text:h text:style-name="P23" text:outline-level="1">rcontrolcode4</text:h>
          </table:table-cell>
          <table:table-cell table:style-name="Table1.B386" office:value-type="string">
            <text:h text:style-name="P23" text:outline-level="1">Hardware code for RIGHT key (option 4)</text:h>
          </table:table-cell>
        </table:table-row>
        <table:table-row table:style-name="Table1.299">
          <table:table-cell table:style-name="Table1.A3" office:value-type="string">
            <text:h text:style-name="P104" text:outline-level="1">restoremenu</text:h>
          </table:table-cell>
          <table:table-cell table:style-name="Table1.B387" office:value-type="string">
            <text:h text:style-name="P104"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B388" office:value-type="string">
            <text:h text:style-name="P8" text:outline-level="1">X value of resolution</text:h>
          </table:table-cell>
        </table:table-row>
        <table:table-row table:style-name="Table1.299">
          <table:table-cell table:style-name="Table1.A3" office:value-type="string">
            <text:h text:style-name="P8" text:outline-level="1">resy</text:h>
          </table:table-cell>
          <table:table-cell table:style-name="Table1.B389"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B390"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B391" office:value-type="string">
            <text:p text:style-name="P11">Lets engine know if an update is scheduled. 0 = no. 1 = yes.</text:p>
          </table:table-cell>
        </table:table-row>
        <table:table-row table:style-name="Table1.299">
          <table:table-cell table:style-name="Table1.A2" office:value-type="string">
            <text:h text:style-name="P105" text:outline-level="1">savecheckloop</text:h>
          </table:table-cell>
          <table:table-cell table:style-name="Table1.B392" office:value-type="string">
            <text:h text:style-name="P105" text:outline-level="1">Used to control loop of save checks</text:h>
          </table:table-cell>
        </table:table-row>
        <table:table-row table:style-name="Table1.299">
          <table:table-cell table:style-name="Table1.A3" office:value-type="string">
            <text:h text:style-name="P106" text:outline-level="1">saveiconresx</text:h>
          </table:table-cell>
          <table:table-cell table:style-name="Table1.B393" office:value-type="string">
            <text:h text:style-name="P106" text:outline-level="1">X resolution of save icon</text:h>
          </table:table-cell>
        </table:table-row>
        <table:table-row table:style-name="Table1.299">
          <table:table-cell table:style-name="Table1.A2" office:value-type="string">
            <text:h text:style-name="P106" text:outline-level="1">saveiconresy</text:h>
          </table:table-cell>
          <table:table-cell table:style-name="Table1.B394" office:value-type="string">
            <text:h text:style-name="P106" text:outline-level="1">Y resolution of save icon</text:h>
          </table:table-cell>
        </table:table-row>
        <table:table-row table:style-name="Table1.299">
          <table:table-cell table:style-name="Table1.A3" office:value-type="string">
            <text:h text:style-name="P107" text:outline-level="1">savemenu</text:h>
          </table:table-cell>
          <table:table-cell table:style-name="Table1.B395" office:value-type="string">
            <text:h text:style-name="P107" text:outline-level="1">Used to tell the engine if the player is using the save slot manager. 1 = yes. 0 = no.</text:h>
          </table:table-cell>
        </table:table-row>
        <table:table-row table:style-name="Table1.299">
          <table:table-cell table:style-name="Table1.A2" office:value-type="string">
            <text:h text:style-name="P108" text:outline-level="1">saveslot</text:h>
          </table:table-cell>
          <table:table-cell table:style-name="Table1.B396" office:value-type="string">
            <text:h text:style-name="P108" text:outline-level="1">Number of which save slot is currently active</text:h>
          </table:table-cell>
        </table:table-row>
        <table:table-row table:style-name="Table1.299">
          <table:table-cell table:style-name="Table1.A3" office:value-type="string">
            <text:h text:style-name="P109" text:outline-level="1">savetimehour</text:h>
          </table:table-cell>
          <table:table-cell table:style-name="Table1.B397" office:value-type="string">
            <text:h text:style-name="P109" text:outline-level="1">Amount of hours the current save file has been played</text:h>
          </table:table-cell>
        </table:table-row>
        <table:table-row table:style-name="Table1.299">
          <table:table-cell table:style-name="Table1.A2" office:value-type="string">
            <text:h text:style-name="P109" text:outline-level="1">savetimemin</text:h>
          </table:table-cell>
          <table:table-cell table:style-name="Table1.B398" office:value-type="string">
            <text:h text:style-name="P109" text:outline-level="1">Amount of mins the current save file has been played</text:h>
          </table:table-cell>
        </table:table-row>
        <table:table-row table:style-name="Table1.299">
          <table:table-cell table:style-name="Table1.A3" office:value-type="string">
            <text:h text:style-name="P109" text:outline-level="1">savetimesec</text:h>
          </table:table-cell>
          <table:table-cell table:style-name="Table1.B399" office:value-type="string">
            <text:h text:style-name="P109" text:outline-level="1">Amount of seconds the current save file has been played</text:h>
          </table:table-cell>
        </table:table-row>
        <text:soft-page-break/>
        <table:table-row table:style-name="Table1.299">
          <table:table-cell table:style-name="Table1.A2" office:value-type="string">
            <text:p text:style-name="P11">scontrol</text:p>
          </table:table-cell>
          <table:table-cell table:style-name="Table1.B400" office:value-type="string">
            <text:p text:style-name="P11">If select control is enabled. 1 = yes. 0 = no.</text:p>
          </table:table-cell>
        </table:table-row>
        <table:table-row table:style-name="Table1.299">
          <table:table-cell table:style-name="Table1.A3" office:value-type="string">
            <text:h text:style-name="P22" text:outline-level="1">scontrolcode1</text:h>
          </table:table-cell>
          <table:table-cell table:style-name="Table1.B401" office:value-type="string">
            <text:h text:style-name="P22" text:outline-level="1">Hardware code for SELECT key (option 1)</text:h>
          </table:table-cell>
        </table:table-row>
        <table:table-row table:style-name="Table1.299">
          <table:table-cell table:style-name="Table1.A2" office:value-type="string">
            <text:h text:style-name="P22" text:outline-level="1">scontrolcode2</text:h>
          </table:table-cell>
          <table:table-cell table:style-name="Table1.B402" office:value-type="string">
            <text:h text:style-name="P22" text:outline-level="1">Hardware code for SELECT key (option 2)</text:h>
          </table:table-cell>
        </table:table-row>
        <table:table-row table:style-name="Table1.299">
          <table:table-cell table:style-name="Table1.A3" office:value-type="string">
            <text:h text:style-name="P23" text:outline-level="1">scontrolcode3</text:h>
          </table:table-cell>
          <table:table-cell table:style-name="Table1.B403" office:value-type="string">
            <text:h text:style-name="P23" text:outline-level="1">Hardware code for SELECT key (option 3)</text:h>
          </table:table-cell>
        </table:table-row>
        <table:table-row table:style-name="Table1.299">
          <table:table-cell table:style-name="Table1.A2" office:value-type="string">
            <text:h text:style-name="P23" text:outline-level="1">scontrolcode4</text:h>
          </table:table-cell>
          <table:table-cell table:style-name="Table1.B404" office:value-type="string">
            <text:h text:style-name="P23"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B405"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B406"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B407"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B408" office:value-type="string">
            <text:h text:style-name="P8" text:outline-level="1">Used to tell engine if script is running. 1 = yes. 0 = no.</text:h>
          </table:table-cell>
        </table:table-row>
        <table:table-row table:style-name="Table1.299">
          <table:table-cell table:style-name="Table1.A3" office:value-type="string">
            <text:h text:style-name="P110" text:outline-level="1">scriptskip</text:h>
          </table:table-cell>
          <table:table-cell table:style-name="Table1.B409" office:value-type="string">
            <text:h text:style-name="P110" text:outline-level="1">IF script should be put into skip mode. 0 = np, run script normally. 1 = yes, skip was requested.</text:h>
          </table:table-cell>
        </table:table-row>
        <table:table-row table:style-name="Table1.299">
          <table:table-cell table:style-name="Table1.A2" office:value-type="string">
            <text:h text:style-name="P111" text:outline-level="1">scriptswitch</text:h>
          </table:table-cell>
          <table:table-cell table:style-name="Table1.B410" office:value-type="string">
            <text:h text:style-name="P111" text:outline-level="1">Switches to another mainplayer sprite automatically when a script is run. The sprite name is identical with the number 2 at the end.</text:h>
          </table:table-cell>
        </table:table-row>
        <table:table-row table:style-name="Table1.299">
          <table:table-cell table:style-name="Table1.A3" office:value-type="string">
            <text:h text:style-name="P112" text:outline-level="1">scriptswitch2</text:h>
          </table:table-cell>
          <table:table-cell table:style-name="Table1.B411" office:value-type="string">
            <text:h text:style-name="P112" text:outline-level="1">Used to check if the mainplayer sprite has been changed during a script.</text:h>
          </table:table-cell>
        </table:table-row>
        <table:table-row table:style-name="Table1.299">
          <table:table-cell table:style-name="Table1.A2" office:value-type="string">
            <text:h text:style-name="P72" text:outline-level="1">scripttime</text:h>
          </table:table-cell>
          <table:table-cell table:style-name="Table1.B412" office:value-type="string">
            <text:h text:style-name="P72" text:outline-level="1">Current amount of time the script timer has been counting.</text:h>
          </table:table-cell>
        </table:table-row>
        <table:table-row table:style-name="Table1.299">
          <table:table-cell table:style-name="Table1.A3" office:value-type="string">
            <text:h text:style-name="P72" text:outline-level="1">scripttimer</text:h>
          </table:table-cell>
          <table:table-cell table:style-name="Table1.B413" office:value-type="string">
            <text:h text:style-name="P72" text:outline-level="1">Amount of time set before a script will run.</text:h>
          </table:table-cell>
        </table:table-row>
        <table:table-row table:style-name="Table1.299">
          <table:table-cell table:style-name="Table1.A2" office:value-type="string">
            <text:h text:style-name="P113" text:outline-level="1">scriptvalue(no)</text:h>
          </table:table-cell>
          <table:table-cell table:style-name="Table1.B414" office:value-type="string">
            <text:h text:style-name="P113" text:outline-level="1">Custom script values.</text:h>
          </table:table-cell>
        </table:table-row>
        <table:table-row table:style-name="Table1.299">
          <table:table-cell table:style-name="Table1.A3" office:value-type="string">
            <text:h text:style-name="P114" text:outline-level="1">scriptwaittime</text:h>
          </table:table-cell>
          <table:table-cell table:style-name="Table1.B415" office:value-type="string">
            <text:h text:style-name="P114"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B416" office:value-type="string">
            <text:p text:style-name="P11">Tells engine to divide all script walking speeds by an amount.</text:p>
          </table:table-cell>
        </table:table-row>
        <table:table-row table:style-name="Table1.299">
          <table:table-cell table:style-name="Table1.A3" office:value-type="string">
            <text:h text:style-name="P115" text:outline-level="1">selectobjecthighlight</text:h>
          </table:table-cell>
          <table:table-cell table:style-name="Table1.B417" office:value-type="string">
            <text:h text:style-name="P115" text:outline-level="1">If selected world object highlighter is on. 1 = on. 0 = off. </text:h>
          </table:table-cell>
        </table:table-row>
        <table:table-row table:style-name="Table1.299">
          <table:table-cell table:style-name="Table1.A2" office:value-type="string">
            <text:h text:style-name="P116" text:outline-level="1">seperateval1</text:h>
          </table:table-cell>
          <table:table-cell table:style-name="Table1.B418" office:value-type="string">
            <text:h text:style-name="P116" text:outline-level="1">Used to separate script values</text:h>
          </table:table-cell>
        </table:table-row>
        <table:table-row table:style-name="Table1.299">
          <table:table-cell table:style-name="Table1.A3" office:value-type="string">
            <text:h text:style-name="P116" text:outline-level="1">seperateval2</text:h>
          </table:table-cell>
          <table:table-cell table:style-name="Table1.B419" office:value-type="string">
            <text:h text:style-name="P116"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B420" office:value-type="string">
            <text:h text:style-name="P8" text:outline-level="1">Used to deturmine if engine is setting up. 1 = yes. 0 = no.</text:h>
          </table:table-cell>
        </table:table-row>
        <table:table-row table:style-name="Table1.299">
          <table:table-cell table:style-name="Table1.A3" office:value-type="string">
            <text:h text:style-name="P117" text:outline-level="1">setuprecord</text:h>
          </table:table-cell>
          <table:table-cell table:style-name="Table1.B421" office:value-type="string">
            <text:h text:style-name="P117"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B422"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B423" office:value-type="string">
            <text:p text:style-name="P11">Tells engine if giving of items/currency is silent or not. 0 = not silent. 1 = silent.</text:p>
          </table:table-cell>
        </table:table-row>
        <text:soft-page-break/>
        <table:table-row table:style-name="Table1.299">
          <table:table-cell table:style-name="Table1.A2" office:value-type="string">
            <text:p text:style-name="P11">silenttake</text:p>
          </table:table-cell>
          <table:table-cell table:style-name="Table1.B424" office:value-type="string">
            <text:p text:style-name="P11">Tells engine if taking of items/currency is silent or not. 0 = not silent. 1 = silent.</text:p>
          </table:table-cell>
        </table:table-row>
        <table:table-row table:style-name="Table1.299">
          <table:table-cell table:style-name="Table1.A3" office:value-type="string">
            <text:h text:style-name="P118" text:outline-level="1">sitime</text:h>
          </table:table-cell>
          <table:table-cell table:style-name="Table1.B425" office:value-type="string">
            <text:h text:style-name="P118" text:outline-level="1">itime for save time</text:h>
          </table:table-cell>
        </table:table-row>
        <table:table-row table:style-name="Table1.299">
          <table:table-cell table:style-name="Table1.A2" office:value-type="string">
            <text:h text:style-name="P119" text:outline-level="1">skipallowed</text:h>
          </table:table-cell>
          <table:table-cell table:style-name="Table1.B426" office:value-type="string">
            <text:h text:style-name="P119"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B427"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0" text:outline-level="1">speedrun</text:h>
          </table:table-cell>
          <table:table-cell table:style-name="Table1.B428" office:value-type="string">
            <text:h text:style-name="P120" text:outline-level="1">Used to tell what mode the speedrun is on. 0 = off. 1 = on. 2 = complete.</text:h>
          </table:table-cell>
        </table:table-row>
        <table:table-row table:style-name="Table1.299">
          <table:table-cell table:style-name="Table1.A3" office:value-type="string">
            <text:h text:style-name="P120" text:outline-level="1">speedrunhour</text:h>
          </table:table-cell>
          <table:table-cell table:style-name="Table1.B429" office:value-type="string">
            <text:h text:style-name="P120" text:outline-level="1">Number of hours speedrun has been going.</text:h>
          </table:table-cell>
        </table:table-row>
        <table:table-row table:style-name="Table1.299">
          <table:table-cell table:style-name="Table1.A2" office:value-type="string">
            <text:h text:style-name="P120" text:outline-level="1">speedrunmin</text:h>
          </table:table-cell>
          <table:table-cell table:style-name="Table1.B430" office:value-type="string">
            <text:h text:style-name="P120" text:outline-level="1">Number of minutes speedrun has been going.</text:h>
          </table:table-cell>
        </table:table-row>
        <table:table-row table:style-name="Table1.299">
          <table:table-cell table:style-name="Table1.A3" office:value-type="string">
            <text:h text:style-name="P120" text:outline-level="1">speedrunsec</text:h>
          </table:table-cell>
          <table:table-cell table:style-name="Table1.B431" office:value-type="string">
            <text:h text:style-name="P120" text:outline-level="1">Number of seconds speedrun has been going.</text:h>
          </table:table-cell>
        </table:table-row>
        <table:table-row table:style-name="Table1.299">
          <table:table-cell table:style-name="Table1.A2" office:value-type="string">
            <text:h text:style-name="P121" text:outline-level="1">ss1x</text:h>
          </table:table-cell>
          <table:table-cell table:style-name="Table1.B432" office:value-type="string">
            <text:h text:style-name="P121" text:outline-level="1">X location of save slot 1</text:h>
          </table:table-cell>
        </table:table-row>
        <table:table-row table:style-name="Table1.299">
          <table:table-cell table:style-name="Table1.A3" office:value-type="string">
            <text:h text:style-name="P121" text:outline-level="1">ss1y</text:h>
          </table:table-cell>
          <table:table-cell table:style-name="Table1.B433" office:value-type="string">
            <text:h text:style-name="P121" text:outline-level="1">Y location of save slot 1</text:h>
          </table:table-cell>
        </table:table-row>
        <table:table-row table:style-name="Table1.299">
          <table:table-cell table:style-name="Table1.A2" office:value-type="string">
            <text:h text:style-name="P121" text:outline-level="1">ss2x</text:h>
          </table:table-cell>
          <table:table-cell table:style-name="Table1.B434" office:value-type="string">
            <text:h text:style-name="P121" text:outline-level="1">X location of save slot 2</text:h>
          </table:table-cell>
        </table:table-row>
        <table:table-row table:style-name="Table1.299">
          <table:table-cell table:style-name="Table1.A3" office:value-type="string">
            <text:h text:style-name="P121" text:outline-level="1">ss2y</text:h>
          </table:table-cell>
          <table:table-cell table:style-name="Table1.B435" office:value-type="string">
            <text:h text:style-name="P121" text:outline-level="1">Y location of save slot 2</text:h>
          </table:table-cell>
        </table:table-row>
        <table:table-row table:style-name="Table1.299">
          <table:table-cell table:style-name="Table1.A2" office:value-type="string">
            <text:h text:style-name="P121" text:outline-level="1">ss3x</text:h>
          </table:table-cell>
          <table:table-cell table:style-name="Table1.B436" office:value-type="string">
            <text:h text:style-name="P121" text:outline-level="1">X location of save slot 3</text:h>
          </table:table-cell>
        </table:table-row>
        <table:table-row table:style-name="Table1.299">
          <table:table-cell table:style-name="Table1.A3" office:value-type="string">
            <text:h text:style-name="P121" text:outline-level="1">ss3y</text:h>
          </table:table-cell>
          <table:table-cell table:style-name="Table1.B437" office:value-type="string">
            <text:h text:style-name="P121" text:outline-level="1">Y location of save slot 3</text:h>
          </table:table-cell>
        </table:table-row>
        <table:table-row table:style-name="Table1.299">
          <table:table-cell table:style-name="Table1.A2" office:value-type="string">
            <text:h text:style-name="P121" text:outline-level="1">ss<text:span text:style-name="T31">s</text:span>1x</text:h>
          </table:table-cell>
          <table:table-cell table:style-name="Table1.B438" office:value-type="string">
            <text:h text:style-name="P121" text:outline-level="1">X location of save slot <text:span text:style-name="T31">select sprite</text:span><text:span text:style-name="T32"> </text:span>1</text:h>
          </table:table-cell>
        </table:table-row>
        <table:table-row table:style-name="Table1.299">
          <table:table-cell table:style-name="Table1.A3" office:value-type="string">
            <text:h text:style-name="P121" text:outline-level="1">ss<text:span text:style-name="T31">s</text:span>1y</text:h>
          </table:table-cell>
          <table:table-cell table:style-name="Table1.B439" office:value-type="string">
            <text:h text:style-name="P122" text:outline-level="1">Y location of save slot <text:span text:style-name="T31">select sprite</text:span><text:span text:style-name="T32"> </text:span>1</text:h>
          </table:table-cell>
        </table:table-row>
        <table:table-row table:style-name="Table1.299">
          <table:table-cell table:style-name="Table1.A2" office:value-type="string">
            <text:h text:style-name="P121" text:outline-level="1">ss<text:span text:style-name="T31">s</text:span>2x</text:h>
          </table:table-cell>
          <table:table-cell table:style-name="Table1.B440" office:value-type="string">
            <text:h text:style-name="P122" text:outline-level="1">X location of save slot <text:span text:style-name="T31">select sprite</text:span><text:span text:style-name="T32"> </text:span>2</text:h>
          </table:table-cell>
        </table:table-row>
        <table:table-row table:style-name="Table1.299">
          <table:table-cell table:style-name="Table1.A3" office:value-type="string">
            <text:h text:style-name="P121" text:outline-level="1">ss<text:span text:style-name="T31">s</text:span>2y</text:h>
          </table:table-cell>
          <table:table-cell table:style-name="Table1.B441" office:value-type="string">
            <text:h text:style-name="P122" text:outline-level="1">Y location of save slot <text:span text:style-name="T31">select sprite</text:span><text:span text:style-name="T32"> </text:span>2</text:h>
          </table:table-cell>
        </table:table-row>
        <table:table-row table:style-name="Table1.299">
          <table:table-cell table:style-name="Table1.A2" office:value-type="string">
            <text:h text:style-name="P121" text:outline-level="1">ss<text:span text:style-name="T31">s</text:span>3x</text:h>
          </table:table-cell>
          <table:table-cell table:style-name="Table1.B442" office:value-type="string">
            <text:h text:style-name="P122" text:outline-level="1">X location of save slot <text:span text:style-name="T31">select sprite</text:span><text:span text:style-name="T32"> </text:span>3</text:h>
          </table:table-cell>
        </table:table-row>
        <table:table-row table:style-name="Table1.299">
          <table:table-cell table:style-name="Table1.A3" office:value-type="string">
            <text:h text:style-name="P121" text:outline-level="1">ss<text:span text:style-name="T31">s</text:span>3y</text:h>
          </table:table-cell>
          <table:table-cell table:style-name="Table1.B443" office:value-type="string">
            <text:h text:style-name="P122" text:outline-level="1">Y location of save slot <text:span text:style-name="T31">select sprite</text:span><text:span text:style-name="T32"> </text:span>3</text:h>
          </table:table-cell>
        </table:table-row>
        <table:table-row table:style-name="Table1.299">
          <table:table-cell table:style-name="Table1.A2" office:value-type="string">
            <text:h text:style-name="P121" text:outline-level="1">ss<text:span text:style-name="T32">t</text:span>1x</text:h>
          </table:table-cell>
          <table:table-cell table:style-name="Table1.B444" office:value-type="string">
            <text:h text:style-name="P121" text:outline-level="1">X location of save slot <text:span text:style-name="T32">text </text:span>1</text:h>
          </table:table-cell>
        </table:table-row>
        <table:table-row table:style-name="Table1.299">
          <table:table-cell table:style-name="Table1.A3" office:value-type="string">
            <text:h text:style-name="P121" text:outline-level="1">ss<text:span text:style-name="T32">t</text:span>1y</text:h>
          </table:table-cell>
          <table:table-cell table:style-name="Table1.B445" office:value-type="string">
            <text:h text:style-name="P123" text:outline-level="1">Y location of save slot <text:span text:style-name="T32">text </text:span>1</text:h>
          </table:table-cell>
        </table:table-row>
        <table:table-row table:style-name="Table1.299">
          <table:table-cell table:style-name="Table1.A2" office:value-type="string">
            <text:h text:style-name="P121" text:outline-level="1">ss<text:span text:style-name="T32">t</text:span>2x</text:h>
          </table:table-cell>
          <table:table-cell table:style-name="Table1.B446" office:value-type="string">
            <text:h text:style-name="P123" text:outline-level="1">X location of save slot <text:span text:style-name="T32">text </text:span>2</text:h>
          </table:table-cell>
        </table:table-row>
        <table:table-row table:style-name="Table1.299">
          <table:table-cell table:style-name="Table1.A3" office:value-type="string">
            <text:h text:style-name="P121" text:outline-level="1">ss<text:span text:style-name="T32">t</text:span>2y</text:h>
          </table:table-cell>
          <table:table-cell table:style-name="Table1.B447" office:value-type="string">
            <text:h text:style-name="P123" text:outline-level="1">Y location of save slot <text:span text:style-name="T32">text </text:span>2</text:h>
          </table:table-cell>
        </table:table-row>
        <table:table-row table:style-name="Table1.299">
          <table:table-cell table:style-name="Table1.A2" office:value-type="string">
            <text:h text:style-name="P121" text:outline-level="1">ss<text:span text:style-name="T32">t</text:span>3x</text:h>
          </table:table-cell>
          <table:table-cell table:style-name="Table1.B448" office:value-type="string">
            <text:h text:style-name="P123" text:outline-level="1">X location of save slot <text:span text:style-name="T32">text </text:span>3</text:h>
          </table:table-cell>
        </table:table-row>
        <text:soft-page-break/>
        <table:table-row table:style-name="Table1.299">
          <table:table-cell table:style-name="Table1.A3" office:value-type="string">
            <text:h text:style-name="P121" text:outline-level="1">ss<text:span text:style-name="T32">t</text:span>3y</text:h>
          </table:table-cell>
          <table:table-cell table:style-name="Table1.B449" office:value-type="string">
            <text:h text:style-name="P123" text:outline-level="1">Y location of save slot <text:span text:style-name="T32">text </text:span>3</text:h>
          </table:table-cell>
        </table:table-row>
        <table:table-row table:style-name="Table1.299">
          <table:table-cell table:style-name="Table1.A2" office:value-type="string">
            <text:h text:style-name="P121" text:outline-level="1">ss<text:span text:style-name="T32">t</text:span><text:span text:style-name="T33">d</text:span>1x</text:h>
          </table:table-cell>
          <table:table-cell table:style-name="Table1.B450" office:value-type="string">
            <text:h text:style-name="P121" text:outline-level="1">X location of save slot <text:span text:style-name="T33">date</text:span><text:span text:style-name="T32"> </text:span>1</text:h>
          </table:table-cell>
        </table:table-row>
        <table:table-row table:style-name="Table1.299">
          <table:table-cell table:style-name="Table1.A3" office:value-type="string">
            <text:h text:style-name="P121" text:outline-level="1">ss<text:span text:style-name="T32">t</text:span><text:span text:style-name="T33">d</text:span>1y</text:h>
          </table:table-cell>
          <table:table-cell table:style-name="Table1.B451" office:value-type="string">
            <text:h text:style-name="P124" text:outline-level="1">Y location of save slot <text:span text:style-name="T33">date</text:span><text:span text:style-name="T32"> </text:span>1</text:h>
          </table:table-cell>
        </table:table-row>
        <table:table-row table:style-name="Table1.299">
          <table:table-cell table:style-name="Table1.A2" office:value-type="string">
            <text:h text:style-name="P121" text:outline-level="1">ss<text:span text:style-name="T32">t</text:span><text:span text:style-name="T33">d</text:span>2x</text:h>
          </table:table-cell>
          <table:table-cell table:style-name="Table1.B452" office:value-type="string">
            <text:h text:style-name="P124" text:outline-level="1">X location of save slot <text:span text:style-name="T33">date</text:span><text:span text:style-name="T32"> </text:span>2</text:h>
          </table:table-cell>
        </table:table-row>
        <table:table-row table:style-name="Table1.299">
          <table:table-cell table:style-name="Table1.A3" office:value-type="string">
            <text:h text:style-name="P121" text:outline-level="1">ss<text:span text:style-name="T32">t</text:span><text:span text:style-name="T33">d</text:span>2y</text:h>
          </table:table-cell>
          <table:table-cell table:style-name="Table1.B453" office:value-type="string">
            <text:h text:style-name="P124" text:outline-level="1">Y location of save slot <text:span text:style-name="T33">date</text:span><text:span text:style-name="T32"> </text:span>2</text:h>
          </table:table-cell>
        </table:table-row>
        <table:table-row table:style-name="Table1.299">
          <table:table-cell table:style-name="Table1.A2" office:value-type="string">
            <text:h text:style-name="P121" text:outline-level="1">ss<text:span text:style-name="T32">t</text:span><text:span text:style-name="T33">d</text:span>3x</text:h>
          </table:table-cell>
          <table:table-cell table:style-name="Table1.B454" office:value-type="string">
            <text:h text:style-name="P124" text:outline-level="1">X location of save slot <text:span text:style-name="T33">date</text:span><text:span text:style-name="T32"> </text:span>3</text:h>
          </table:table-cell>
        </table:table-row>
        <table:table-row table:style-name="Table1.299">
          <table:table-cell table:style-name="Table1.A3" office:value-type="string">
            <text:h text:style-name="P121" text:outline-level="1">ss<text:span text:style-name="T32">t</text:span><text:span text:style-name="T33">d</text:span>3y</text:h>
          </table:table-cell>
          <table:table-cell table:style-name="Table1.B455" office:value-type="string">
            <text:h text:style-name="P124" text:outline-level="1">Y location of save slot <text:span text:style-name="T33">date</text:span><text:span text:style-name="T32"> </text:span>3</text:h>
          </table:table-cell>
        </table:table-row>
        <table:table-row table:style-name="Table1.456">
          <table:table-cell table:style-name="Table1.A2" office:value-type="string">
            <text:h text:style-name="P118" text:outline-level="1">stime</text:h>
          </table:table-cell>
          <table:table-cell table:style-name="Table1.B456" office:value-type="string">
            <text:h text:style-name="P118" text:outline-level="1">ctime for save time</text:h>
          </table:table-cell>
        </table:table-row>
        <table:table-row table:style-name="Table1.456">
          <table:table-cell table:style-name="Table1.A3" office:value-type="string">
            <text:p text:style-name="P11">stposx</text:p>
          </table:table-cell>
          <table:table-cell table:style-name="Table1.B457"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B458" office:value-type="string">
            <text:p text:style-name="P11">Y position of terminal selector</text:p>
          </table:table-cell>
        </table:table-row>
        <table:table-row table:style-name="Table1.456">
          <table:table-cell table:style-name="Table1.A3" office:value-type="string">
            <text:h text:style-name="P125" text:outline-level="1">sysstat</text:h>
          </table:table-cell>
          <table:table-cell table:style-name="Table1.B459" office:value-type="string">
            <text:h text:style-name="P125"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B460"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B461"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B462" office:value-type="string">
            <text:h text:style-name="P8" text:outline-level="1">Temporary values, <text:span text:style-name="T34">often used for calculation</text:span>. Scrubbed at end of sub <text:span text:style-name="T34">or at end of use.</text:span></text:h>
          </table:table-cell>
        </table:table-row>
        <table:table-row table:style-name="Table1.456">
          <table:table-cell table:style-name="Table1.A3" office:value-type="string">
            <text:h text:style-name="P126" text:outline-level="1">tempmusiccut</text:h>
          </table:table-cell>
          <table:table-cell table:style-name="Table1.B463" office:value-type="string">
            <text:h text:style-name="P127" text:outline-level="1">Switches the <text:span text:style-name="T35">musictransitionmode </text:span>on a temp basis for instances of <text:span text:style-name="T36">stopping and starting music instantly</text:span></text:h>
          </table:table-cell>
        </table:table-row>
        <table:table-row table:style-name="Table1.456">
          <table:table-cell table:style-name="Table1.A2" office:value-type="string">
            <text:h text:style-name="P128" text:outline-level="1">tempmusicfade</text:h>
          </table:table-cell>
          <table:table-cell table:style-name="Table1.B464" office:value-type="string">
            <text:h text:style-name="P128" text:outline-level="1">Switches the <text:span text:style-name="T35">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B465"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B466"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B467"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B468"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B469"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B470" office:value-type="string">
            <text:p text:style-name="P11">Y location of terminal face/status logo</text:p>
          </table:table-cell>
        </table:table-row>
        <table:table-row table:style-name="Table1.456">
          <table:table-cell table:style-name="Table1.A3" office:value-type="string">
            <text:h text:style-name="P79" text:outline-level="1">terminalnoboot</text:h>
          </table:table-cell>
          <table:table-cell table:style-name="Table1.B471" office:value-type="string">
            <text:h text:style-name="P129"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B472" office:value-type="string">
            <text:p text:style-name="P11">Location of first row in terminal</text:p>
          </table:table-cell>
        </table:table-row>
        <text:soft-page-break/>
        <table:table-row table:style-name="Table1.456">
          <table:table-cell table:style-name="Table1.A3" office:value-type="string">
            <text:p text:style-name="P11">terminalrow2</text:p>
          </table:table-cell>
          <table:table-cell table:style-name="Table1.B473"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B474"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B475"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B476" office:value-type="string">
            <text:p text:style-name="P11">Y location of text banner face</text:p>
          </table:table-cell>
        </table:table-row>
        <table:table-row table:style-name="Table1.456">
          <table:table-cell table:style-name="Table1.A3" office:value-type="string">
            <text:h text:style-name="P130" text:outline-level="1">textbannerline1</text:h>
          </table:table-cell>
          <table:table-cell table:style-name="Table1.B477" office:value-type="string">
            <text:h text:style-name="P130" text:outline-level="1">Y co-ordinate of line one of text banners.</text:h>
          </table:table-cell>
        </table:table-row>
        <table:table-row table:style-name="Table1.456">
          <table:table-cell table:style-name="Table1.A2" office:value-type="string">
            <text:h text:style-name="P130" text:outline-level="1">textbannerline2</text:h>
          </table:table-cell>
          <table:table-cell table:style-name="Table1.B478" office:value-type="string">
            <text:h text:style-name="P130"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B479"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B480"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B481"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B482"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B483"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B484"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B485" office:value-type="string">
            <text:p text:style-name="P11">Total number of objects supported per map.</text:p>
          </table:table-cell>
        </table:table-row>
        <table:table-row table:style-name="Table1.456">
          <table:table-cell table:style-name="Table1.A2" office:value-type="string">
            <text:p text:style-name="P11">totalplayers</text:p>
          </table:table-cell>
          <table:table-cell table:style-name="Table1.B486"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B487" office:value-type="string">
            <text:p text:style-name="P11">Total number of pocket items supported in game.</text:p>
          </table:table-cell>
        </table:table-row>
        <table:table-row table:style-name="Table1.456">
          <table:table-cell table:style-name="Table1.A2" office:value-type="string">
            <text:h text:style-name="P113" text:outline-level="1">totalscriptvalues</text:h>
          </table:table-cell>
          <table:table-cell table:style-name="Table1.B488" office:value-type="string">
            <text:h text:style-name="P113" text:outline-level="1">Total number of script values</text:h>
          </table:table-cell>
        </table:table-row>
        <table:table-row table:style-name="Table1.456">
          <table:table-cell table:style-name="Table1.A3" office:value-type="string">
            <text:p text:style-name="P11">totalsfxs</text:p>
          </table:table-cell>
          <table:table-cell table:style-name="Table1.B489"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B490"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B491"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1" text:outline-level="1">triggerd(no)</text:h>
          </table:table-cell>
          <table:table-cell table:style-name="Table1.B492" office:value-type="string">
            <text:h text:style-name="P131" text:outline-level="1">Used to tell engine if trigger is considered active. 1 = active. 0 = not active.</text:h>
          </table:table-cell>
        </table:table-row>
        <table:table-row table:style-name="Table1.456">
          <table:table-cell table:style-name="Table1.A3" office:value-type="string">
            <text:h text:style-name="P132" text:outline-level="1">triggerexit(no)</text:h>
          </table:table-cell>
          <table:table-cell table:style-name="Table1.B493" office:value-type="string">
            <text:h text:style-name="P132"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B494" office:value-type="string">
            <text:h text:style-name="P8" text:outline-level="1">First X value of trigger</text:h>
          </table:table-cell>
        </table:table-row>
        <text:soft-page-break/>
        <table:table-row table:style-name="Table1.456">
          <table:table-cell table:style-name="Table1.A3" office:value-type="string">
            <text:h text:style-name="P8" text:outline-level="1">triggerx(no)2</text:h>
          </table:table-cell>
          <table:table-cell table:style-name="Table1.B495"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B496"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B497"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B498"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B499" office:value-type="string">
            <text:p text:style-name="P11">If walk up control is enabled. 1 = yes. 0 = no.</text:p>
          </table:table-cell>
        </table:table-row>
        <table:table-row table:style-name="Table1.456">
          <table:table-cell table:style-name="Table1.A2" office:value-type="string">
            <text:h text:style-name="P22" text:outline-level="1">ucontrolcode1</text:h>
          </table:table-cell>
          <table:table-cell table:style-name="Table1.B500" office:value-type="string">
            <text:h text:style-name="P22" text:outline-level="1">Hardware code for UP key (option 1)</text:h>
          </table:table-cell>
        </table:table-row>
        <table:table-row table:style-name="Table1.456">
          <table:table-cell table:style-name="Table1.A3" office:value-type="string">
            <text:h text:style-name="P22" text:outline-level="1">ucontrolcode2</text:h>
          </table:table-cell>
          <table:table-cell table:style-name="Table1.B501" office:value-type="string">
            <text:h text:style-name="P22" text:outline-level="1">Hardware code for UP key (option 2)</text:h>
          </table:table-cell>
        </table:table-row>
        <table:table-row table:style-name="Table1.456">
          <table:table-cell table:style-name="Table1.A2" office:value-type="string">
            <text:h text:style-name="P23" text:outline-level="1">ucontrolcode3</text:h>
          </table:table-cell>
          <table:table-cell table:style-name="Table1.B502" office:value-type="string">
            <text:h text:style-name="P23" text:outline-level="1">Hardware code for UP key (option 3)</text:h>
          </table:table-cell>
        </table:table-row>
        <table:table-row table:style-name="Table1.456">
          <table:table-cell table:style-name="Table1.A3" office:value-type="string">
            <text:h text:style-name="P23" text:outline-level="1">ucontrolcode4</text:h>
          </table:table-cell>
          <table:table-cell table:style-name="Table1.B503" office:value-type="string">
            <text:h text:style-name="P23"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504"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3" text:outline-level="1">usersetup</text:h>
          </table:table-cell>
          <table:table-cell table:style-name="Table1.B505" office:value-type="string">
            <text:h text:style-name="P13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506" office:value-type="string">
            <text:p text:style-name="P11">X location of “USE” text in pockets.</text:p>
          </table:table-cell>
        </table:table-row>
        <table:table-row table:style-name="Table1.456">
          <table:table-cell table:style-name="Table1.A3" office:value-type="string">
            <text:h text:style-name="P134" text:outline-level="1">valuesaveno</text:h>
          </table:table-cell>
          <table:table-cell table:style-name="Table1.B507" office:value-type="string">
            <text:h text:style-name="P134" text:outline-level="1">Number of in-game value to be saved.</text:h>
          </table:table-cell>
        </table:table-row>
        <table:table-row table:style-name="Table1.456">
          <table:table-cell table:style-name="Table1.A2" office:value-type="string">
            <text:h text:style-name="P135" text:outline-level="1">variablelength</text:h>
          </table:table-cell>
          <table:table-cell table:style-name="Table1.B508" office:value-type="string">
            <text:h text:style-name="P135" text:outline-level="1">Length of variable command.</text:h>
          </table:table-cell>
        </table:table-row>
        <table:table-row table:style-name="Table1.456">
          <table:table-cell table:style-name="Table1.A509" office:value-type="string">
            <text:h text:style-name="P8" text:outline-level="1">xxit</text:h>
          </table:table-cell>
          <table:table-cell table:style-name="Table1.B509" office:value-type="string">
            <text:h text:style-name="P8" text:outline-level="1">Triggers end game sequence</text:h>
          </table:table-cell>
        </table:table-row>
      </table:table>
      <text:p text:style-name="P136"/>
      <text:h text:style-name="P137" text:outline-level="1"><text:bookmark-start text:name="_Toc1"/>String Values<text:bookmark-end text:name="_Toc1"/></text:h>
      <text:p text:style-name="P5"/>
      <text:p text:style-name="P138"/>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39">awardarrowleft$</text:p>
          </table:table-cell>
          <table:table-cell table:style-name="Table2.B6" office:value-type="string">
            <text:p text:style-name="P139">Name of award left arrow file.</text:p>
          </table:table-cell>
        </table:table-row>
        <table:table-row table:style-name="Table2.4">
          <table:table-cell table:style-name="Table2.A3" office:value-type="string">
            <text:p text:style-name="P139">awardarrowright$</text:p>
          </table:table-cell>
          <table:table-cell table:style-name="Table2.B7" office:value-type="string">
            <text:p text:style-name="P139">Name of award right arrow file.</text:p>
          </table:table-cell>
        </table:table-row>
        <table:table-row table:style-name="Table2.4">
          <table:table-cell table:style-name="Table2.A2" office:value-type="string">
            <text:p text:style-name="P139">awardarrowselectleft$</text:p>
            <text:p text:style-name="P140"/>
          </table:table-cell>
          <table:table-cell table:style-name="Table2.B8" office:value-type="string">
            <text:p text:style-name="P139">Name of award selected left arrow file.</text:p>
          </table:table-cell>
        </table:table-row>
        <table:table-row table:style-name="Table2.9">
          <table:table-cell table:style-name="Table2.A3" office:value-type="string">
            <text:p text:style-name="P139">awardarrowselectright$</text:p>
          </table:table-cell>
          <table:table-cell table:style-name="Table2.B9" office:value-type="string">
            <text:p text:style-name="P139">Name of award selected right arrow file.</text:p>
          </table:table-cell>
        </table:table-row>
        <table:table-row table:style-name="Table2.4">
          <table:table-cell table:style-name="Table2.A2" office:value-type="string">
            <text:p text:style-name="P141">awardbanner$</text:p>
          </table:table-cell>
          <table:table-cell table:style-name="Table2.B10" office:value-type="string">
            <text:p text:style-name="P141">Name of award banner file</text:p>
          </table:table-cell>
        </table:table-row>
        <table:table-row table:style-name="Table2.1">
          <table:table-cell table:style-name="Table2.A3" office:value-type="string">
            <text:p text:style-name="P142">awarddescription(no)$</text:p>
          </table:table-cell>
          <table:table-cell table:style-name="Table2.B11" office:value-type="string">
            <text:p text:style-name="P142">Description of award.</text:p>
          </table:table-cell>
        </table:table-row>
        <table:table-row table:style-name="Table2.4">
          <table:table-cell table:style-name="Table2.A2" office:value-type="string">
            <text:p text:style-name="P143">awardname(no)$</text:p>
          </table:table-cell>
          <table:table-cell table:style-name="Table2.B12" office:value-type="string">
            <text:p text:style-name="P143">Name of award.</text:p>
          </table:table-cell>
        </table:table-row>
        <table:table-row table:style-name="Table2.4">
          <table:table-cell table:style-name="Table2.A3" office:value-type="string">
            <text:p text:style-name="P139">awardnone$</text:p>
          </table:table-cell>
          <table:table-cell table:style-name="Table2.B13" office:value-type="string">
            <text:p text:style-name="P139">Name of missing award file.</text:p>
          </table:table-cell>
        </table:table-row>
        <table:table-row table:style-name="Table2.4">
          <table:table-cell table:style-name="Table2.A2" office:value-type="string">
            <text:p text:style-name="P144">awardnotification$</text:p>
          </table:table-cell>
          <table:table-cell table:style-name="Table2.B14" office:value-type="string">
            <text:p text:style-name="P144">The text that award notifications say</text:p>
          </table:table-cell>
        </table:table-row>
        <table:table-row table:style-name="Table2.1">
          <table:table-cell table:style-name="Table2.A3" office:value-type="string">
            <text:p text:style-name="P144">awardtitle$</text:p>
          </table:table-cell>
          <table:table-cell table:style-name="Table2.B15" office:value-type="string">
            <text:p text:style-name="P144">Title given to awards</text:p>
          </table:table-cell>
        </table:table-row>
        <table:table-row table:style-name="Table2.4">
          <table:table-cell table:style-name="Table2.A2" office:value-type="string">
            <text:p text:style-name="P145">backgamepad$</text:p>
          </table:table-cell>
          <table:table-cell table:style-name="Table2.B16" office:value-type="string">
            <text:p text:style-name="P145">What button back/pause is on the gamepad</text:p>
          </table:table-cell>
        </table:table-row>
        <table:table-row table:style-name="Table2.4">
          <table:table-cell table:style-name="Table2.A3" office:value-type="string">
            <text:p text:style-name="P146">bannercharacter$</text:p>
          </table:table-cell>
          <table:table-cell table:style-name="Table2.B17" office:value-type="string">
            <text:p text:style-name="P146">Current character being printed to screen in text and choice banners.</text:p>
          </table:table-cell>
        </table:table-row>
        <table:table-row table:style-name="Table2.1">
          <table:table-cell table:style-name="Table2.A2" office:value-type="string">
            <text:p text:style-name="P147">bannertemp$</text:p>
          </table:table-cell>
          <table:table-cell table:style-name="Table2.B18" office:value-type="string">
            <text:p text:style-name="P147">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B19"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B20" office:value-type="string">
            <text:p text:style-name="P11">Name of game change log file for updater use.</text:p>
          </table:table-cell>
        </table:table-row>
        <table:table-row table:style-name="Table2.1">
          <table:table-cell table:style-name="Table2.A3" office:value-type="string">
            <text:p text:style-name="P148">choicebanner$</text:p>
          </table:table-cell>
          <table:table-cell table:style-name="Table2.B21" office:value-type="string">
            <text:p text:style-name="P148">Filename of choice banner for player choices</text:p>
          </table:table-cell>
        </table:table-row>
        <table:table-row table:style-name="Table2.9">
          <table:table-cell table:style-name="Table2.A2" office:value-type="string">
            <text:p text:style-name="P149">choicename$(no)</text:p>
          </table:table-cell>
          <table:table-cell table:style-name="Table2.B22" office:value-type="string">
            <text:p text:style-name="P149">Name of choice for player choices.</text:p>
          </table:table-cell>
        </table:table-row>
        <table:table-row table:style-name="Table2.9">
          <table:table-cell table:style-name="Table2.A3" office:value-type="string">
            <text:p text:style-name="P11">cn(number)$</text:p>
          </table:table-cell>
          <table:table-cell table:style-name="Table2.B2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B24"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B25"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B26"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B27"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B28"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B29"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B30" office:value-type="string">
            <text:h text:style-name="P8" text:outline-level="1">Location of main metadata folder</text:h>
          </table:table-cell>
        </table:table-row>
        <table:table-row table:style-name="Table2.4">
          <table:table-cell table:style-name="Table2.A3" office:value-type="string">
            <text:p text:style-name="P150">downloadfilelink$</text:p>
          </table:table-cell>
          <table:table-cell table:style-name="Table2.B31" office:value-type="string">
            <text:p text:style-name="P150">Link for a file to be downloaded.</text:p>
          </table:table-cell>
        </table:table-row>
        <table:table-row table:style-name="Table2.1">
          <table:table-cell table:style-name="Table2.A2" office:value-type="string">
            <text:p text:style-name="P150">downloadfilename$</text:p>
          </table:table-cell>
          <table:table-cell table:style-name="Table2.B32" office:value-type="string">
            <text:p text:style-name="P150">Filename for a file to be downloaded.</text:p>
          </table:table-cell>
        </table:table-row>
        <table:table-row table:style-name="Table2.1">
          <table:table-cell table:style-name="Table2.A3" office:value-type="string">
            <text:p text:style-name="P151">downloadicon$</text:p>
          </table:table-cell>
          <table:table-cell table:style-name="Table2.B33" office:value-type="string">
            <text:p text:style-name="P151">Filename of download icon</text:p>
          </table:table-cell>
        </table:table-row>
        <table:table-row table:style-name="Table2.1">
          <table:table-cell table:style-name="Table2.A2" office:value-type="string">
            <text:p text:style-name="P11">downloadlink$</text:p>
          </table:table-cell>
          <table:table-cell table:style-name="Table2.B34" office:value-type="string">
            <text:p text:style-name="P11">Download link for update files.</text:p>
          </table:table-cell>
        </table:table-row>
        <table:table-row table:style-name="Table2.4">
          <table:table-cell table:style-name="Table2.A3" office:value-type="string">
            <text:p text:style-name="P152">emptypockets$</text:p>
          </table:table-cell>
          <table:table-cell table:style-name="Table2.B35" office:value-type="string">
            <text:p text:style-name="P152">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B36"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B37"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B38"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B39" office:value-type="string">
            <text:h text:style-name="P8" text:outline-level="1">Title of console event</text:h>
          </table:table-cell>
        </table:table-row>
        <table:table-row table:style-name="Table2.1">
          <table:table-cell table:style-name="Table2.A2" office:value-type="string">
            <text:p text:style-name="P153">exclaim1name$</text:p>
          </table:table-cell>
          <table:table-cell table:style-name="Table2.B40" office:value-type="string">
            <text:p text:style-name="P153">Name of the ‘exclaim’ bubble first sprite, stored in uiloc$</text:p>
          </table:table-cell>
        </table:table-row>
        <table:table-row table:style-name="Table2.1">
          <table:table-cell table:style-name="Table2.A3" office:value-type="string">
            <text:p text:style-name="P153">exclaim2name$</text:p>
          </table:table-cell>
          <table:table-cell table:style-name="Table2.B41" office:value-type="string">
            <text:p text:style-name="P153">Name of the ‘exclaim’ bubble second sprite stored in uiloc$</text:p>
          </table:table-cell>
        </table:table-row>
        <table:table-row table:style-name="Table2.1">
          <table:table-cell table:style-name="Table2.A2" office:value-type="string">
            <text:p text:style-name="P154">filename$</text:p>
          </table:table-cell>
          <table:table-cell table:style-name="Table2.B42" office:value-type="string">
            <text:p text:style-name="P154">Name of executable file.</text:p>
          </table:table-cell>
        </table:table-row>
        <table:table-row table:style-name="Table2.1">
          <table:table-cell table:style-name="Table2.A3" office:value-type="string">
            <text:p text:style-name="P155">flatpakversionno$</text:p>
          </table:table-cell>
          <table:table-cell table:style-name="Table2.B43" office:value-type="string">
            <text:p text:style-name="P155">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B44"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B45"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B46"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B47"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B48" office:value-type="string">
            <text:p text:style-name="P11">Name of item to be given to main player</text:p>
          </table:table-cell>
        </table:table-row>
        <table:table-row table:style-name="Table2.1">
          <table:table-cell table:style-name="Table2.A3" office:value-type="string">
            <text:p text:style-name="P156">hardbuild$</text:p>
          </table:table-cell>
          <table:table-cell table:style-name="Table2.B49" office:value-type="string">
            <text:p text:style-name="P156">Hard coded engine version number to compare with metadata.</text:p>
          </table:table-cell>
        </table:table-row>
        <table:table-row table:style-name="Table2.9">
          <table:table-cell table:style-name="Table2.A2" office:value-type="string">
            <text:p text:style-name="P157">hideitem$</text:p>
          </table:table-cell>
          <table:table-cell table:style-name="Table2.B50" office:value-type="string">
            <text:p text:style-name="P157">Name of proposed pocket item to hide.</text:p>
          </table:table-cell>
        </table:table-row>
        <table:table-row table:style-name="Table2.1">
          <table:table-cell table:style-name="Table2.A3" office:value-type="string">
            <text:p text:style-name="P158">hunttemp$(no)</text:p>
          </table:table-cell>
          <table:table-cell table:style-name="Table2.B51" office:value-type="string">
            <text:p text:style-name="P158">Temp hunter player sting array</text:p>
          </table:table-cell>
        </table:table-row>
        <table:table-row table:style-name="Table2.1">
          <table:table-cell table:style-name="Table2.A2" office:value-type="string">
            <text:p text:style-name="P11">ifgone$</text:p>
          </table:table-cell>
          <table:table-cell table:style-name="Table2.B5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B5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54"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B55" office:value-type="string">
            <text:p text:style-name="P11">Checks pocket for item</text:p>
          </table:table-cell>
        </table:table-row>
        <table:table-row table:style-name="Table2.1">
          <table:table-cell table:style-name="Table2.A2" office:value-type="string">
            <text:p text:style-name="P159">ifselectobject$</text:p>
          </table:table-cell>
          <table:table-cell table:style-name="Table2.B56" office:value-type="string">
            <text:p text:style-name="P159">Used to check against selectobject$ for ifselectobject script commands.</text:p>
          </table:table-cell>
        </table:table-row>
        <table:table-row table:style-name="Table2.4">
          <table:table-cell table:style-name="Table2.A3" office:value-type="string">
            <text:p text:style-name="P160">lastconsoleline$</text:p>
          </table:table-cell>
          <table:table-cell table:style-name="Table2.B57" office:value-type="string">
            <text:p text:style-name="P160">Last line sent to the console printer.</text:p>
          </table:table-cell>
        </table:table-row>
        <table:table-row table:style-name="Table2.4">
          <table:table-cell table:style-name="Table2.A2" office:value-type="string">
            <text:p text:style-name="P11">lnxexe$</text:p>
          </table:table-cell>
          <table:table-cell table:style-name="Table2.B58"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B59"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B60"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B61" office:value-type="string">
            <text:p text:style-name="P11">Text displayed for “LOOK” action in pockets.</text:p>
          </table:table-cell>
        </table:table-row>
        <table:table-row table:style-name="Table2.4">
          <table:table-cell table:style-name="Table2.A2" office:value-type="string">
            <text:p text:style-name="P161">mainplayerlongname$</text:p>
          </table:table-cell>
          <table:table-cell table:style-name="Table2.B62" office:value-type="string">
            <text:p text:style-name="P161">Long name of main player</text:p>
          </table:table-cell>
        </table:table-row>
        <table:table-row table:style-name="Table2.1">
          <table:table-cell table:style-name="Table2.A3" office:value-type="string">
            <text:p text:style-name="P11">manual$</text:p>
          </table:table-cell>
          <table:table-cell table:style-name="Table2.B6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B64"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B65"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B66" office:value-type="string">
            <text:h text:style-name="P8" text:outline-level="1">Name of current map</text:h>
          </table:table-cell>
        </table:table-row>
        <table:table-row table:style-name="Table2.4">
          <table:table-cell table:style-name="Table2.A3" office:value-type="string">
            <text:p text:style-name="P162">mapscriptdir$</text:p>
          </table:table-cell>
          <table:table-cell table:style-name="Table2.B67" office:value-type="string">
            <text:p text:style-name="P162">Name of script folder</text:p>
          </table:table-cell>
        </table:table-row>
        <table:table-row table:style-name="Table2.9">
          <table:table-cell table:style-name="Table2.A2" office:value-type="string">
            <text:p text:style-name="P11">menu$</text:p>
          </table:table-cell>
          <table:table-cell table:style-name="Table2.B68"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B69"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B70"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B71"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B7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B73" office:value-type="string">
            <text:h text:style-name="P8" text:outline-level="1">Location of map metadata folder</text:h>
          </table:table-cell>
        </table:table-row>
        <table:table-row table:style-name="Table2.9">
          <table:table-cell table:style-name="Table2.A2" office:value-type="string">
            <text:p text:style-name="P163">moddingname$</text:p>
          </table:table-cell>
          <table:table-cell table:style-name="Table2.B74" office:value-type="string">
            <text:p text:style-name="P163">What the engine refers to mods as. (ie. could be set as something like DLC or expansions)</text:p>
          </table:table-cell>
        </table:table-row>
        <table:table-row table:style-name="Table2.9">
          <table:table-cell table:style-name="Table2.A3" office:value-type="string">
            <text:p text:style-name="P164">modloadprompt$</text:p>
          </table:table-cell>
          <table:table-cell table:style-name="Table2.B75" office:value-type="string">
            <text:p text:style-name="P164">Text that displays before loading a mod.</text:p>
          </table:table-cell>
        </table:table-row>
        <table:table-row table:style-name="Table2.9">
          <table:table-cell table:style-name="Table2.A2" office:value-type="string">
            <text:p text:style-name="P165">modmenubackdrop$</text:p>
          </table:table-cell>
          <table:table-cell table:style-name="Table2.B76" office:value-type="string">
            <text:p text:style-name="P165">Filename of mod menu backdrop</text:p>
          </table:table-cell>
        </table:table-row>
        <table:table-row table:style-name="Table2.9">
          <table:table-cell table:style-name="Table2.A3" office:value-type="string">
            <text:p text:style-name="P166">mod<text:span text:style-name="T37">name</text:span>$</text:p>
          </table:table-cell>
          <table:table-cell table:style-name="Table2.B77" office:value-type="string">
            <text:p text:style-name="P166">Name of <text:span text:style-name="T37">mod that is running.</text:span></text:p>
          </table:table-cell>
        </table:table-row>
        <table:table-row table:style-name="Table2.9">
          <table:table-cell table:style-name="Table2.A2" office:value-type="string">
            <text:p text:style-name="P145">movedowngamepad$</text:p>
          </table:table-cell>
          <table:table-cell table:style-name="Table2.B78" office:value-type="string">
            <text:p text:style-name="P145">What button move down is on the gamepad</text:p>
          </table:table-cell>
        </table:table-row>
        <table:table-row table:style-name="Table2.9">
          <table:table-cell table:style-name="Table2.A3" office:value-type="string">
            <text:p text:style-name="P145">moveleftgamepad$</text:p>
          </table:table-cell>
          <table:table-cell table:style-name="Table2.B79" office:value-type="string">
            <text:p text:style-name="P145">What button move left is on the gamepad</text:p>
          </table:table-cell>
        </table:table-row>
        <table:table-row table:style-name="Table2.9">
          <table:table-cell table:style-name="Table2.A2" office:value-type="string">
            <text:p text:style-name="P145">moverightgamepad$</text:p>
          </table:table-cell>
          <table:table-cell table:style-name="Table2.B80" office:value-type="string">
            <text:p text:style-name="P145">What button move right is on the gamepad</text:p>
          </table:table-cell>
        </table:table-row>
        <table:table-row table:style-name="Table2.9">
          <table:table-cell table:style-name="Table2.A3" office:value-type="string">
            <text:p text:style-name="P145">moveupgamepad$</text:p>
          </table:table-cell>
          <table:table-cell table:style-name="Table2.B81" office:value-type="string">
            <text:p text:style-name="P145">What button move up is on the gamepad</text:p>
          </table:table-cell>
        </table:table-row>
        <table:table-row table:style-name="Table2.9">
          <table:table-cell table:style-name="Table2.A2" office:value-type="string">
            <text:h text:style-name="P8" text:outline-level="1">mplayermodel$</text:h>
          </table:table-cell>
          <table:table-cell table:style-name="Table2.B8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B8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B84" office:value-type="string">
            <text:h text:style-name="P8" text:outline-level="1">Name of music file being loaded</text:h>
          </table:table-cell>
        </table:table-row>
        <table:table-row table:style-name="Table2.9">
          <table:table-cell table:style-name="Table2.A3" office:value-type="string">
            <text:p text:style-name="P167">newslotname$</text:p>
          </table:table-cell>
          <table:table-cell table:style-name="Table2.B85" office:value-type="string">
            <text:p text:style-name="P167">Name of a fresh save slot</text:p>
          </table:table-cell>
        </table:table-row>
        <text:soft-page-break/>
        <table:table-row table:style-name="Table2.9">
          <table:table-cell table:style-name="Table2.A2" office:value-type="string">
            <text:p text:style-name="P11">newversionno$</text:p>
          </table:table-cell>
          <table:table-cell table:style-name="Table2.B86" office:value-type="string">
            <text:p text:style-name="P11">Version number of potential new update.</text:p>
          </table:table-cell>
        </table:table-row>
        <table:table-row table:style-name="Table2.9">
          <table:table-cell table:style-name="Table2.A3" office:value-type="string">
            <text:p text:style-name="P168">nospeedrunfilesprompt$</text:p>
          </table:table-cell>
          <table:table-cell table:style-name="Table2.B87" office:value-type="string">
            <text:p text:style-name="P168">Tells player that no speedrun files were found.</text:p>
          </table:table-cell>
        </table:table-row>
        <table:table-row table:style-name="Table2.9">
          <table:table-cell table:style-name="Table2.A2" office:value-type="string">
            <text:p text:style-name="P169">objectlongname(no)$</text:p>
          </table:table-cell>
          <table:table-cell table:style-name="Table2.B88" office:value-type="string">
            <text:p text:style-name="P169">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B89"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B90" office:value-type="string">
            <text:p text:style-name="P11">Tells engine if object is NPC or Object <text:span text:style-name="T38">or neither</text:span>. Equals either “NPC” or “OBJ” <text:span text:style-name="T38">or “NON”</text:span></text:p>
          </table:table-cell>
        </table:table-row>
        <table:table-row table:style-name="Table2.9">
          <table:table-cell table:style-name="Table2.A3" office:value-type="string">
            <text:h text:style-name="P8" text:outline-level="1">oldmapname$</text:h>
          </table:table-cell>
          <table:table-cell table:style-name="Table2.B91"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B9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B93" office:value-type="string">
            <text:h text:style-name="P8" text:outline-level="1">Name of old music file previously played</text:h>
          </table:table-cell>
        </table:table-row>
        <table:table-row table:style-name="Table2.9">
          <table:table-cell table:style-name="Table2.A2" office:value-type="string">
            <text:p text:style-name="P170">oldsavename$</text:p>
          </table:table-cell>
          <table:table-cell table:style-name="Table2.B94" office:value-type="string">
            <text:p text:style-name="P170">Display name for old saves.</text:p>
          </table:table-cell>
        </table:table-row>
        <table:table-row table:style-name="Table2.9">
          <table:table-cell table:style-name="Table2.A3" office:value-type="string">
            <text:p text:style-name="P171">oldscriptswitch$</text:p>
          </table:table-cell>
          <table:table-cell table:style-name="Table2.B95" office:value-type="string">
            <text:p text:style-name="P171">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B96"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B97" office:value-type="string">
            <text:p text:style-name="P11">Previous terminal metadata file (for if you’re in a directory)</text:p>
          </table:table-cell>
        </table:table-row>
        <table:table-row table:style-name="Table2.9">
          <table:table-cell table:style-name="Table2.A2" office:value-type="string">
            <text:p text:style-name="P161">playerlongname$(no)</text:p>
          </table:table-cell>
          <table:table-cell table:style-name="Table2.B98" office:value-type="string">
            <text:p text:style-name="P161">Long name of player or NPC</text:p>
          </table:table-cell>
        </table:table-row>
        <table:table-row table:style-name="Table2.9">
          <table:table-cell table:style-name="Table2.A3" office:value-type="string">
            <text:h text:style-name="P8" text:outline-level="1">playmusic$</text:h>
          </table:table-cell>
          <table:table-cell table:style-name="Table2.B99"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B100"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B101"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B10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B10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B104"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B105"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B106"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B107"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B108"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B109" office:value-type="string">
            <text:p text:style-name="P11">Name of pocket sprite to be loaded or unloaded</text:p>
          </table:table-cell>
        </table:table-row>
        <text:soft-page-break/>
        <table:table-row table:style-name="Table2.9">
          <table:table-cell table:style-name="Table2.A2" office:value-type="string">
            <text:p text:style-name="P145">pocketgamepad$</text:p>
          </table:table-cell>
          <table:table-cell table:style-name="Table2.B110" office:value-type="string">
            <text:p text:style-name="P145">What button pocket is on the gamepad</text:p>
          </table:table-cell>
        </table:table-row>
        <table:table-row table:style-name="Table2.9">
          <table:table-cell table:style-name="Table2.A3" office:value-type="string">
            <text:p text:style-name="P11">pockethudimage$</text:p>
          </table:table-cell>
          <table:table-cell table:style-name="Table2.B111"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B11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B11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B114"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B115" office:value-type="string">
            <text:p text:style-name="P11">Short identifier name for pocket item</text:p>
          </table:table-cell>
        </table:table-row>
        <table:table-row table:style-name="Table2.9">
          <table:table-cell table:style-name="Table2.A2" office:value-type="string">
            <text:p text:style-name="P172">pocketword$(no)</text:p>
          </table:table-cell>
          <table:table-cell table:style-name="Table2.B116" office:value-type="string">
            <text:p text:style-name="P17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B117" office:value-type="string">
            <text:h text:style-name="P8" text:outline-level="1">Prompt Command (player input) (see prompt appendix)</text:h>
          </table:table-cell>
        </table:table-row>
        <table:table-row table:style-name="Table2.9">
          <table:table-cell table:style-name="Table2.A2" office:value-type="string">
            <text:p text:style-name="P173">promptsd$(no)</text:p>
          </table:table-cell>
          <table:table-cell table:style-name="Table2.B118" office:value-type="string">
            <text:p text:style-name="P173">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B119"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B120" office:value-type="string">
            <text:p text:style-name="P11">Name of game readme file for updater use.</text:p>
          </table:table-cell>
        </table:table-row>
        <table:table-row table:style-name="Table2.9">
          <table:table-cell table:style-name="Table2.A3" office:value-type="string">
            <text:p text:style-name="P165">restoremenubackdrop$</text:p>
          </table:table-cell>
          <table:table-cell table:style-name="Table2.B121" office:value-type="string">
            <text:p text:style-name="P165">Filename of restore save menu backdrop</text:p>
          </table:table-cell>
        </table:table-row>
        <table:table-row table:style-name="Table2.9">
          <table:table-cell table:style-name="Table2.A2" office:value-type="string">
            <text:h text:style-name="P8" text:outline-level="1">ros$</text:h>
          </table:table-cell>
          <table:table-cell table:style-name="Table2.B12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B123" office:value-type="string">
            <text:p text:style-name="P11">Name of terminal file to be run</text:p>
          </table:table-cell>
        </table:table-row>
        <table:table-row table:style-name="Table2.9">
          <table:table-cell table:style-name="Table2.A2" office:value-type="string">
            <text:p text:style-name="P174">savedate$</text:p>
          </table:table-cell>
          <table:table-cell table:style-name="Table2.B124" office:value-type="string">
            <text:p text:style-name="P174">Date of the save</text:p>
          </table:table-cell>
        </table:table-row>
        <table:table-row table:style-name="Table2.9">
          <table:table-cell table:style-name="Table2.A3" office:value-type="string">
            <text:p text:style-name="P175">saveicon$</text:p>
          </table:table-cell>
          <table:table-cell table:style-name="Table2.B125" office:value-type="string">
            <text:p text:style-name="P175">Filename of save icon</text:p>
          </table:table-cell>
        </table:table-row>
        <table:table-row table:style-name="Table2.9">
          <table:table-cell table:style-name="Table2.A2" office:value-type="string">
            <text:p text:style-name="P176">saveselectname$</text:p>
          </table:table-cell>
          <table:table-cell table:style-name="Table2.B126" office:value-type="string">
            <text:p text:style-name="P176">Name of the selected save slot sprite</text:p>
          </table:table-cell>
        </table:table-row>
        <table:table-row table:style-name="Table2.9">
          <table:table-cell table:style-name="Table2.A3" office:value-type="string">
            <text:p text:style-name="P177">saveslot1date$</text:p>
          </table:table-cell>
          <table:table-cell table:style-name="Table2.B127" office:value-type="string">
            <text:p text:style-name="P177">Date of save slot 1</text:p>
          </table:table-cell>
        </table:table-row>
        <table:table-row table:style-name="Table2.9">
          <table:table-cell table:style-name="Table2.A2" office:value-type="string">
            <text:p text:style-name="P177">saveslot2date$</text:p>
          </table:table-cell>
          <table:table-cell table:style-name="Table2.B128" office:value-type="string">
            <text:p text:style-name="P177">Date of save slot 2</text:p>
          </table:table-cell>
        </table:table-row>
        <table:table-row table:style-name="Table2.9">
          <table:table-cell table:style-name="Table2.A3" office:value-type="string">
            <text:p text:style-name="P177">saveslot3date$</text:p>
          </table:table-cell>
          <table:table-cell table:style-name="Table2.B129" office:value-type="string">
            <text:p text:style-name="P177">Date of save slot 3</text:p>
          </table:table-cell>
        </table:table-row>
        <table:table-row table:style-name="Table2.9">
          <table:table-cell table:style-name="Table2.A2" office:value-type="string">
            <text:p text:style-name="P178">saveslotdname$</text:p>
          </table:table-cell>
          <table:table-cell table:style-name="Table2.B130" office:value-type="string">
            <text:p text:style-name="P178">Name of the default save slot sprite</text:p>
          </table:table-cell>
        </table:table-row>
        <table:table-row table:style-name="Table2.9">
          <table:table-cell table:style-name="Table2.A3" office:value-type="string">
            <text:p text:style-name="P178">saveslotsname$</text:p>
          </table:table-cell>
          <table:table-cell table:style-name="Table2.B131" office:value-type="string">
            <text:p text:style-name="P178">Name of the selected save slot sprite</text:p>
          </table:table-cell>
        </table:table-row>
        <table:table-row table:style-name="Table2.9">
          <table:table-cell table:style-name="Table2.A2" office:value-type="string">
            <text:p text:style-name="P179">saveslottitle$</text:p>
          </table:table-cell>
          <table:table-cell table:style-name="Table2.B132" office:value-type="string">
            <text:p text:style-name="P179">Name of the save slots used in engine</text:p>
          </table:table-cell>
        </table:table-row>
        <table:table-row table:style-name="Table2.9">
          <table:table-cell table:style-name="Table2.A3" office:value-type="string">
            <text:p text:style-name="P11">scriptimage$</text:p>
          </table:table-cell>
          <table:table-cell table:style-name="Table2.B13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B134"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B135"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B136" office:value-type="string">
            <text:h text:style-name="P8" text:outline-level="1">Used to tell engine what the filename of the script is.</text:h>
          </table:table-cell>
        </table:table-row>
        <table:table-row table:style-name="Table2.9">
          <table:table-cell table:style-name="Table2.A3" office:value-type="string">
            <text:p text:style-name="P180">scripttimername$</text:p>
          </table:table-cell>
          <table:table-cell table:style-name="Table2.B137" office:value-type="string">
            <text:p text:style-name="P180">Name of script to be run once script timer depletes.</text:p>
          </table:table-cell>
        </table:table-row>
        <table:table-row table:style-name="Table2.9">
          <table:table-cell table:style-name="Table2.A2" office:value-type="string">
            <text:p text:style-name="P145">selectgamepad$</text:p>
          </table:table-cell>
          <table:table-cell table:style-name="Table2.B138" office:value-type="string">
            <text:p text:style-name="P145">What button select is on the gamepad</text:p>
          </table:table-cell>
        </table:table-row>
        <table:table-row table:style-name="Table2.9">
          <table:table-cell table:style-name="Table2.A3" office:value-type="string">
            <text:h text:style-name="P8" text:outline-level="1">selectobject$</text:h>
          </table:table-cell>
          <table:table-cell table:style-name="Table2.B139"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B140" office:value-type="string">
            <text:h text:style-name="P8" text:outline-level="1">Name of object or player that has collided with mainplayer</text:h>
          </table:table-cell>
        </table:table-row>
        <table:table-row table:style-name="Table2.9">
          <table:table-cell table:style-name="Table2.A3" office:value-type="string">
            <text:p text:style-name="P181">selectobjectlong$</text:p>
          </table:table-cell>
          <table:table-cell table:style-name="Table2.B141" office:value-type="string">
            <text:p text:style-name="P181">Long name of the selected object.</text:p>
          </table:table-cell>
        </table:table-row>
        <table:table-row table:style-name="Table2.9">
          <table:table-cell table:style-name="Table2.A2" office:value-type="string">
            <text:p text:style-name="P182">seperate1$</text:p>
          </table:table-cell>
          <table:table-cell table:style-name="Table2.B142" office:value-type="string">
            <text:p text:style-name="P182">Used to separate script commands</text:p>
          </table:table-cell>
        </table:table-row>
        <table:table-row table:style-name="Table2.9">
          <table:table-cell table:style-name="Table2.A3" office:value-type="string">
            <text:p text:style-name="P182">seperate2$</text:p>
          </table:table-cell>
          <table:table-cell table:style-name="Table2.B143" office:value-type="string">
            <text:p text:style-name="P182">Used to separate script commands</text:p>
          </table:table-cell>
        </table:table-row>
        <table:table-row table:style-name="Table2.9">
          <table:table-cell table:style-name="Table2.A2" office:value-type="string">
            <text:p text:style-name="P182">seperate3$</text:p>
          </table:table-cell>
          <table:table-cell table:style-name="Table2.B144" office:value-type="string">
            <text:p text:style-name="P182">Used to separate script commands</text:p>
          </table:table-cell>
        </table:table-row>
        <table:table-row table:style-name="Table2.9">
          <table:table-cell table:style-name="Table2.A3" office:value-type="string">
            <text:h text:style-name="P8" text:outline-level="1">sfxfile$</text:h>
          </table:table-cell>
          <table:table-cell table:style-name="Table2.B145"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B146"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B147" office:value-type="string">
            <text:p text:style-name="P11">Name of image to be displayed on screen.</text:p>
          </table:table-cell>
        </table:table-row>
        <table:table-row table:style-name="Table2.9">
          <table:table-cell table:style-name="Table2.A2" office:value-type="string">
            <text:p text:style-name="P157">showitem$</text:p>
          </table:table-cell>
          <table:table-cell table:style-name="Table2.B148" office:value-type="string">
            <text:p text:style-name="P157">Name of proposed pocket item to show.</text:p>
          </table:table-cell>
        </table:table-row>
        <table:table-row table:style-name="Table2.9">
          <table:table-cell table:style-name="Table2.A3" office:value-type="string">
            <text:h text:style-name="P8" text:outline-level="1">sloc$</text:h>
          </table:table-cell>
          <table:table-cell table:style-name="Table2.B149"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B150" office:value-type="string">
            <text:p text:style-name="P11">Name of game source code for updater use.</text:p>
          </table:table-cell>
        </table:table-row>
        <table:table-row table:style-name="Table2.9">
          <table:table-cell table:style-name="Table2.A3" office:value-type="string">
            <text:p text:style-name="P183">spoofoption1$</text:p>
          </table:table-cell>
          <table:table-cell table:style-name="Table2.B151"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B152" office:value-type="string">
            <text:p text:style-name="P184">Text result of selecting spoof option 1</text:p>
          </table:table-cell>
        </table:table-row>
        <table:table-row table:style-name="Table2.9">
          <table:table-cell table:style-name="Table2.A3" office:value-type="string">
            <text:p text:style-name="P183">spoofoption2$</text:p>
          </table:table-cell>
          <table:table-cell table:style-name="Table2.B153"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B154" office:value-type="string">
            <text:p text:style-name="P184">Text result of selecting spoof option 2</text:p>
          </table:table-cell>
        </table:table-row>
        <table:table-row table:style-name="Table2.9">
          <table:table-cell table:style-name="Table2.A3" office:value-type="string">
            <text:p text:style-name="P183">spoofoptiontitle$</text:p>
          </table:table-cell>
          <table:table-cell table:style-name="Table2.B155" office:value-type="string">
            <text:p text:style-name="P183">Question asked when spoof option selected</text:p>
          </table:table-cell>
        </table:table-row>
        <table:table-row table:style-name="Table2.9">
          <table:table-cell table:style-name="Table2.A2" office:value-type="string">
            <text:p text:style-name="P11">takeitem$</text:p>
          </table:table-cell>
          <table:table-cell table:style-name="Table2.B156"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B157" office:value-type="string">
            <text:h text:style-name="P8" text:outline-level="1">Temporary value. Wiped blank at end of sub</text:h>
          </table:table-cell>
        </table:table-row>
        <table:table-row table:style-name="Table2.9">
          <table:table-cell table:style-name="Table2.A2" office:value-type="string">
            <text:p text:style-name="P182">temps$(no)</text:p>
          </table:table-cell>
          <table:table-cell table:style-name="Table2.B158" office:value-type="string">
            <text:p text:style-name="P182">Current script command separated into an array</text:p>
          </table:table-cell>
        </table:table-row>
        <table:table-row table:style-name="Table2.9">
          <table:table-cell table:style-name="Table2.A3" office:value-type="string">
            <text:p text:style-name="P11">terminalhold$</text:p>
          </table:table-cell>
          <table:table-cell table:style-name="Table2.B159"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B160"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B161"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B16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B163" office:value-type="string">
            <text:p text:style-name="P11">Text used in text banner</text:p>
          </table:table-cell>
        </table:table-row>
        <table:table-row table:style-name="Table2.9">
          <table:table-cell table:style-name="Table2.A2" office:value-type="string">
            <text:p text:style-name="P185">texttemp1$</text:p>
          </table:table-cell>
          <table:table-cell table:style-name="Table2.B164" office:value-type="string">
            <text:p text:style-name="P185">Used to split text banner values so words can be replaced.</text:p>
          </table:table-cell>
        </table:table-row>
        <table:table-row table:style-name="Table2.9">
          <table:table-cell table:style-name="Table2.A3" office:value-type="string">
            <text:p text:style-name="P185">texttemp2$</text:p>
          </table:table-cell>
          <table:table-cell table:style-name="Table2.B165" office:value-type="string">
            <text:p text:style-name="P185">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B166"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B167"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B168"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B169" office:value-type="string">
            <text:p text:style-name="P11">Name of terminal OS</text:p>
          </table:table-cell>
        </table:table-row>
        <table:table-row table:style-name="Table2.9">
          <table:table-cell table:style-name="Table2.A2" office:value-type="string">
            <text:p text:style-name="P186"><text:span text:style-name="T39">tosfile</text:span>$</text:p>
          </table:table-cell>
          <table:table-cell table:style-name="Table2.B170" office:value-type="string">
            <text:p text:style-name="P186">Name of the bootscreen, ui <text:span text:style-name="T39">and data </text:span>assets <text:s/><text:span text:style-name="T39">(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B171"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B172" office:value-type="string">
            <text:p text:style-name="P11">Name of terminal item (selected).</text:p>
          </table:table-cell>
        </table:table-row>
        <table:table-row table:style-name="Table2.9">
          <table:table-cell table:style-name="Table2.A3" office:value-type="string">
            <text:p text:style-name="P187">txtfile(no)$</text:p>
          </table:table-cell>
          <table:table-cell table:style-name="Table2.B173" office:value-type="string">
            <text:p text:style-name="P187">Line to displayed in terminal text files.</text:p>
          </table:table-cell>
        </table:table-row>
        <table:table-row table:style-name="Table2.9">
          <table:table-cell table:style-name="Table2.A2" office:value-type="string">
            <text:p text:style-name="P11">uiloc$</text:p>
          </table:table-cell>
          <table:table-cell table:style-name="Table2.B174"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B175" office:value-type="string">
            <text:p text:style-name="P11">Download link for windows unzip tool.</text:p>
          </table:table-cell>
        </table:table-row>
        <table:table-row table:style-name="Table2.9">
          <table:table-cell table:style-name="Table2.A2" office:value-type="string">
            <text:p text:style-name="P188">updatekey$</text:p>
          </table:table-cell>
          <table:table-cell table:style-name="Table2.B176" office:value-type="string">
            <text:p text:style-name="P188">API key used for updating in developer mode.</text:p>
          </table:table-cell>
        </table:table-row>
        <table:table-row table:style-name="Table2.9">
          <table:table-cell table:style-name="Table2.A3" office:value-type="string">
            <text:p text:style-name="P11">updatelink$</text:p>
          </table:table-cell>
          <table:table-cell table:style-name="Table2.B177"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B178"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B179"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B180"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B181"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B18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B183" office:value-type="string">
            <text:h text:style-name="P8" text:outline-level="1">Prompt Command Argument (see prompt appendix)</text:h>
          </table:table-cell>
        </table:table-row>
        <table:table-row table:style-name="Table2.9">
          <table:table-cell table:style-name="Table2.A2" office:value-type="string">
            <text:p text:style-name="P189">variablevalue$</text:p>
          </table:table-cell>
          <table:table-cell table:style-name="Table2.B184" office:value-type="string">
            <text:p text:style-name="P189">Command for variable</text:p>
          </table:table-cell>
        </table:table-row>
        <table:table-row table:style-name="Table2.9">
          <table:table-cell table:style-name="Table2.A3" office:value-type="string">
            <text:p text:style-name="P190">varworkingtemp$</text:p>
          </table:table-cell>
          <table:table-cell table:style-name="Table2.B185" office:value-type="string">
            <text:p text:style-name="P190">Temporary value for working out of variable commands</text:p>
          </table:table-cell>
        </table:table-row>
        <table:table-row table:style-name="Table2.9">
          <table:table-cell table:style-name="Table2.A2" office:value-type="string">
            <text:p text:style-name="P11">versionno$</text:p>
          </table:table-cell>
          <table:table-cell table:style-name="Table2.B186" office:value-type="string">
            <text:p text:style-name="P11">Build version number. Include “DEV” (anywhere) to mark as a developer build to block updates. <text:span text:style-name="T40">Include “3RDPARTY” (anywhere) to mark as a build intended for 3</text:span><text:span text:style-name="T41">rd</text:span><text:span text:style-name="T40"> party stores to block updates.</text:span></text:p>
          </table:table-cell>
        </table:table-row>
        <table:table-row table:style-name="Table2.9">
          <table:table-cell table:style-name="Table2.A187" office:value-type="string">
            <text:p text:style-name="P11">winexe$</text:p>
          </table:table-cell>
          <table:table-cell table:style-name="Table2.B187" office:value-type="string">
            <text:p text:style-name="P11">Name of game Windows executable for updater use.</text:p>
          </table:table-cell>
        </table:table-row>
      </table:table>
      <text:p text:style-name="P191"/>
      <text:h text:style-name="P137" text:outline-level="1"><text:bookmark-start text:name="_Toc2"/>Metadat<text:bookmark-end text:name="_Toc2"/><text:span text:style-name="T42">a Index</text:span></text:h>
      <text:p text:style-name="P5"/>
      <text:p text:style-name="P192">Filename <text:span text:style-name="T43">–</text:span> <text:span text:style-name="T43">engine.ddf</text:span></text:p>
      <text:p text:style-name="P192">Description<text:span text:style-name="T43"> - Engine setup values.</text:span></text:p>
      <text:p text:style-name="P192">Location <text:span text:style-name="T43">- dloc$</text:span></text:p>
      <text:p text:style-name="P192">Mode<text:span text:style-name="T43"> - Input Only</text:span></text:p>
      <text:p text:style-name="P193">Values<text:span text:style-name="T43"> - </text:span><text:span text:style-name="T44">devmode, consolelogging, displayconsole, autoupdate, installtype, devlogono, selectobjecthighlight, </text:span><text:span text:style-name="T45">musictransitionmode, </text:span><text:span text:style-name="T46">musicfadechange, </text:span><text:span text:style-name="T44">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7">moveupgamepad</text:span><text:span text:style-name="T48">1</text:span><text:span text:style-name="T47">$, movedowngamepad</text:span><text:span text:style-name="T48">1</text:span><text:span text:style-name="T47">$, moveleftgamepad</text:span><text:span text:style-name="T48">1</text:span><text:span text:style-name="T47">$, moverightgamepad</text:span><text:span text:style-name="T48">1</text:span><text:span text:style-name="T47">$, selectgamepad</text:span><text:span text:style-name="T48">1</text:span><text:span text:style-name="T47">$, pocketgamepad</text:span><text:span text:style-name="T48">1</text:span><text:span text:style-name="T47">$, backgamepad</text:span><text:span text:style-name="T48">1</text:span><text:span text:style-name="T47">$, moveupgamepad</text:span><text:span text:style-name="T48">2</text:span><text:span text:style-name="T47">$, movedowngamepad</text:span><text:span text:style-name="T48">2</text:span><text:span text:style-name="T47">$, moveleftgamepad</text:span><text:span text:style-name="T48">2</text:span><text:span text:style-name="T47">$, moverightgamepad</text:span><text:span text:style-name="T48">2</text:span><text:span text:style-name="T47">$, selectgamepad</text:span><text:span text:style-name="T48">2</text:span><text:span text:style-name="T47">$, pocketgamepad</text:span><text:span text:style-name="T48">2</text:span><text:span text:style-name="T47">$, backgamepad</text:span><text:span text:style-name="T48">2</text:span><text:span text:style-name="T47">$, moveupgamepad</text:span><text:span text:style-name="T48">3</text:span><text:span text:style-name="T47">$, movedowngamepad</text:span><text:span text:style-name="T48">3</text:span><text:span text:style-name="T47">$, moveleftgamepad</text:span><text:span text:style-name="T48">3</text:span><text:span text:style-name="T47">$, moverightgamepad</text:span><text:span text:style-name="T48">3</text:span><text:span text:style-name="T47">$, selectgamepad</text:span><text:span text:style-name="T48">3</text:span><text:span text:style-name="T47">$, pocketgamepad</text:span><text:span text:style-name="T48">3</text:span><text:span text:style-name="T47">$, backgamepad</text:span><text:span text:style-name="T48">3</text:span><text:span text:style-name="T47">$, moveupgamepad</text:span><text:span text:style-name="T48">4</text:span><text:span text:style-name="T47">$, movedowngamepad</text:span><text:span text:style-name="T48">4</text:span><text:span text:style-name="T47">$, moveleftgamepad</text:span><text:span text:style-name="T48">4</text:span><text:span text:style-name="T47">$, moverightgamepad</text:span><text:span text:style-name="T48">4</text:span><text:span text:style-name="T47">$, selectgamepad</text:span><text:span text:style-name="T48">4</text:span><text:span text:style-name="T47">$, pocketgamepad</text:span><text:span text:style-name="T48">4</text:span><text:span text:style-name="T47">$, backgamepad</text:span><text:span text:style-name="T48">4</text:span><text:span text:style-name="T47">$, </text:span><text:span text:style-name="T44">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9">pocketselectlayer,</text:span><text:span text:style-name="T44"> </text:span><text:span text:style-name="T50">pocketmergeactiontext1x, pocketmergeactiontext1y, pocketmergeactiontext2x, pocketmergeactiontext2y, </text:span><text:span text:style-name="T44">textbannersound, textbanner$, textbannername$, textbannerresx, textbannerresy, </text:span><text:span text:style-name="T51">textbannerline1, textbannerline2, </text:span><text:span text:style-name="T44">pocketselect$, pocketselectx, pocketselecty, pocketselectresx, pocketselectresy, lookaction$, lookx, useaction$, giveaction$, combineaction$, usex, givex, combinex, textbannerfacey, textbannerfaceresx, textbannerfaceresy, choicebanner$, choicearrowl, choicearrowr, </text:span><text:span text:style-name="T52">choicebannerline, </text:span><text:span text:style-name="T53">galleryarrowlx, galleryarrowly, galleryarrowrx, galleryarrowry, </text:span><text:span text:style-name="T44">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4">updatekey$, </text:span><text:span text:style-name="T44">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text:span><text:soft-page-break/><text:span text:style-name="T44">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5">exclaim1name$, exclaim2name$, exclaimresx, exclaimresy, </text:span><text:span text:style-name="T56">exclaimstep, </text:span><text:span text:style-name="T57">exclaimamount, </text:span><text:span text:style-name="T58">scriptswitch, </text:span><text:span text:style-name="T59">saveslotdname$, saveslotsname$, </text:span><text:span text:style-name="T60">saveselectname$, </text:span><text:span text:style-name="T59">ss1x, ss1y, ss2x, ss2y, ss3x, ss3y, </text:span><text:span text:style-name="T61">saveslottitle$, </text:span><text:span text:style-name="T62">newslotname$, </text:span><text:span text:style-name="T61">sst1x, sst1y, sst2x, sst2y, sst3x, sst3y, sst</text:span><text:span text:style-name="T62">d</text:span><text:span text:style-name="T61">1x, sst</text:span><text:span text:style-name="T62">d</text:span><text:span text:style-name="T61">1y, sst</text:span><text:span text:style-name="T62">d</text:span><text:span text:style-name="T61">2x, sst</text:span><text:span text:style-name="T62">d</text:span><text:span text:style-name="T61">2y, sst</text:span><text:span text:style-name="T62">d</text:span><text:span text:style-name="T61">3x, sst</text:span><text:span text:style-name="T62">d</text:span><text:span text:style-name="T61">3y, </text:span><text:span text:style-name="T60">sss1x, sss1y, sss2x, sss2y, sss3x, sss3y</text:span></text:p>
      <text:p text:style-name="P194"/>
      <text:p text:style-name="P195">Filename –<text:span text:style-name="T43"> options.ddf</text:span></text:p>
      <text:p text:style-name="P195">Description<text:span text:style-name="T43"> – Options data.</text:span></text:p>
      <text:p text:style-name="P195">Location<text:span text:style-name="T43"> – </text:span><text:span text:style-name="T63">sloc</text:span><text:span text:style-name="T43">$</text:span></text:p>
      <text:p text:style-name="P195">Mode <text:span text:style-name="T43"><text:s/>- Input and Output</text:span></text:p>
      <text:p text:style-name="P196">Values<text:span text:style-name="T43"> – screenmode, soundmode, musicvol, sfxvol, </text:span><text:span text:style-name="T64">playercontrolmode, </text:span><text:span text:style-name="T65">s</text:span><text:span text:style-name="T65">a</text:span><text:span text:style-name="T65">v</text:span><text:span text:style-name="T65">e</text:span><text:span text:style-name="T65">s</text:span><text:span text:style-name="T65">l</text:span><text:span text:style-name="T65">o</text:span><text:span text:style-name="T65">t</text:span></text:p>
      <text:p text:style-name="P197"/>
      <text:p text:style-name="P198">Filename –<text:span text:style-name="T43"> </text:span><text:span text:style-name="T63">default</text:span><text:span text:style-name="T43">options.ddf</text:span></text:p>
      <text:p text:style-name="P198">Description<text:span text:style-name="T43"> – </text:span><text:span text:style-name="T63">Default o</text:span><text:span text:style-name="T43">ptions data.</text:span></text:p>
      <text:p text:style-name="P198">Location<text:span text:style-name="T43"> – </text:span><text:span text:style-name="T63">sloc</text:span><text:span text:style-name="T43">$</text:span></text:p>
      <text:p text:style-name="P199">Mode<text:span text:style-name="T43"> - None (file replaces </text:span><text:span text:style-name="T63">options</text:span><text:span text:style-name="T43">.ddf when </text:span><text:span text:style-name="T63">no option config is detected)</text:span></text:p>
      <text:p text:style-name="P199"><text:span text:style-name="T43">Values - (see </text:span><text:span text:style-name="T63">options</text:span><text:span text:style-name="T43">.ddf)</text:span></text:p>
      <text:p text:style-name="P197"/>
      <text:p text:style-name="P192">Filename<text:span text:style-name="T43"> - savedata.ddf</text:span></text:p>
      <text:p text:style-name="P192">Description<text:span text:style-name="T43"> - Player save data.</text:span></text:p>
      <text:p text:style-name="P192">Location<text:span text:style-name="T43"> - sloc$</text:span></text:p>
      <text:p text:style-name="P192">Mode<text:span text:style-name="T43"> - Input and Output</text:span></text:p>
      <text:p text:style-name="P200">Values <text:span text:style-name="T43">- mapno, currency, posx, posy, direction, </text:span><text:span text:style-name="T66">igametime, </text:span><text:span text:style-name="T43">pocketcarry, </text:span><text:span text:style-name="T67">pocketslot, huntmode, </text:span><text:span text:style-name="T68">huntmap, </text:span><text:span text:style-name="T43">pocketitem(totalpockets), </text:span>(repeat pocketitem until totalpockets is reached)<text:span text:style-name="T43">, </text:span><text:span text:style-name="T69">pocketvisible(totalpockets), </text:span><text:span text:style-name="T70">(repeat pocketvisible until totalpockets is reached)</text:span><text:span text:style-name="T69">, </text:span><text:span text:style-name="T71">pocketitemslot(totalpockets), </text:span><text:span text:style-name="T72">(repeat pocketitemslot until totalpockets is reached)</text:span><text:span text:style-name="T71">, </text:span><text:span text:style-name="T43">checkpoint(totalcheckpoints), </text:span>(repeat checkpoint until totalcheckpoints is reached)<text:span text:style-name="T43">, mplayermodel$, </text:span><text:span text:style-name="T73">tosfile</text:span><text:span text:style-name="T74">$, </text:span><text:span text:style-name="T75">savedate$</text:span></text:p>
      <text:p text:style-name="P197"/>
      <text:p text:style-name="P192">Filename <text:span text:style-name="T43">- defaultsave.ddf</text:span></text:p>
      <text:p text:style-name="P192">Description<text:span text:style-name="T43"> - Default player save data.</text:span></text:p>
      <text:p text:style-name="P192">Location<text:span text:style-name="T43"> - sloc$</text:span></text:p>
      <text:p text:style-name="P192">Mode<text:span text:style-name="T43"> - None (file replaces savedata.ddf when player erases save)</text:span></text:p>
      <text:p text:style-name="P192">Values <text:span text:style-name="T43">- (see savedata.ddf)</text:span></text:p>
      <text:p text:style-name="P197"/>
      <text:p text:style-name="P192">Filename<text:span text:style-name="T43"> - fileloc.ddf</text:span></text:p>
      <text:p text:style-name="P192">Description <text:span text:style-name="T43"><text:s/>- Directory locations in Windows </text:span><text:span text:style-name="T76">and then Linux</text:span><text:span text:style-name="T43"> format.</text:span></text:p>
      <text:p text:style-name="P192">Location<text:span text:style-name="T43"> - dloc$</text:span></text:p>
      <text:p text:style-name="P192">Mode<text:span text:style-name="T43"> - Input Only</text:span></text:p>
      <text:p text:style-name="P201">Values<text:span text:style-name="T43"> - dloc$, mloc$, ploc$, floc$, sloc$, oloc$, scriptloc$, museloc$, sfxloc$, pocketloc$, uiloc$, tloc$, aloc$, menuloc$, dloc$, mloc$, ploc$, floc$, sloc$, oloc$, scriptloc$, museloc$, sfxloc$, pocketloc$, uiloc$, tloc$, aloc$, menuloc$</text:span></text:p>
      <text:p text:style-name="P197"/>
      <text:p text:style-name="P192"><text:soft-page-break/>Filename<text:span text:style-name="T43"> - map(mapno).ddf</text:span></text:p>
      <text:p text:style-name="P192">Description<text:span text:style-name="T43"> - Map data.</text:span></text:p>
      <text:p text:style-name="P192">Location<text:span text:style-name="T43"> - mloc$/mapdir$/</text:span></text:p>
      <text:p text:style-name="P192">Mode <text:span text:style-name="T43">- Input Only</text:span></text:p>
      <text:p text:style-name="P192">Values<text:span text:style-name="T43"> - mapname$, playmusic$, mapeffect, </text:span><text:span text:style-name="T77">parallaxmode, </text:span><text:span text:style-name="T43">mapx, mapy, mapobjectno, mapplayerno, maptriggerno, objectname$(totalobjects), objectx(totalobjects), objecty(totalobjects), </text:span>(repeat objectname$ to objecty until totalframes is reached)<text:span text:style-name="T43">, playername$(totalplayers), playerx(totalplayers), playery(totalplayers), mplayerx(totalplayers), mplayery(totalplayers), playergrace(totalplayers), playerdefault(totalplayers), </text:span>(repeat playername$ to playerdefault until totalplayers is reached)<text:span text:style-name="T43">, triggername$(totaltriggers), triggerx1(totaltriggers), triggery1(totaltriggers), triggerx1(totaltriggers), triggery1(totaltriggers), </text:span><text:span text:style-name="T78">triggerexit(totaltriggers), </text:span>(repeat triggername$ to triggery until totalframes is reached)</text:p>
      <text:p text:style-name="P192">Notes <text:span text:style-name="T43">-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7"/>
      <text:p text:style-name="P192">Filename<text:span text:style-name="T43"> - (playername).ddf</text:span></text:p>
      <text:p text:style-name="P192">Description<text:span text:style-name="T43"> - Player data for main player and NPCs.</text:span></text:p>
      <text:p text:style-name="P192">Location<text:span text:style-name="T43"> - ploc$/(playername)/</text:span></text:p>
      <text:p text:style-name="P192">Mode<text:span text:style-name="T43"> - Input Only</text:span></text:p>
      <text:p text:style-name="P192">Values<text:span text:style-name="T43"> - playername(totalplayers)$, playerresx(totalplayers), playerresy(totalplayers), players(totalplayers), playernote1(totalplayers), playernote2(totalplayers), </text:span><text:span text:style-name="T79">playerlayer</text:span><text:span text:style-name="T80">2</text:span><text:span text:style-name="T79">(totalplayers),</text:span><text:span text:style-name="T43"> </text:span><text:span text:style-name="T81">playerspeed(totalplayers), </text:span><text:span text:style-name="T82">playercollision(totalplayers), </text:span><text:span text:style-name="T83">playermode(totalplayers)</text:span></text:p>
      <text:p text:style-name="P197"><text:tab/>OR</text:p>
      <text:p text:style-name="P197"><text:tab/>temp$, mpx, mpy, mps, mpnote1, mpnote2, <text:span text:style-name="T84">temp</text:span></text:p>
      <text:p text:style-name="P197"/>
      <text:p text:style-name="P192">Filename<text:span text:style-name="T43"> - consolelog.txt</text:span></text:p>
      <text:p text:style-name="P192">Description<text:span text:style-name="T43"> - Console log for development purposes.</text:span></text:p>
      <text:p text:style-name="P192">Location<text:span text:style-name="T43"> - dloc$</text:span></text:p>
      <text:p text:style-name="P192">Mode<text:span text:style-name="T43"> - Output Only</text:span></text:p>
      <text:p text:style-name="P192">Values<text:span text:style-name="T43"> - date$, time$, err, errdescription$</text:span></text:p>
      <text:p text:style-name="P197"><text:tab/>OR</text:p>
      <text:p text:style-name="P197"><text:tab/>date$, time$, eventtitle$, eventdata$, eventnumber</text:p>
      <text:p text:style-name="P197"/>
      <text:p text:style-name="P192">Filename<text:span text:style-name="T43"> - (objectname).ddf</text:span></text:p>
      <text:p text:style-name="P192">Description<text:span text:style-name="T43"> - Map object data.</text:span></text:p>
      <text:p text:style-name="P192">Location<text:span text:style-name="T43"> - oloc$/(objectname)/</text:span></text:p>
      <text:p text:style-name="P192">Mode<text:span text:style-name="T43"> - Input Only</text:span></text:p>
      <text:p text:style-name="P202">Values<text:span text:style-name="T43"> - objectname$(totalobjects), objectresx, objectresy, objects(totalobjects), </text:span><text:span text:style-name="T85">objectlayer(totalobjects), </text:span><text:span text:style-name="T81">objectspeed(totalobjects), </text:span><text:span text:style-name="T82">objectcollision(totalobjects), </text:span><text:span text:style-name="T86">objectpoint(</text:span><text:span text:style-name="T87">no</text:span><text:span text:style-name="T86">)</text:span><text:span text:style-name="T87">(no), </text:span><text:span text:style-name="T88">(repeat </text:span><text:span text:style-name="T89">objectpoint</text:span><text:span text:style-name="T88"> until </text:span><text:span text:style-name="T89">end of file is reached</text:span><text:span text:style-name="T88">)</text:span></text:p>
      <text:p text:style-name="P197"/>
      <text:p text:style-name="P192">Filename<text:span text:style-name="T43"> - musicfiles.ddf</text:span></text:p>
      <text:p text:style-name="P192">Description<text:span text:style-name="T43"> - List of music files to be loaded into memory.</text:span></text:p>
      <text:p text:style-name="P192">Location<text:span text:style-name="T43"> - museloc$</text:span></text:p>
      <text:p text:style-name="P192">Mode<text:span text:style-name="T43"> - Input Only</text:span></text:p>
      <text:p text:style-name="P192">Values<text:span text:style-name="T43"> - (list of music files in quotes, no extension).</text:span></text:p>
      <text:p text:style-name="P197"><text:soft-page-break/></text:p>
      <text:p text:style-name="P192">Filename<text:span text:style-name="T43"> - sfxfiles.ddf</text:span></text:p>
      <text:p text:style-name="P192">Description<text:span text:style-name="T43"> - List of sound effect files to be loaded into memory.</text:span></text:p>
      <text:p text:style-name="P192">Location<text:span text:style-name="T43"> - sfxloc$</text:span></text:p>
      <text:p text:style-name="P192">Mode<text:span text:style-name="T43"> - Input Only</text:span></text:p>
      <text:p text:style-name="P192">Values<text:span text:style-name="T43"> - (list of sound effect files in quotes, no extension).</text:span></text:p>
      <text:p text:style-name="P197"/>
      <text:p text:style-name="P192">Filename<text:span text:style-name="T43"> - pocketfiles.ddf</text:span></text:p>
      <text:p text:style-name="P192">Description<text:span text:style-name="T43"> - List of pocket files to be loaded into memory.</text:span></text:p>
      <text:p text:style-name="P192">Location<text:span text:style-name="T43"> - pocketloc$</text:span></text:p>
      <text:p text:style-name="P192">Mode<text:span text:style-name="T43"> - Input Only</text:span></text:p>
      <text:p text:style-name="P192">Values<text:span text:style-name="T43"> - (list of pocket files in quotes, no extension).</text:span></text:p>
      <text:p text:style-name="P197"/>
      <text:p text:style-name="P192">Filename<text:span text:style-name="T43"> - (itemname).ddf</text:span></text:p>
      <text:p text:style-name="P192">Description<text:span text:style-name="T43"> - Pocket item metadata.</text:span></text:p>
      <text:p text:style-name="P192">Location<text:span text:style-name="T43"> - pocketloc$/(itemname)/</text:span></text:p>
      <text:p text:style-name="P192">Mode<text:span text:style-name="T43"> - Input Only</text:span></text:p>
      <text:p text:style-name="P192">Values<text:span text:style-name="T43"> - pocketname$(totalpockets)$, pocketdescription$(totalpockets)</text:span></text:p>
      <text:p text:style-name="P192">Notes <text:span text:style-name="T43">- pocketdescription$(totalpockets) to equal “[RUNSCRIPT] {script name}” if you’d like a pocket item to run a script when looked at.</text:span></text:p>
      <text:p text:style-name="P197"/>
      <text:p text:style-name="P192">Filename<text:span text:style-name="T43"> - (scriptname).vsf</text:span></text:p>
      <text:p text:style-name="P192">Description<text:span text:style-name="T43"> - Script file.</text:span></text:p>
      <text:p text:style-name="P192">Location<text:span text:style-name="T43"> - scriptloc$</text:span></text:p>
      <text:p text:style-name="P192">Mode<text:span text:style-name="T43"> - Input Only</text:span></text:p>
      <text:p text:style-name="P192">Values<text:span text:style-name="T43"> - (list of script commands in quotes).</text:span></text:p>
      <text:p text:style-name="P197"/>
      <text:p text:style-name="P192">Filename<text:span text:style-name="T43"> - (menuname).ddf</text:span></text:p>
      <text:p text:style-name="P192">Description<text:span text:style-name="T43"> - Menu metadata</text:span></text:p>
      <text:p text:style-name="P192">Location<text:span text:style-name="T43"> - uiloc$</text:span></text:p>
      <text:p text:style-name="P192">Mode<text:span text:style-name="T43"> - Input Only</text:span></text:p>
      <text:p text:style-name="P192">Values <text:span text:style-name="T43">- menuchoice1$, menuchoice2$, menuchoice3$, menuchoice4$, menuchoice5$, menuchoice6$, menucommand1$, menucommand2$, menucommand3$, menucommand4$, menucommand5$, menucommand6$, mcy1, mcy2, mcy3, mcy4, mcy5, mcx6, menunos, menuposx, menubackdrop$, menumusic$</text:span></text:p>
      <text:p text:style-name="P197"/>
      <text:p text:style-name="P192">Filename<text:span text:style-name="T43"> - (terminal data name).ddf</text:span></text:p>
      <text:p text:style-name="P192">Description<text:span text:style-name="T43"> - Terminal Metadata</text:span></text:p>
      <text:p text:style-name="P192">Location<text:span text:style-name="T43"> - tloc$/</text:span><text:span text:style-name="T90">terminaldata/</text:span><text:span text:style-name="T43">(terminal data name)/</text:span></text:p>
      <text:p text:style-name="P192">Mode<text:span text:style-name="T43"> - Input Only</text:span></text:p>
      <text:p text:style-name="P192">Values<text:span text:style-name="T43"> - ct1, cn1$, ct2, cn2$, ct3, cn3$, ct4, cn4$, ct5, cn5$, ct6, cn6$, parentdir$</text:span></text:p>
      <text:p text:style-name="P197"/>
      <text:p text:style-name="P192">Filename<text:span text:style-name="T43"> - (animation data name).ddf</text:span></text:p>
      <text:p text:style-name="P192">Description<text:span text:style-name="T43"> - Animation Metadata.</text:span></text:p>
      <text:p text:style-name="P192">Location<text:span text:style-name="T43"> - aloc$/(animation data name)/</text:span></text:p>
      <text:p text:style-name="P192">Mode<text:span text:style-name="T43"> - Input Only</text:span></text:p>
      <text:p text:style-name="P192">Values<text:span text:style-name="T43"> - aniframes, frame(totalframes), </text:span>(repeat frame until totalframes is reached)</text:p>
      <text:p text:style-name="P197"/>
      <text:p text:style-name="P192">Filename <text:span text:style-name="T43">- checkupdate.ddf</text:span></text:p>
      <text:p text:style-name="P192">Description<text:span text:style-name="T43"> - Latest update information. Will only exist whilst updates are being checked or installed.</text:span></text:p>
      <text:p text:style-name="P192">Location<text:span text:style-name="T43"> - (executable folder)</text:span></text:p>
      <text:p text:style-name="P192"><text:soft-page-break/>Mode<text:span text:style-name="T43"> - Input Only</text:span></text:p>
      <text:p text:style-name="P192">Values<text:span text:style-name="T43"> - newversionno$, updaterlinklnx$, updaterlinkwin$, downloadlink$, unziplink$, datafolder$, winexe$, lnxexe$, readme$, changelog$, manual$, source$, updatesource$, updatezip$, </text:span><text:span text:style-name="T91">savestatus, minsavever$</text:span></text:p>
      <text:p text:style-name="P192"><text:span text:style-name="T91"/></text:p>
      <text:p text:style-name="P203"><text:span text:style-name="T92">Filename –</text:span><text:span text:style-name="T43"> (terminal OS name).ddf</text:span></text:p>
      <text:p text:style-name="P203"><text:span text:style-name="T92">Description</text:span><text:span text:style-name="T43"> - Terminal OS info</text:span></text:p>
      <text:p text:style-name="P204">Location –<text:span text:style-name="T43"> tloc$/os/(terminal os name)/</text:span></text:p>
      <text:p text:style-name="P203"><text:span text:style-name="T92">Mode </text:span><text:span text:style-name="T43">- Input Only</text:span></text:p>
      <text:p text:style-name="P205"><text:span text:style-name="T93">Values </text:span><text:span text:style-name="T90">- </text:span><text:span text:style-name="T44">tos$, tdelay, stposx, stposy, tanidelay, terminalcol1, terminalcol2, terminalcol3, terminalrow1, terminalrow2, terminalfacex, terminalfacey</text:span></text:p>
      <text:h text:style-name="P137"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206" text:outline-level="1">awardload:</text:h>
          </table:table-cell>
          <table:table-cell table:style-name="Table3.B4" office:value-type="string">
            <text:h text:style-name="P206"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207" text:outline-level="1">awardunload:</text:h>
          </table:table-cell>
          <table:table-cell table:style-name="Table3.B6" office:value-type="string">
            <text:h text:style-name="P207" text:outline-level="1">Unloads awards from memory</text:h>
          </table:table-cell>
        </table:table-row>
        <table:table-row table:style-name="Table3.3">
          <table:table-cell table:style-name="Table3.A3" office:value-type="string">
            <text:h text:style-name="P208" text:outline-level="1">boxobjectcollision:</text:h>
          </table:table-cell>
          <table:table-cell table:style-name="Table3.B7" office:value-type="string">
            <text:h text:style-name="P208"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209" text:outline-level="1">checkflatpakupdate:</text:h>
          </table:table-cell>
          <table:table-cell table:style-name="Table3.B10" office:value-type="string">
            <text:h text:style-name="P209" text:outline-level="1">Checks if game has been updated via flatpak since last launch.</text:h>
          </table:table-cell>
        </table:table-row>
        <table:table-row table:style-name="Table3.1">
          <table:table-cell table:style-name="Table3.A3" office:value-type="string">
            <text:h text:style-name="P210" text:outline-level="1">choicebannercalc:</text:h>
          </table:table-cell>
          <table:table-cell table:style-name="Table3.B11" office:value-type="string">
            <text:h text:style-name="P210"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B1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h text:style-name="P211" text:outline-level="1">controltoggle:</text:h>
          </table:table-cell>
          <table:table-cell table:style-name="Table3.B18" office:value-type="string">
            <text:h text:style-name="P211"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B2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B24" office:value-type="string">
            <text:h text:style-name="P8" text:outline-level="1">Saves any additional savedata then quits game</text:h>
          </table:table-cell>
        </table:table-row>
        <table:table-row table:style-name="Table3.1">
          <table:table-cell table:style-name="Table3.A3" office:value-type="string">
            <text:h text:style-name="P212" text:outline-level="1">endgamemenu:</text:h>
          </table:table-cell>
          <table:table-cell table:style-name="Table3.B25" office:value-type="string">
            <text:h text:style-name="P212" text:outline-level="1">Asks for user confirmation of quit.</text:h>
          </table:table-cell>
        </table:table-row>
        <table:table-row table:style-name="Table3.3">
          <table:table-cell table:style-name="Table3.A2" office:value-type="string">
            <text:h text:style-name="P213" text:outline-level="1">endscriptcmd:</text:h>
          </table:table-cell>
          <table:table-cell table:style-name="Table3.B26" office:value-type="string">
            <text:h text:style-name="P213"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B27"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B28"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B29"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B30"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B31"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B3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B33" office:value-type="string">
            <text:h text:style-name="P35" text:outline-level="1">Downloads a requested file</text:h>
          </table:table-cell>
        </table:table-row>
        <table:table-row table:style-name="Table3.3">
          <table:table-cell table:style-name="Table3.A2" office:value-type="string">
            <text:h text:style-name="P214" text:outline-level="1">findcontrol:</text:h>
          </table:table-cell>
          <table:table-cell table:style-name="Table3.B34" office:value-type="string">
            <text:h text:style-name="P214" text:outline-level="1">Matches unicode with letter keys for control instructions.</text:h>
          </table:table-cell>
        </table:table-row>
        <table:table-row table:style-name="Table3.3">
          <table:table-cell table:style-name="Table3.A3" office:value-type="string">
            <text:h text:style-name="P215" text:outline-level="1">flatpaksetup:</text:h>
          </table:table-cell>
          <table:table-cell table:style-name="Table3.B35" office:value-type="string">
            <text:h text:style-name="P215" text:outline-level="1">Sets up flatpak install when first launched.</text:h>
          </table:table-cell>
        </table:table-row>
        <table:table-row table:style-name="Table3.1">
          <table:table-cell table:style-name="Table3.A2" office:value-type="string">
            <text:h text:style-name="P216" text:outline-level="1">flatpakupdate:</text:h>
          </table:table-cell>
          <table:table-cell table:style-name="Table3.B36" office:value-type="string">
            <text:h text:style-name="P216"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B37"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B38"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B39"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B40"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B41" office:value-type="string">
            <text:p text:style-name="P11">Quick version of game loop for script purposes.</text:p>
          </table:table-cell>
        </table:table-row>
        <table:table-row table:style-name="Table3.3">
          <table:table-cell table:style-name="Table3.A2" office:value-type="string">
            <text:h text:style-name="P217" text:outline-level="1">gamereboots:</text:h>
          </table:table-cell>
          <table:table-cell table:style-name="Table3.B42" office:value-type="string">
            <text:h text:style-name="P217"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B4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B44" office:value-type="string">
            <text:p text:style-name="P11">Gives currency to player</text:p>
          </table:table-cell>
        </table:table-row>
        <table:table-row table:style-name="Table3.3">
          <table:table-cell table:style-name="Table3.A3" office:value-type="string">
            <text:h text:style-name="P218" text:outline-level="1">hideitem:</text:h>
          </table:table-cell>
          <table:table-cell table:style-name="Table3.B45" office:value-type="string">
            <text:h text:style-name="P218" text:outline-level="1">Changes a pocket item visibility to hide.</text:h>
          </table:table-cell>
        </table:table-row>
        <table:table-row table:style-name="Table3.1">
          <table:table-cell table:style-name="Table3.A2" office:value-type="string">
            <text:h text:style-name="P219" text:outline-level="1">hunterchangemap:</text:h>
          </table:table-cell>
          <table:table-cell table:style-name="Table3.B46" office:value-type="string">
            <text:h text:style-name="P219" text:outline-level="1">Changes hunter player’s map (whilst not on current map)</text:h>
          </table:table-cell>
        </table:table-row>
        <table:table-row table:style-name="Table3.1">
          <table:table-cell table:style-name="Table3.A3" office:value-type="string">
            <text:h text:style-name="P220" text:outline-level="1">huntermapspawn:</text:h>
          </table:table-cell>
          <table:table-cell table:style-name="Table3.B47" office:value-type="string">
            <text:h text:style-name="P220" text:outline-level="1">Decided location of hunter player that exists on map</text:h>
          </table:table-cell>
        </table:table-row>
        <table:table-row table:style-name="Table3.1">
          <table:table-cell table:style-name="Table3.A2" office:value-type="string">
            <text:h text:style-name="P221" text:outline-level="1">huntermover:</text:h>
          </table:table-cell>
          <table:table-cell table:style-name="Table3.B48" office:value-type="string">
            <text:h text:style-name="P221" text:outline-level="1">Moves the hunter player</text:h>
          </table:table-cell>
        </table:table-row>
        <table:table-row table:style-name="Table3.1">
          <table:table-cell table:style-name="Table3.A3" office:value-type="string">
            <text:h text:style-name="P219" text:outline-level="1">huntermoverchooserhidden:</text:h>
          </table:table-cell>
          <table:table-cell table:style-name="Table3.B49" office:value-type="string">
            <text:h text:style-name="P219" text:outline-level="1">Chooses the behaviour of the hunter player (hunter is not on current map)</text:h>
          </table:table-cell>
        </table:table-row>
        <table:table-row table:style-name="Table3.1">
          <table:table-cell table:style-name="Table3.A2" office:value-type="string">
            <text:h text:style-name="P221" text:outline-level="1">huntermoverchooser<text:span text:style-name="T94">map</text:span>:</text:h>
          </table:table-cell>
          <table:table-cell table:style-name="Table3.B50" office:value-type="string">
            <text:h text:style-name="P221" text:outline-level="1">Chooses the behaviour of the hunter player <text:span text:style-name="T94">(hunter is on current map)</text:span></text:h>
          </table:table-cell>
        </table:table-row>
        <table:table-row table:style-name="Table3.1">
          <table:table-cell table:style-name="Table3.A3" office:value-type="string">
            <text:h text:style-name="P222" text:outline-level="1">huntermovercollision:</text:h>
          </table:table-cell>
          <table:table-cell table:style-name="Table3.B51" office:value-type="string">
            <text:h text:style-name="P222" text:outline-level="1">Collision for hunter player</text:h>
          </table:table-cell>
        </table:table-row>
        <table:table-row table:style-name="Table3.1">
          <table:table-cell table:style-name="Table3.A2" office:value-type="string">
            <text:h text:style-name="P221" text:outline-level="1">huntermoverstand:</text:h>
          </table:table-cell>
          <table:table-cell table:style-name="Table3.B52" office:value-type="string">
            <text:h text:style-name="P221" text:outline-level="1">Hunter is stood still</text:h>
          </table:table-cell>
        </table:table-row>
        <table:table-row table:style-name="Table3.1">
          <table:table-cell table:style-name="Table3.A3" office:value-type="string">
            <text:h text:style-name="P221" text:outline-level="1">huntermoverwalk:</text:h>
          </table:table-cell>
          <table:table-cell table:style-name="Table3.B53" office:value-type="string">
            <text:h text:style-name="P221" text:outline-level="1">Hunter is walking or sprinting aimlessly</text:h>
          </table:table-cell>
        </table:table-row>
        <table:table-row table:style-name="Table3.1">
          <table:table-cell table:style-name="Table3.A2" office:value-type="string">
            <text:h text:style-name="P61" text:outline-level="1">ifaward:</text:h>
          </table:table-cell>
          <table:table-cell table:style-name="Table3.B54" office:value-type="string">
            <text:h text:style-name="P61" text:outline-level="1">Checks status of award </text:h>
          </table:table-cell>
        </table:table-row>
        <table:table-row table:style-name="Table3.3">
          <table:table-cell table:style-name="Table3.A3" office:value-type="string">
            <text:p text:style-name="P11">ifcurrency:</text:p>
          </table:table-cell>
          <table:table-cell table:style-name="Table3.B55" office:value-type="string">
            <text:p text:style-name="P11">Checks if player has enough currency</text:p>
          </table:table-cell>
        </table:table-row>
        <table:table-row table:style-name="Table3.1">
          <table:table-cell table:style-name="Table3.A2" office:value-type="string">
            <text:p text:style-name="P11">ifholding<text:span text:style-name="T95">a</text:span>:</text:p>
          </table:table-cell>
          <table:table-cell table:style-name="Table3.B56" office:value-type="string">
            <text:p text:style-name="P11">Checks if player is holding an item in hand <text:span text:style-name="T95">a</text:span></text:p>
          </table:table-cell>
        </table:table-row>
        <table:table-row table:style-name="Table3.1">
          <table:table-cell table:style-name="Table3.A3" office:value-type="string">
            <text:p text:style-name="P223">ifholdingb:</text:p>
          </table:table-cell>
          <table:table-cell table:style-name="Table3.B57" office:value-type="string">
            <text:p text:style-name="P223">Checks if player is holding an item in hand b</text:p>
          </table:table-cell>
        </table:table-row>
        <table:table-row table:style-name="Table3.1">
          <table:table-cell table:style-name="Table3.A2" office:value-type="string">
            <text:p text:style-name="P11">ifmapno:</text:p>
          </table:table-cell>
          <table:table-cell table:style-name="Table3.B58"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B59"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B60" office:value-type="string">
            <text:p text:style-name="P11">Checks pocket for item.</text:p>
          </table:table-cell>
        </table:table-row>
        <table:table-row table:style-name="Table3.1">
          <table:table-cell table:style-name="Table3.A3" office:value-type="string">
            <text:h text:style-name="P224" text:outline-level="1">ifselectobject:</text:h>
          </table:table-cell>
          <table:table-cell table:style-name="Table3.B61" office:value-type="string">
            <text:h text:style-name="P224"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B6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B6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96">key</text:span>controlgenerator:</text:p>
          </table:table-cell>
          <table:table-cell table:style-name="Table3.B64" office:value-type="string">
            <text:p text:style-name="P11">Generates control dialogue text <text:span text:style-name="T96">(keyboard controls</text:span></text:p>
          </table:table-cell>
        </table:table-row>
        <table:table-row table:style-name="Table3.1">
          <table:table-cell table:style-name="Table3.A3" office:value-type="string">
            <text:p text:style-name="P11">layercalc:</text:p>
          </table:table-cell>
          <table:table-cell table:style-name="Table3.B65"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B66" office:value-type="string">
            <text:p text:style-name="P11">Displays load bar.</text:p>
          </table:table-cell>
        </table:table-row>
        <table:table-row table:style-name="Table3.3">
          <table:table-cell table:style-name="Table3.A3" office:value-type="string">
            <text:h text:style-name="P75" text:outline-level="1">loadbarsetup:</text:h>
          </table:table-cell>
          <table:table-cell table:style-name="Table3.B67" office:value-type="string">
            <text:h text:style-name="P75" text:outline-level="1">Counts amount of assets to be loaded for the loading bar</text:h>
          </table:table-cell>
        </table:table-row>
        <table:table-row table:style-name="Table3.3">
          <table:table-cell table:style-name="Table3.A2" office:value-type="string">
            <text:h text:style-name="P225" text:outline-level="1">loadgame:</text:h>
          </table:table-cell>
          <table:table-cell table:style-name="Table3.B68" office:value-type="string">
            <text:h text:style-name="P225"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B69"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B70"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B71" office:value-type="string">
            <text:h text:style-name="P8" text:outline-level="1">Unloads main player sprites</text:h>
          </table:table-cell>
        </table:table-row>
        <table:table-row table:style-name="Table3.1">
          <table:table-cell table:style-name="Table3.A2" office:value-type="string">
            <text:h text:style-name="P226" text:outline-level="1">managesaveslots:</text:h>
          </table:table-cell>
          <table:table-cell table:style-name="Table3.B72" office:value-type="string">
            <text:h text:style-name="P226"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B7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B74"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B75"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B76"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B77"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B78" office:value-type="string">
            <text:h text:style-name="P8" text:outline-level="1">Menu generator sub intended for use before and during gameplay</text:h>
          </table:table-cell>
        </table:table-row>
        <table:table-row table:style-name="Table3.1">
          <table:table-cell table:style-name="Table3.A3" office:value-type="string">
            <text:h text:style-name="P227" text:outline-level="1">missingasset:</text:h>
          </table:table-cell>
          <table:table-cell table:style-name="Table3.B79" office:value-type="string">
            <text:h text:style-name="P227" text:outline-level="1">Replaces art assets with error texture</text:h>
          </table:table-cell>
        </table:table-row>
        <table:table-row table:style-name="Table3.1">
          <table:table-cell table:style-name="Table3.A2" office:value-type="string">
            <text:h text:style-name="P228" text:outline-level="1">modload:</text:h>
          </table:table-cell>
          <table:table-cell table:style-name="Table3.B80" office:value-type="string">
            <text:h text:style-name="P228" text:outline-level="1">Checks launch parameters for any mods to load.</text:h>
          </table:table-cell>
        </table:table-row>
        <table:table-row table:style-name="Table3.1">
          <table:table-cell table:style-name="Table3.A3" office:value-type="string">
            <text:h text:style-name="P76" text:outline-level="1">modmenu:</text:h>
          </table:table-cell>
          <table:table-cell table:style-name="Table3.B81" office:value-type="string">
            <text:h text:style-name="P76" text:outline-level="1">Menu for launching mods.</text:h>
          </table:table-cell>
        </table:table-row>
        <table:table-row table:style-name="Table3.3">
          <table:table-cell table:style-name="Table3.A2" office:value-type="string">
            <text:h text:style-name="P44" text:outline-level="1">musicfadein:</text:h>
          </table:table-cell>
          <table:table-cell table:style-name="Table3.B8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B8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B84" office:value-type="string">
            <text:h text:style-name="P44" text:outline-level="1">Begins process of fading out music</text:h>
          </table:table-cell>
        </table:table-row>
        <table:table-row table:style-name="Table3.1">
          <table:table-cell table:style-name="Table3.A3" office:value-type="string">
            <text:h text:style-name="P229" text:outline-level="1">musicfadestopper:</text:h>
          </table:table-cell>
          <table:table-cell table:style-name="Table3.B85" office:value-type="string">
            <text:h text:style-name="P22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86"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87"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88"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89"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90"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91"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B9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B94"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B95"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B96"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B97" office:value-type="string">
            <text:h text:style-name="P8" text:outline-level="1">Unloads loaded object data</text:h>
          </table:table-cell>
        </table:table-row>
        <table:table-row table:style-name="Table3.1">
          <table:table-cell table:style-name="Table3.A2" office:value-type="string">
            <text:h text:style-name="P230" text:outline-level="1">optionload:</text:h>
          </table:table-cell>
          <table:table-cell table:style-name="Table3.B98" office:value-type="string">
            <text:h text:style-name="P230" text:outline-level="1">Loads option values into memory</text:h>
          </table:table-cell>
        </table:table-row>
        <table:table-row table:style-name="Table3.1">
          <table:table-cell table:style-name="Table3.A3" office:value-type="string">
            <text:h text:style-name="P231" text:outline-level="1">padcontrolgenerator:</text:h>
          </table:table-cell>
          <table:table-cell table:style-name="Table3.B99" office:value-type="string">
            <text:h text:style-name="P231" text:outline-level="1">Generates a list of player controls (gamepad)</text:h>
          </table:table-cell>
        </table:table-row>
        <table:table-row table:style-name="Table3.1">
          <table:table-cell table:style-name="Table3.A2" office:value-type="string">
            <text:h text:style-name="P90" text:outline-level="1">parallaxdraw:</text:h>
          </table:table-cell>
          <table:table-cell table:style-name="Table3.B100" office:value-type="string">
            <text:h text:style-name="P90" text:outline-level="1">Draws parallax layers to screen.</text:h>
          </table:table-cell>
        </table:table-row>
        <table:table-row table:style-name="Table3.1">
          <table:table-cell table:style-name="Table3.A3" office:value-type="string">
            <text:h text:style-name="P232" text:outline-level="1">playdemomenu:</text:h>
          </table:table-cell>
          <table:table-cell table:style-name="Table3.B101" office:value-type="string">
            <text:h text:style-name="P23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10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10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104"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105"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106"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107"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B108"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109"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110"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111"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B11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B11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B114" office:value-type="string">
            <text:p text:style-name="P11">Draws pocket function controls.</text:p>
          </table:table-cell>
        </table:table-row>
        <table:table-row table:style-name="Table3.114">
          <table:table-cell table:style-name="Table3.A3" office:value-type="string">
            <text:h text:style-name="P233" text:outline-level="1">pocketitemcalc:</text:h>
          </table:table-cell>
          <table:table-cell table:style-name="Table3.B115" office:value-type="string">
            <text:h text:style-name="P23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B116"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B117" office:value-type="string">
            <text:p text:style-name="P11">Unloads pocket items from memory</text:p>
          </table:table-cell>
        </table:table-row>
        <table:table-row table:style-name="Table3.114">
          <table:table-cell table:style-name="Table3.A2" office:value-type="string">
            <text:h text:style-name="P234" text:outline-level="1">pocketvisiblecalc:</text:h>
          </table:table-cell>
          <table:table-cell table:style-name="Table3.B118" office:value-type="string">
            <text:h text:style-name="P234" text:outline-level="1">Calculates which pocket items are visible</text:h>
          </table:table-cell>
        </table:table-row>
        <table:table-row table:style-name="Table3.114">
          <table:table-cell table:style-name="Table3.A3" office:value-type="string">
            <text:h text:style-name="P235" text:outline-level="1">pointcollisionloop:</text:h>
          </table:table-cell>
          <table:table-cell table:style-name="Table3.B119" office:value-type="string">
            <text:h text:style-name="P235" text:outline-level="1">Checks point collision array for collision values.</text:h>
          </table:table-cell>
        </table:table-row>
        <table:table-row table:style-name="Table3.114">
          <table:table-cell table:style-name="Table3.A2" office:value-type="string">
            <text:h text:style-name="P208" text:outline-level="1">pointobjectcollision:</text:h>
          </table:table-cell>
          <table:table-cell table:style-name="Table3.B120" office:value-type="string">
            <text:h text:style-name="P208"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B121"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B12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B12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B124" office:value-type="string">
            <text:p text:style-name="P11">Overwrites default save with current settings and game progress.</text:p>
          </table:table-cell>
        </table:table-row>
        <table:table-row table:style-name="Table3.114">
          <table:table-cell table:style-name="Table3.A3" office:value-type="string">
            <text:h text:style-name="P236" text:outline-level="1">savehealthcheck:</text:h>
          </table:table-cell>
          <table:table-cell table:style-name="Table3.B125" office:value-type="string">
            <text:h text:style-name="P236" text:outline-level="1">Checks health of saves</text:h>
          </table:table-cell>
        </table:table-row>
        <table:table-row table:style-name="Table3.114">
          <table:table-cell table:style-name="Table3.A2" office:value-type="string">
            <text:p text:style-name="P11">saveload:</text:p>
          </table:table-cell>
          <table:table-cell table:style-name="Table3.B126"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B127" office:value-type="string">
            <text:h text:style-name="P8" text:outline-level="1">Saves game</text:h>
          </table:table-cell>
        </table:table-row>
        <table:table-row table:style-name="Table3.114">
          <table:table-cell table:style-name="Table3.A2" office:value-type="string">
            <text:h text:style-name="P109" text:outline-level="1">savetime:</text:h>
          </table:table-cell>
          <table:table-cell table:style-name="Table3.B128" office:value-type="string">
            <text:h text:style-name="P109" text:outline-level="1">Saves only the gametime <text:span text:style-name="T97">and award </text:span>value<text:span text:style-name="T97">s</text:span> to save</text:h>
          </table:table-cell>
        </table:table-row>
        <table:table-row table:style-name="Table3.114">
          <table:table-cell table:style-name="Table3.A3" office:value-type="string">
            <text:h text:style-name="P237" text:outline-level="1"><text:span text:style-name="T98">savevalue</text:span>:</text:h>
          </table:table-cell>
          <table:table-cell table:style-name="Table3.B129" office:value-type="string">
            <text:h text:style-name="P23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B130"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B131"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B132" office:value-type="string">
            <text:h text:style-name="P8" text:outline-level="1">Toggles fullscreen and windowed modes</text:h>
          </table:table-cell>
        </table:table-row>
        <table:table-row table:style-name="Table3.114">
          <table:table-cell table:style-name="Table3.A3" office:value-type="string">
            <text:h text:style-name="P238" text:outline-level="1">scriptanimatecmd:</text:h>
          </table:table-cell>
          <table:table-cell table:style-name="Table3.B133" office:value-type="string">
            <text:h text:style-name="P238" text:outline-level="1">Processes script ‘animate’ command.</text:h>
          </table:table-cell>
        </table:table-row>
        <table:table-row table:style-name="Table3.114">
          <table:table-cell table:style-name="Table3.A2" office:value-type="string">
            <text:h text:style-name="P239" text:outline-level="1">scriptcarryvaluescmd:</text:h>
          </table:table-cell>
          <table:table-cell table:style-name="Table3.B134" office:value-type="string">
            <text:h text:style-name="P239" text:outline-level="1">Processes script ‘carryvalues’ command.</text:h>
          </table:table-cell>
        </table:table-row>
        <table:table-row table:style-name="Table3.114">
          <table:table-cell table:style-name="Table3.A3" office:value-type="string">
            <text:h text:style-name="P240" text:outline-level="1">scriptchangeslotcmd:</text:h>
          </table:table-cell>
          <table:table-cell table:style-name="Table3.B135" office:value-type="string">
            <text:h text:style-name="P240" text:outline-level="1">Processes changeslot script commands</text:h>
          </table:table-cell>
        </table:table-row>
        <text:soft-page-break/>
        <table:table-row table:style-name="Table3.114">
          <table:table-cell table:style-name="Table3.A2" office:value-type="string">
            <text:h text:style-name="P241" text:outline-level="1">scriptcheckpointcmd:</text:h>
          </table:table-cell>
          <table:table-cell table:style-name="Table3.B136" office:value-type="string">
            <text:h text:style-name="P241" text:outline-level="1">Processes script ‘checkpoint’ command.</text:h>
          </table:table-cell>
        </table:table-row>
        <table:table-row table:style-name="Table3.114">
          <table:table-cell table:style-name="Table3.A3" office:value-type="string">
            <text:h text:style-name="P242" text:outline-level="1">scriptchoicecmd:</text:h>
          </table:table-cell>
          <table:table-cell table:style-name="Table3.B137" office:value-type="string">
            <text:h text:style-name="P242" text:outline-level="1">Processes script ‘choice’ command.</text:h>
          </table:table-cell>
        </table:table-row>
        <table:table-row table:style-name="Table3.114">
          <table:table-cell table:style-name="Table3.A2" office:value-type="string">
            <text:h text:style-name="P243" text:outline-level="1">scriptcontrolcmd:</text:h>
          </table:table-cell>
          <table:table-cell table:style-name="Table3.B138" office:value-type="string">
            <text:h text:style-name="P243" text:outline-level="1">Processes script ‘control’ command.</text:h>
          </table:table-cell>
        </table:table-row>
        <table:table-row table:style-name="Table3.114">
          <table:table-cell table:style-name="Table3.A3" office:value-type="string">
            <text:h text:style-name="P244" text:outline-level="1">scriptdirectioncmd:</text:h>
          </table:table-cell>
          <table:table-cell table:style-name="Table3.B139" office:value-type="string">
            <text:h text:style-name="P244" text:outline-level="1">Processes script ‘direction’ command.</text:h>
          </table:table-cell>
        </table:table-row>
        <table:table-row table:style-name="Table3.114">
          <table:table-cell table:style-name="Table3.A2" office:value-type="string">
            <text:h text:style-name="P245" text:outline-level="1">scriptexclaimcmd:</text:h>
          </table:table-cell>
          <table:table-cell table:style-name="Table3.B140" office:value-type="string">
            <text:h text:style-name="P245" text:outline-level="1">Processes ‘exclaim’ script commands.</text:h>
          </table:table-cell>
        </table:table-row>
        <table:table-row table:style-name="Table3.114">
          <table:table-cell table:style-name="Table3.A3" office:value-type="string">
            <text:h text:style-name="P246" text:outline-level="1">scriptgallerycmd:</text:h>
          </table:table-cell>
          <table:table-cell table:style-name="Table3.B141" office:value-type="string">
            <text:h text:style-name="P246" text:outline-level="1">Processes ‘gallery’ script commands.</text:h>
          </table:table-cell>
        </table:table-row>
        <table:table-row table:style-name="Table3.114">
          <table:table-cell table:style-name="Table3.A2" office:value-type="string">
            <text:h text:style-name="P247" text:outline-level="1">scriptgiveawardcmd:</text:h>
          </table:table-cell>
          <table:table-cell table:style-name="Table3.B142" office:value-type="string">
            <text:h text:style-name="P247" text:outline-level="1">Processes script ‘giveaward’ command.</text:h>
          </table:table-cell>
        </table:table-row>
        <table:table-row table:style-name="Table3.114">
          <table:table-cell table:style-name="Table3.A3" office:value-type="string">
            <text:h text:style-name="P248" text:outline-level="1">scriptgivecmd:</text:h>
          </table:table-cell>
          <table:table-cell table:style-name="Table3.B143" office:value-type="string">
            <text:h text:style-name="P248" text:outline-level="1">Processes script ‘give’ and ‘silentgive’ command.</text:h>
          </table:table-cell>
        </table:table-row>
        <table:table-row table:style-name="Table3.114">
          <table:table-cell table:style-name="Table3.A2" office:value-type="string">
            <text:h text:style-name="P243" text:outline-level="1"><text:span text:style-name="T99">s</text:span>criptgivecurrencycmd:</text:h>
          </table:table-cell>
          <table:table-cell table:style-name="Table3.B144" office:value-type="string">
            <text:h text:style-name="P249" text:outline-level="1">Processes script ‘givecurrency’ and ‘silentgivecurrency’ command.</text:h>
          </table:table-cell>
        </table:table-row>
        <table:table-row table:style-name="Table3.114">
          <table:table-cell table:style-name="Table3.A3" office:value-type="string">
            <text:h text:style-name="P250" text:outline-level="1">scripthaltcmd:</text:h>
          </table:table-cell>
          <table:table-cell table:style-name="Table3.B145" office:value-type="string">
            <text:h text:style-name="P250" text:outline-level="1">Processes script ‘halt’ command.</text:h>
          </table:table-cell>
        </table:table-row>
        <table:table-row table:style-name="Table3.114">
          <table:table-cell table:style-name="Table3.A2" office:value-type="string">
            <text:h text:style-name="P239" text:outline-level="1"><text:span text:style-name="T100">s</text:span>cripthalttimedcmd:</text:h>
          </table:table-cell>
          <table:table-cell table:style-name="Table3.B146" office:value-type="string">
            <text:h text:style-name="P251" text:outline-level="1">Processes script ‘halttimed’ command.</text:h>
          </table:table-cell>
        </table:table-row>
        <table:table-row table:style-name="Table3.114">
          <table:table-cell table:style-name="Table3.A3" office:value-type="string">
            <text:h text:style-name="P252" text:outline-level="1">scripthidecmd:</text:h>
          </table:table-cell>
          <table:table-cell table:style-name="Table3.B147" office:value-type="string">
            <text:h text:style-name="P252" text:outline-level="1">Processes script ‘hide’ command.</text:h>
          </table:table-cell>
        </table:table-row>
        <table:table-row table:style-name="Table3.114">
          <table:table-cell table:style-name="Table3.A2" office:value-type="string">
            <text:h text:style-name="P253" text:outline-level="1">scripthuntercontrolcmd:</text:h>
          </table:table-cell>
          <table:table-cell table:style-name="Table3.B148" office:value-type="string">
            <text:h text:style-name="P253" text:outline-level="1">Processes huntercontrol commands</text:h>
          </table:table-cell>
        </table:table-row>
        <table:table-row table:style-name="Table3.114">
          <table:table-cell table:style-name="Table3.A3" office:value-type="string">
            <text:h text:style-name="P254" text:outline-level="1">scriptifawardcmd:</text:h>
          </table:table-cell>
          <table:table-cell table:style-name="Table3.B149" office:value-type="string">
            <text:h text:style-name="P254" text:outline-level="1">Processes script ‘ifaward’ command.</text:h>
          </table:table-cell>
        </table:table-row>
        <table:table-row table:style-name="Table3.114">
          <table:table-cell table:style-name="Table3.A2" office:value-type="string">
            <text:h text:style-name="P255" text:outline-level="1">scriptifcheckpointcmd:</text:h>
          </table:table-cell>
          <table:table-cell table:style-name="Table3.B150" office:value-type="string">
            <text:h text:style-name="P255" text:outline-level="1">Processes script ‘ifcheckpoint’ command.</text:h>
          </table:table-cell>
        </table:table-row>
        <table:table-row table:style-name="Table3.114">
          <table:table-cell table:style-name="Table3.A3" office:value-type="string">
            <text:h text:style-name="P220" text:outline-level="1"><text:span text:style-name="T101">s</text:span>criptifcontrolcmd:</text:h>
          </table:table-cell>
          <table:table-cell table:style-name="Table3.B151" office:value-type="string">
            <text:h text:style-name="P256" text:outline-level="1">Processes ‘ifcontrol’ script commands.</text:h>
          </table:table-cell>
        </table:table-row>
        <table:table-row table:style-name="Table3.114">
          <table:table-cell table:style-name="Table3.A2" office:value-type="string">
            <text:h text:style-name="P257" text:outline-level="1">scriptifcurrencycmd:</text:h>
          </table:table-cell>
          <table:table-cell table:style-name="Table3.B152" office:value-type="string">
            <text:h text:style-name="P257" text:outline-level="1">Processes script ‘ifcurrency’ command.</text:h>
          </table:table-cell>
        </table:table-row>
        <table:table-row table:style-name="Table3.114">
          <table:table-cell table:style-name="Table3.A3" office:value-type="string">
            <text:h text:style-name="P257" text:outline-level="1">scriptifdirectioncmd:</text:h>
          </table:table-cell>
          <table:table-cell table:style-name="Table3.B153" office:value-type="string">
            <text:h text:style-name="P257" text:outline-level="1">Processes script ‘ifdirection’ command.</text:h>
          </table:table-cell>
        </table:table-row>
        <table:table-row table:style-name="Table3.114">
          <table:table-cell table:style-name="Table3.A2" office:value-type="string">
            <text:h text:style-name="P248" text:outline-level="1">scriptifgonecmd:</text:h>
          </table:table-cell>
          <table:table-cell table:style-name="Table3.B154" office:value-type="string">
            <text:h text:style-name="P248" text:outline-level="1">Processes script ‘ifgone’ command.</text:h>
          </table:table-cell>
        </table:table-row>
        <table:table-row table:style-name="Table3.114">
          <table:table-cell table:style-name="Table3.A3" office:value-type="string">
            <text:h text:style-name="P258" text:outline-level="1">scriptifholding<text:span text:style-name="T95">a</text:span>cmd:</text:h>
          </table:table-cell>
          <table:table-cell table:style-name="Table3.B155" office:value-type="string">
            <text:h text:style-name="P258" text:outline-level="1">Processes script ‘ifholding<text:span text:style-name="T95">a</text:span>’ command.</text:h>
          </table:table-cell>
        </table:table-row>
        <table:table-row table:style-name="Table3.114">
          <table:table-cell table:style-name="Table3.A2" office:value-type="string">
            <text:h text:style-name="P259" text:outline-level="1">Scriptifholdingbcmd:</text:h>
          </table:table-cell>
          <table:table-cell table:style-name="Table3.B156" office:value-type="string">
            <text:h text:style-name="P259" text:outline-level="1">Processes script ‘ifholdingb’ command.</text:h>
          </table:table-cell>
        </table:table-row>
        <table:table-row table:style-name="Table3.114">
          <table:table-cell table:style-name="Table3.A3" office:value-type="string">
            <text:h text:style-name="P260" text:outline-level="1">scriptifmapnocmd:</text:h>
          </table:table-cell>
          <table:table-cell table:style-name="Table3.B157" office:value-type="string">
            <text:h text:style-name="P260" text:outline-level="1">Processes script ‘ifmapno’ command.</text:h>
          </table:table-cell>
        </table:table-row>
        <table:table-row table:style-name="Table3.114">
          <table:table-cell table:style-name="Table3.A2" office:value-type="string">
            <text:h text:style-name="P258" text:outline-level="1">scriptifmodelcmd:</text:h>
          </table:table-cell>
          <table:table-cell table:style-name="Table3.B158" office:value-type="string">
            <text:h text:style-name="P258" text:outline-level="1">Processes script ‘ifmodel’ command.</text:h>
          </table:table-cell>
        </table:table-row>
        <table:table-row table:style-name="Table3.114">
          <table:table-cell table:style-name="Table3.A3" office:value-type="string">
            <text:h text:style-name="P254" text:outline-level="1">scriptifpocketcmd:</text:h>
          </table:table-cell>
          <table:table-cell table:style-name="Table3.B159" office:value-type="string">
            <text:h text:style-name="P254" text:outline-level="1">Processes script ‘ifpocket’ command.</text:h>
          </table:table-cell>
        </table:table-row>
        <table:table-row table:style-name="Table3.114">
          <table:table-cell table:style-name="Table3.A2" office:value-type="string">
            <text:h text:style-name="P261" text:outline-level="1">scriptifrandomcmd:</text:h>
          </table:table-cell>
          <table:table-cell table:style-name="Table3.B160" office:value-type="string">
            <text:h text:style-name="P261" text:outline-level="1">Processes script ‘ifrandom’ command.</text:h>
          </table:table-cell>
        </table:table-row>
        <table:table-row table:style-name="Table3.114">
          <table:table-cell table:style-name="Table3.A3" office:value-type="string">
            <text:h text:style-name="P8" text:outline-level="1"><text:span text:style-name="T102">s</text:span>criptifselectobjectcmd:</text:h>
          </table:table-cell>
          <table:table-cell table:style-name="Table3.B161" office:value-type="string">
            <text:h text:style-name="P262" text:outline-level="1">Processes ‘ifselectobject’ script commands.</text:h>
          </table:table-cell>
        </table:table-row>
        <table:table-row table:style-name="Table3.114">
          <table:table-cell table:style-name="Table3.A2" office:value-type="string">
            <text:h text:style-name="P251" text:outline-level="1">scriptiftimedcmd:</text:h>
          </table:table-cell>
          <table:table-cell table:style-name="Table3.B162" office:value-type="string">
            <text:h text:style-name="P251" text:outline-level="1">Processes script ‘iftimed’ command.</text:h>
          </table:table-cell>
        </table:table-row>
        <table:table-row table:style-name="Table3.114">
          <table:table-cell table:style-name="Table3.A3" office:value-type="string">
            <text:h text:style-name="P263" text:outline-level="1">scriptifvaluecmd:</text:h>
          </table:table-cell>
          <table:table-cell table:style-name="Table3.B163" office:value-type="string">
            <text:h text:style-name="P263" text:outline-level="1">Processes script ‘ifvalue’ command.</text:h>
          </table:table-cell>
        </table:table-row>
        <table:table-row table:style-name="Table3.114">
          <table:table-cell table:style-name="Table3.A2" office:value-type="string">
            <text:h text:style-name="P264" text:outline-level="1">scriptmakevaluecmd:</text:h>
          </table:table-cell>
          <table:table-cell table:style-name="Table3.B164" office:value-type="string">
            <text:h text:style-name="P264" text:outline-level="1">Processes script ‘makevalue’ command.</text:h>
          </table:table-cell>
        </table:table-row>
        <table:table-row table:style-name="Table3.114">
          <table:table-cell table:style-name="Table3.A3" office:value-type="string">
            <text:h text:style-name="P250" text:outline-level="1">scriptmapcmd:</text:h>
          </table:table-cell>
          <table:table-cell table:style-name="Table3.B165" office:value-type="string">
            <text:h text:style-name="P250" text:outline-level="1">Processes script ‘map’ command.</text:h>
          </table:table-cell>
        </table:table-row>
        <table:table-row table:style-name="Table3.114">
          <table:table-cell table:style-name="Table3.A2" office:value-type="string">
            <text:h text:style-name="P265" text:outline-level="1">scriptmapeffectcmd:</text:h>
          </table:table-cell>
          <table:table-cell table:style-name="Table3.B166" office:value-type="string">
            <text:h text:style-name="P265" text:outline-level="1">Processes script ‘mapeffect’ command.</text:h>
          </table:table-cell>
        </table:table-row>
        <table:table-row table:style-name="Table3.114">
          <table:table-cell table:style-name="Table3.A3" office:value-type="string">
            <text:h text:style-name="P266" text:outline-level="1">scriptmovecmd:</text:h>
          </table:table-cell>
          <table:table-cell table:style-name="Table3.B167" office:value-type="string">
            <text:h text:style-name="P266" text:outline-level="1">Processes script ‘move’ and ‘sprint’ command.</text:h>
          </table:table-cell>
        </table:table-row>
        <table:table-row table:style-name="Table3.114">
          <table:table-cell table:style-name="Table3.A2" office:value-type="string">
            <text:h text:style-name="P267" text:outline-level="1">scriptmusiccmd:</text:h>
          </table:table-cell>
          <table:table-cell table:style-name="Table3.B168" office:value-type="string">
            <text:h text:style-name="P267" text:outline-level="1">Processes script ‘music’ command.</text:h>
          </table:table-cell>
        </table:table-row>
        <table:table-row table:style-name="Table3.114">
          <table:table-cell table:style-name="Table3.A3" office:value-type="string">
            <text:h text:style-name="P268" text:outline-level="1">scriptnametrim:</text:h>
          </table:table-cell>
          <table:table-cell table:style-name="Table3.B169" office:value-type="string">
            <text:h text:style-name="P268" text:outline-level="1">Trims the script name according to what is required by script ‘if’ commands.</text:h>
          </table:table-cell>
        </table:table-row>
        <table:table-row table:style-name="Table3.170">
          <table:table-cell table:style-name="Table3.A2" office:value-type="string">
            <text:h text:style-name="P269" text:outline-level="1">scriptpilotcmd:</text:h>
          </table:table-cell>
          <table:table-cell table:style-name="Table3.B170" office:value-type="string">
            <text:h text:style-name="P269" text:outline-level="1">Processes script ‘pilot’ command.</text:h>
          </table:table-cell>
        </table:table-row>
        <table:table-row table:style-name="Table3.170">
          <table:table-cell table:style-name="Table3.A3" office:value-type="string">
            <text:h text:style-name="P240" text:outline-level="1">scriptpocketslotcmd:</text:h>
          </table:table-cell>
          <table:table-cell table:style-name="Table3.B171" office:value-type="string">
            <text:h text:style-name="P240" text:outline-level="1">Processes pocketslot script commands</text:h>
          </table:table-cell>
        </table:table-row>
        <table:table-row table:style-name="Table3.170">
          <table:table-cell table:style-name="Table3.A2" office:value-type="string">
            <text:h text:style-name="P270" text:outline-level="1">scriptruncmd:</text:h>
          </table:table-cell>
          <table:table-cell table:style-name="Table3.B172" office:value-type="string">
            <text:h text:style-name="P270" text:outline-level="1">Processes script ‘run’ command.</text:h>
          </table:table-cell>
        </table:table-row>
        <table:table-row table:style-name="Table3.170">
          <table:table-cell table:style-name="Table3.A3" office:value-type="string">
            <text:h text:style-name="P213" text:outline-level="1">scriptsaycmd:</text:h>
          </table:table-cell>
          <table:table-cell table:style-name="Table3.B173" office:value-type="string">
            <text:h text:style-name="P213" text:outline-level="1">Processes script ‘say’ command.</text:h>
          </table:table-cell>
        </table:table-row>
        <table:table-row table:style-name="Table3.170">
          <table:table-cell table:style-name="Table3.A2" office:value-type="string">
            <text:h text:style-name="P238" text:outline-level="1">scriptscriptcmd:</text:h>
          </table:table-cell>
          <table:table-cell table:style-name="Table3.B174" office:value-type="string">
            <text:h text:style-name="P238" text:outline-level="1">Processes script ‘script’ command.</text:h>
          </table:table-cell>
        </table:table-row>
        <table:table-row table:style-name="Table3.170">
          <table:table-cell table:style-name="Table3.A3" office:value-type="string">
            <text:h text:style-name="P271" text:outline-level="1">scriptshelllnxcmd:</text:h>
          </table:table-cell>
          <table:table-cell table:style-name="Table3.B175" office:value-type="string">
            <text:h text:style-name="P271" text:outline-level="1">Processes script ‘shelllnx’ command.</text:h>
          </table:table-cell>
        </table:table-row>
        <table:table-row table:style-name="Table3.170">
          <table:table-cell table:style-name="Table3.A2" office:value-type="string">
            <text:h text:style-name="P242" text:outline-level="1">scriptshellwincmd:</text:h>
          </table:table-cell>
          <table:table-cell table:style-name="Table3.B176" office:value-type="string">
            <text:h text:style-name="P242" text:outline-level="1">Processes script ‘shellwin’ command.</text:h>
          </table:table-cell>
        </table:table-row>
        <text:soft-page-break/>
        <table:table-row table:style-name="Table3.170">
          <table:table-cell table:style-name="Table3.A3" office:value-type="string">
            <text:h text:style-name="P252" text:outline-level="1">scriptshowcmd:</text:h>
          </table:table-cell>
          <table:table-cell table:style-name="Table3.B177" office:value-type="string">
            <text:h text:style-name="P252" text:outline-level="1">Processes script ‘show’ command.</text:h>
          </table:table-cell>
        </table:table-row>
        <table:table-row table:style-name="Table3.170">
          <table:table-cell table:style-name="Table3.A2" office:value-type="string">
            <text:h text:style-name="P272" text:outline-level="1">scriptspeakercmd:</text:h>
          </table:table-cell>
          <table:table-cell table:style-name="Table3.B178" office:value-type="string">
            <text:h text:style-name="P272" text:outline-level="1">Processes script ‘speaker’ command.</text:h>
          </table:table-cell>
        </table:table-row>
        <table:table-row table:style-name="Table3.170">
          <table:table-cell table:style-name="Table3.A3" office:value-type="string">
            <text:h text:style-name="P252" text:outline-level="1">scripttakecmd:</text:h>
          </table:table-cell>
          <table:table-cell table:style-name="Table3.B179" office:value-type="string">
            <text:h text:style-name="P252" text:outline-level="1">Processes script ‘take’ command.</text:h>
          </table:table-cell>
        </table:table-row>
        <table:table-row table:style-name="Table3.170">
          <table:table-cell table:style-name="Table3.A2" office:value-type="string">
            <text:h text:style-name="P249" text:outline-level="1">scripttakecurrencycmd:</text:h>
          </table:table-cell>
          <table:table-cell table:style-name="Table3.B180" office:value-type="string">
            <text:h text:style-name="P249" text:outline-level="1">Processes script ‘takecurrency’ and ‘silenttakecurrency’ command.</text:h>
          </table:table-cell>
        </table:table-row>
        <table:table-row table:style-name="Table3.170">
          <table:table-cell table:style-name="Table3.A3" office:value-type="string">
            <text:h text:style-name="P239" text:outline-level="1"><text:span text:style-name="T103">s</text:span>criptterminaltextcmd:</text:h>
          </table:table-cell>
          <table:table-cell table:style-name="Table3.B181" office:value-type="string">
            <text:h text:style-name="P273" text:outline-level="1">Processes script ‘terminaltext’ command.</text:h>
          </table:table-cell>
        </table:table-row>
        <table:table-row table:style-name="Table3.170">
          <table:table-cell table:style-name="Table3.A2" office:value-type="string">
            <text:h text:style-name="P274" text:outline-level="1">scripttimedscriptcmd:</text:h>
          </table:table-cell>
          <table:table-cell table:style-name="Table3.B182" office:value-type="string">
            <text:h text:style-name="P274" text:outline-level="1">Processes script ‘timedscript’ command.</text:h>
          </table:table-cell>
        </table:table-row>
        <table:table-row table:style-name="Table3.170">
          <table:table-cell table:style-name="Table3.A3" office:value-type="string">
            <text:h text:style-name="P275" text:outline-level="1">scripttriggercmd:</text:h>
          </table:table-cell>
          <table:table-cell table:style-name="Table3.B183" office:value-type="string">
            <text:h text:style-name="P275" text:outline-level="1">Processes script ‘trigger’ command.</text:h>
          </table:table-cell>
        </table:table-row>
        <table:table-row table:style-name="Table3.170">
          <table:table-cell table:style-name="Table3.A2" office:value-type="string">
            <text:h text:style-name="P276" text:outline-level="1">scriptvaluefetcher:</text:h>
          </table:table-cell>
          <table:table-cell table:style-name="Table3.B184" office:value-type="string">
            <text:h text:style-name="P276" text:outline-level="1">Fetches script value</text:h>
          </table:table-cell>
        </table:table-row>
        <table:table-row table:style-name="Table3.170">
          <table:table-cell table:style-name="Table3.A3" office:value-type="string">
            <text:h text:style-name="P250" text:outline-level="1">scriptwaitcmd:</text:h>
          </table:table-cell>
          <table:table-cell table:style-name="Table3.B185" office:value-type="string">
            <text:h text:style-name="P250" text:outline-level="1">Processes script ‘wait’ command.</text:h>
          </table:table-cell>
        </table:table-row>
        <table:table-row table:style-name="Table3.170">
          <table:table-cell table:style-name="Table3.A2" office:value-type="string">
            <text:h text:style-name="P267" text:outline-level="1">scriptwarpcmd:</text:h>
          </table:table-cell>
          <table:table-cell table:style-name="Table3.B186" office:value-type="string">
            <text:h text:style-name="P267" text:outline-level="1">Processes script ‘warp’ command.</text:h>
          </table:table-cell>
        </table:table-row>
        <table:table-row table:style-name="Table3.170">
          <table:table-cell table:style-name="Table3.A3" office:value-type="string">
            <text:h text:style-name="P277" text:outline-level="1">selectobjectbanner:</text:h>
          </table:table-cell>
          <table:table-cell table:style-name="Table3.B187" office:value-type="string">
            <text:h text:style-name="P277" text:outline-level="1">Draws selected object name onto screen</text:h>
          </table:table-cell>
        </table:table-row>
        <table:table-row table:style-name="Table3.170">
          <table:table-cell table:style-name="Table3.A2" office:value-type="string">
            <text:h text:style-name="P116" text:outline-level="1">seperatecommands:</text:h>
          </table:table-cell>
          <table:table-cell table:style-name="Table3.B188" office:value-type="string">
            <text:h text:style-name="P116" text:outline-level="1">Unified way of separating a script command into separate values.</text:h>
          </table:table-cell>
        </table:table-row>
        <table:table-row table:style-name="Table3.170">
          <table:table-cell table:style-name="Table3.A3" office:value-type="string">
            <text:h text:style-name="P8" text:outline-level="1">setup:</text:h>
          </table:table-cell>
          <table:table-cell table:style-name="Table3.B189" office:value-type="string">
            <text:h text:style-name="P8" text:outline-level="1">Game launch setup, assignes engine values from metadata</text:h>
          </table:table-cell>
        </table:table-row>
        <table:table-row table:style-name="Table3.170">
          <table:table-cell table:style-name="Table3.A2" office:value-type="string">
            <text:h text:style-name="P8" text:outline-level="1">sfxload:</text:h>
          </table:table-cell>
          <table:table-cell table:style-name="Table3.B190" office:value-type="string">
            <text:h text:style-name="P8" text:outline-level="1">Loads sound effect files into memory</text:h>
          </table:table-cell>
        </table:table-row>
        <table:table-row table:style-name="Table3.170">
          <table:table-cell table:style-name="Table3.A3" office:value-type="string">
            <text:h text:style-name="P8" text:outline-level="1">sfxplay:</text:h>
          </table:table-cell>
          <table:table-cell table:style-name="Table3.B191" office:value-type="string">
            <text:h text:style-name="P8" text:outline-level="1">Plays requested sound effect</text:h>
          </table:table-cell>
        </table:table-row>
        <table:table-row table:style-name="Table3.170">
          <table:table-cell table:style-name="Table3.A2" office:value-type="string">
            <text:h text:style-name="P278" text:outline-level="1">sfxstop:</text:h>
          </table:table-cell>
          <table:table-cell table:style-name="Table3.B192" office:value-type="string">
            <text:h text:style-name="P278"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B193"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194"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195" office:value-type="string">
            <text:p text:style-name="P11">Displays an image on screen.</text:p>
          </table:table-cell>
        </table:table-row>
        <table:table-row table:style-name="Table3.193">
          <table:table-cell table:style-name="Table3.A2" office:value-type="string">
            <text:h text:style-name="P218" text:outline-level="1">showitem:</text:h>
          </table:table-cell>
          <table:table-cell table:style-name="Table3.B196" office:value-type="string">
            <text:h text:style-name="P218"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197"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198"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199"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0"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1"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2"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3"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04"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05"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06"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07" office:value-type="string">
            <text:h text:style-name="P8" text:outline-level="1">Checks to see if mainplayer is colliding with any invisible triggers</text:h>
          </table:table-cell>
        </table:table-row>
        <table:table-row table:style-name="Table3.193">
          <table:table-cell table:style-name="Table3.A2" office:value-type="string">
            <text:p text:style-name="P11">uiload:</text:p>
          </table:table-cell>
          <table:table-cell table:style-name="Table3.B208" office:value-type="string">
            <text:p text:style-name="P11">Loads UI items (user interface stuff)</text:p>
          </table:table-cell>
        </table:table-row>
        <table:table-row table:style-name="Table3.193">
          <table:table-cell table:style-name="Table3.A3" office:value-type="string">
            <text:p text:style-name="P11">uiunload:</text:p>
          </table:table-cell>
          <table:table-cell table:style-name="Table3.B209" office:value-type="string">
            <text:p text:style-name="P11">Unloads UI items (user interface stuff0</text:p>
          </table:table-cell>
        </table:table-row>
        <table:table-row table:style-name="Table3.193">
          <table:table-cell table:style-name="Table3.A2" office:value-type="string">
            <text:p text:style-name="P11">updatechecker:</text:p>
          </table:table-cell>
          <table:table-cell table:style-name="Table3.B210" office:value-type="string">
            <text:p text:style-name="P11">Checks internet for available updates.</text:p>
          </table:table-cell>
        </table:table-row>
        <table:table-row table:style-name="Table3.193">
          <table:table-cell table:style-name="Table3.A3" office:value-type="string">
            <text:p text:style-name="P11">useobject:</text:p>
          </table:table-cell>
          <table:table-cell table:style-name="Table3.B211" office:value-type="string">
            <text:p text:style-name="P11">Interacts real world object or player</text:p>
          </table:table-cell>
        </table:table-row>
        <table:table-row table:style-name="Table3.193">
          <table:table-cell table:style-name="Table3.A2" office:value-type="string">
            <text:p text:style-name="P11">usepocket:</text:p>
          </table:table-cell>
          <table:table-cell table:style-name="Table3.B212" office:value-type="string">
            <text:p text:style-name="P11">Uses pocket item on map object.</text:p>
          </table:table-cell>
        </table:table-row>
        <text:soft-page-break/>
        <table:table-row table:style-name="Table3.193">
          <table:table-cell table:style-name="Table3.A3" office:value-type="string">
            <text:p text:style-name="P11">usepocketpocket:</text:p>
          </table:table-cell>
          <table:table-cell table:style-name="Table3.B213" office:value-type="string">
            <text:p text:style-name="P11">Combines pocket items</text:p>
          </table:table-cell>
        </table:table-row>
        <table:table-row table:style-name="Table3.214">
          <table:table-cell table:style-name="Table3.A2" office:value-type="string">
            <text:h text:style-name="P135" text:outline-level="1">variablevalueinjector:</text:h>
          </table:table-cell>
          <table:table-cell table:style-name="Table3.B214" office:value-type="string">
            <text:h text:style-name="P135" text:outline-level="1">Injects the value of engine variables into text banners</text:h>
          </table:table-cell>
        </table:table-row>
        <table:table-row table:style-name="Table3.214">
          <table:table-cell table:style-name="Table3.A3" office:value-type="string">
            <text:h text:style-name="P279" text:outline-level="1">whitefadein:</text:h>
          </table:table-cell>
          <table:table-cell table:style-name="Table3.B215" office:value-type="string">
            <text:h text:style-name="P279" text:outline-level="1">Fades in (using white)</text:h>
          </table:table-cell>
        </table:table-row>
        <table:table-row table:style-name="Table3.216">
          <table:table-cell table:style-name="Table3.A2" office:value-type="string">
            <text:h text:style-name="P279" text:outline-level="1">whitefadeout:</text:h>
          </table:table-cell>
          <table:table-cell table:style-name="Table3.B216" office:value-type="string">
            <text:h text:style-name="P279" text:outline-level="1">Fades out (using white)</text:h>
          </table:table-cell>
        </table:table-row>
        <table:table-row table:style-name="Table3.216">
          <table:table-cell table:style-name="Table3.A217" office:value-type="string">
            <text:h text:style-name="P8" text:outline-level="1">worlddraw:</text:h>
          </table:table-cell>
          <table:table-cell table:style-name="Table3.B217" office:value-type="string">
            <text:h text:style-name="P8" text:outline-level="1">Draws map to screen</text:h>
          </table:table-cell>
        </table:table-row>
      </table:table>
      <text:p text:style-name="P280"/>
      <text:h text:style-name="P137" text:outline-level="1"><text:bookmark-start text:name="_Toc4"/>Menu Commands<text:bookmark-end text:name="_Toc4"/></text:h>
      <text:h text:style-name="P281" text:outline-level="1"/>
      <text:p text:style-name="P192"/>
      <text:p text:style-name="P197">The following is a list of available commands on main menu.</text:p>
      <text:p text:style-name="P197"/>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6" text:outline-level="1">displayawards</text:h>
          </table:table-cell>
          <table:table-cell table:style-name="Table4.B2" office:value-type="string">
            <text:h text:style-name="P206" text:outline-level="1">Shows award menu</text:h>
          </table:table-cell>
        </table:table-row>
        <table:table-row table:style-name="Table4.1">
          <table:table-cell table:style-name="Table4.A3" office:value-type="string">
            <text:h text:style-name="P8" text:outline-level="1">displayconsole</text:h>
          </table:table-cell>
          <table:table-cell table:style-name="Table4.B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B4"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B5" office:value-type="string">
            <text:h text:style-name="P8" text:outline-level="1">Ends Game</text:h>
          </table:table-cell>
        </table:table-row>
        <table:table-row table:style-name="Table4.1">
          <table:table-cell table:style-name="Table4.A2" office:value-type="string">
            <text:h text:style-name="P282" text:outline-level="1">loadmod</text:h>
          </table:table-cell>
          <table:table-cell table:style-name="Table4.B6" office:value-type="string">
            <text:h text:style-name="P282" text:outline-level="1">Opens mod loading menu</text:h>
          </table:table-cell>
        </table:table-row>
        <table:table-row table:style-name="Table4.1">
          <table:table-cell table:style-name="Table4.A3" office:value-type="string">
            <text:h text:style-name="P283" text:outline-level="1">managesaves</text:h>
          </table:table-cell>
          <table:table-cell table:style-name="Table4.B7" office:value-type="string">
            <text:h text:style-name="P283"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B8"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B9" office:value-type="string">
            <text:h text:style-name="P8" text:outline-level="1">Toggles Music</text:h>
          </table:table-cell>
        </table:table-row>
        <table:table-row table:style-name="Table4.1">
          <table:table-cell table:style-name="Table4.A2" office:value-type="string">
            <text:h text:style-name="P284" text:outline-level="1">musicvol</text:h>
          </table:table-cell>
          <table:table-cell table:style-name="Table4.B10" office:value-type="string">
            <text:h text:style-name="P284" text:outline-level="1">Sets music volume</text:h>
          </table:table-cell>
        </table:table-row>
        <table:table-row table:style-name="Table4.1">
          <table:table-cell table:style-name="Table4.A3" office:value-type="string">
            <text:h text:style-name="P8" text:outline-level="1">playgame</text:h>
          </table:table-cell>
          <table:table-cell table:style-name="Table4.B11"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B1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B13" office:value-type="string">
            <text:h text:style-name="P8" text:outline-level="1">Toggles Sfx</text:h>
          </table:table-cell>
        </table:table-row>
        <table:table-row table:style-name="Table4.1">
          <table:table-cell table:style-name="Table4.A2" office:value-type="string">
            <text:h text:style-name="P284" text:outline-level="1">sfxvol</text:h>
          </table:table-cell>
          <table:table-cell table:style-name="Table4.B14" office:value-type="string">
            <text:h text:style-name="P284" text:outline-level="1">Sets sfx volume</text:h>
          </table:table-cell>
        </table:table-row>
        <table:table-row table:style-name="Table4.1">
          <table:table-cell table:style-name="Table4.A3" office:value-type="string">
            <text:h text:style-name="P285" text:outline-level="1">spooftoggle</text:h>
          </table:table-cell>
          <table:table-cell table:style-name="Table4.B15" office:value-type="string">
            <text:h text:style-name="P285" text:outline-level="1">A fake toggle option</text:h>
          </table:table-cell>
        </table:table-row>
        <table:table-row table:style-name="Table4.1">
          <table:table-cell table:style-name="Table4.A2" office:value-type="string">
            <text:h text:style-name="P91" text:outline-level="1">switchcontrols</text:h>
          </table:table-cell>
          <table:table-cell table:style-name="Table4.B16" office:value-type="string">
            <text:h text:style-name="P91"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B17" office:value-type="string">
            <text:h text:style-name="P8" text:outline-level="1">Checks for update then runs updater</text:h>
          </table:table-cell>
        </table:table-row>
      </table:table>
      <text:p text:style-name="P197"/>
      <text:p text:style-name="P197"/>
      <text:p text:style-name="P192"/>
      <text:h text:style-name="P137" text:outline-level="1"><text:bookmark-start text:name="_Toc5"/>Prompt Commands<text:bookmark-end text:name="_Toc5"/></text:h>
      <text:p text:style-name="P5"/>
      <text:p text:style-name="P280"/>
      <text:p text:style-name="P286">command name</text:p>
      <text:p text:style-name="P287">Description of command and what its functions are. (usage example)</text:p>
      <text:p text:style-name="P288">Possible arguments - all possible command arguments are listed here.</text:p>
      <text:p text:style-name="P288"/>
      <text:p text:style-name="P280">All Command Prompt commands are listed below.</text:p>
      <text:p text:style-name="P280"/>
      <text:p text:style-name="P286">whatis</text:p>
      <text:p text:style-name="P287">Displays the value of a requested variable or string value. (whatis mapno)</text:p>
      <text:p text:style-name="P288">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4">checkpoint, </text:span><text:span text:style-name="T105">mainmenu, </text:span><text:span text:style-name="T106">fadestatus, </text:span><text:span text:style-name="T107">random, </text:span><text:span text:style-name="T108">bootscreen, terminalos, </text:span><text:span text:style-name="T109">scriptswitch, </text:span><text:span text:style-name="T110">saveslot</text:span></text:p>
      <text:p text:style-name="P287"/>
      <text:p text:style-name="P286">display</text:p>
      <text:p text:style-name="P287">Displays certain values on a developer HUD within the game. (display location)</text:p>
      <text:p text:style-name="P288">Possible arguments -</text:p>
      <text:p text:style-name="P288">off (removes any developer hud currently displayed)</text:p>
      <text:p text:style-name="P288">location (location co-ordinates of top left corner of map)</text:p>
      <text:p text:style-name="P288">olocation (previous co-ordinates of top left corner of map)</text:p>
      <text:p text:style-name="P288">time (local time as well as engine time (ctime$))</text:p>
      <text:p text:style-name="P288">frames (FPS and number of frames processed)</text:p>
      <text:p text:style-name="P288">maplocation (location co-ordinates of top left corner and bottom right corner of map)</text:p>
      <text:p text:style-name="P288">fadein (fade in effect)</text:p>
      <text:p text:style-name="P288">fadeout (fade out effect)</text:p>
      <text:p text:style-name="P288">techspecs (tonne of great info for the tech nerds x)</text:p>
      <text:p text:style-name="P288">layers (draw layer data)</text:p>
      <text:p text:style-name="P288">mplayerlocation (location of player sprite on map)</text:p>
      <text:p text:style-name="P288">selectobject (name of selected map object)</text:p>
      <text:p text:style-name="P288">console (opens console - cannot be removed with “display off” command)</text:p>
      <text:p text:style-name="P288">playerlocation (location of npc sprites on map)</text:p>
      <text:p text:style-name="P288">pocketnos (number of inventory items loaded into game)</text:p>
      <text:p text:style-name="P288">pocketcarry (number of inventory items carried by player)</text:p>
      <text:p text:style-name="P289">miniconsole (last console line)</text:p>
      <text:p text:style-name="P290">checkpoint (active checkpoints)</text:p>
      <text:p text:style-name="P291">gametime (amount of time save file has been used)</text:p>
      <text:p text:style-name="P292">pointcollision (pixels where point collision is active. This will pause the game!)</text:p>
      <text:p text:style-name="P293">hunter (hunter AI information)</text:p>
      <text:p text:style-name="P287"/>
      <text:p text:style-name="P286">system</text:p>
      <text:p text:style-name="P287">Quits or resets game or game function. (system quit)</text:p>
      <text:p text:style-name="P288">Possible arguments - </text:p>
      <text:p text:style-name="P288">now (closes engine immediately, no endgame procedure)</text:p>
      <text:p text:style-name="P288">hang (closes engine immediately, no endgame procedure, window remains open until <text:soft-page-break/>closed)</text:p>
      <text:p text:style-name="P288">map (reloads all map data)</text:p>
      <text:p text:style-name="P288">mainplayer (reloads all mainplayer data)</text:p>
      <text:p text:style-name="P288">screen (reloads all screen setting data)</text:p>
      <text:p text:style-name="P288">font (reloads all font data)</text:p>
      <text:p text:style-name="P288">quit (triggers endgame procedure)</text:p>
      <text:p text:style-name="P288">music (toggles music)</text:p>
      <text:p text:style-name="P288">ui (reloads all gui data)</text:p>
      <text:p text:style-name="P288">pockets (reloads all pocket data)</text:p>
      <text:p text:style-name="P288">sfx (reloads all sound effect data)</text:p>
      <text:p text:style-name="P288">terminal (reloads all terminal data)</text:p>
      <text:p text:style-name="P288">update (checks for update online)</text:p>
      <text:p text:style-name="P288">fix (attempts to repair game)</text:p>
      <text:p text:style-name="P288">consolelog (erases consolelog.txt)</text:p>
      <text:p text:style-name="P288">colour (reloads text colour data)</text:p>
      <text:p text:style-name="P294">restart (restarts engine)</text:p>
      <text:p text:style-name="P287"/>
      <text:p text:style-name="P286">script</text:p>
      <text:p text:style-name="P287">Runs a requested script or ends the script (script demo)</text:p>
      <text:p text:style-name="P288">Possible arguments - any script file in script (scriptloc$) folder (no ext).</text:p>
      <text:p text:style-name="P287"/>
      <text:p text:style-name="P286">error</text:p>
      <text:p text:style-name="P287">Sends a requested error signal to the engine. (error 420)</text:p>
      <text:p text:style-name="P288">Possible arguments - any error code.</text:p>
      <text:p text:style-name="P287"/>
      <text:p text:style-name="P286">sfx</text:p>
      <text:p text:style-name="P287">Plays a requested sound effect. (sfx pickup)</text:p>
      <text:p text:style-name="P288">Possible arguments - any sound effect file in sfx (sloc$) folder.</text:p>
      <text:p text:style-name="P287"/>
      <text:p text:style-name="P286">shell</text:p>
      <text:p text:style-name="P287">Runs a requested command to host OS. (shell ls)</text:p>
      <text:p text:style-name="P288">Possible arguments - any command that can be run in host OS terminal/prompt.</text:p>
      <text:p text:style-name="P287"/>
      <text:p text:style-name="P286">change</text:p>
      <text:p text:style-name="P287">Changes value of requested variable or string value. (change mapno)</text:p>
      <text:p text:style-name="P288">Possible arguments - pace, mapno, direction, mainplayer, posx, posy, resx, resy, fontsize, fontname, fontstyle, noclip, devmode, playmusic, soundmode, ros, disablefade, currency, mapeffect, versionno, timer, musicvol, sfxvol, consolelogging, displayconsole, <text:span text:style-name="T111">checkpoint, trigger, </text:span><text:span text:style-name="T108">bootscreen, terminalos, </text:span><text:span text:style-name="T112">huntstatus, </text:span><text:span text:style-name="T109">scriptswitch, </text:span><text:span text:style-name="T110">saveslot</text:span></text:p>
      <text:p text:style-name="P288"/>
      <text:p text:style-name="P286">giveitem</text:p>
      <text:p text:style-name="P287">Gives player an item. (give floppy)</text:p>
      <text:p text:style-name="P288">Possible arguments- any pocket item loaded into memory.</text:p>
      <text:p text:style-name="P288"/>
      <text:p text:style-name="P286">takeitem</text:p>
      <text:p text:style-name="P287">Takes an item off player. (take floppy)</text:p>
      <text:p text:style-name="P288">Possible arguments - any pocket item loaded into memory.</text:p>
      <text:p text:style-name="P288"/>
      <text:p text:style-name="P295">hideitem</text:p>
      <text:p text:style-name="P296">Hides an item. (hide floppy)</text:p>
      <text:p text:style-name="P297">Possible arguments – any pocket item loaded into memory.</text:p>
      <text:p text:style-name="P297"/>
      <text:p text:style-name="P295"><text:soft-page-break/>showitem</text:p>
      <text:p text:style-name="P296">Shows and item. (show floppy)</text:p>
      <text:p text:style-name="P297">Possible arguments – any pocket item loaded into memory.</text:p>
      <text:p text:style-name="P288"/>
      <text:p text:style-name="P286">say</text:p>
      <text:p text:style-name="P287">Displays text of choice in text banner. (say hello world!)</text:p>
      <text:p text:style-name="P288">Possible arguments - any text.</text:p>
      <text:p text:style-name="P288"/>
      <text:p text:style-name="P286">givecurrency</text:p>
      <text:p text:style-name="P287">Gives currency to player. (givecurrency 10)</text:p>
      <text:p text:style-name="P288">Possible arguments - any positive integer.</text:p>
      <text:p text:style-name="P288"/>
      <text:p text:style-name="P286">takecurrency</text:p>
      <text:p text:style-name="P287">Takes currency to player. (takecurrency 10)</text:p>
      <text:p text:style-name="P288">Possible arguments - any positive integer.</text:p>
      <text:p text:style-name="P288"/>
      <text:p text:style-name="P286">markgone</text:p>
      <text:p text:style-name="P287">Takes pocket item off player forever. (markgone floppy)</text:p>
      <text:p text:style-name="P288">Possible arguments - any pocket item loaded into memory except currency.</text:p>
      <text:p text:style-name="P288"/>
      <text:p text:style-name="P286">markback</text:p>
      <text:p text:style-name="P287">Resets pocket item after a fullytake command. (fullygive floppy)</text:p>
      <text:p text:style-name="P288">Possible arguments - any pocket item loaded into memory except currency.</text:p>
      <text:p text:style-name="P288"/>
      <text:p text:style-name="P286">save</text:p>
      <text:p text:style-name="P287">Executes save functions. (save game)</text:p>
      <text:p text:style-name="P288">Possible arguments - </text:p>
      <text:p text:style-name="P288">game (saves game)</text:p>
      <text:p text:style-name="P288">erase (erases savegame - will reset engine)</text:p>
      <text:p text:style-name="P288">default (rewrites default save) </text:p>
      <text:p text:style-name="P288">load (loads last save)</text:p>
      <text:p text:style-name="P288"/>
      <text:p text:style-name="P298">sd</text:p>
      <text:p text:style-name="P299">Allows the user to write a stage director script and then executes the script.</text:p>
      <text:h text:style-name="P137"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0" text:outline-level="1">allowcontrol</text:h>
          </table:table-cell>
          <table:table-cell table:style-name="Table8.B2" office:value-type="string">
            <text:h text:style-name="P8" text:outline-level="1">“<text:span text:style-name="T113">allowcontrol”</text:span></text:h>
          </table:table-cell>
          <table:table-cell table:style-name="Table8.A2" office:value-type="string">
            <text:h text:style-name="P30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0" text:outline-level="1">allowskip</text:h>
          </table:table-cell>
          <table:table-cell table:style-name="Table8.B3" office:value-type="string">
            <text:h text:style-name="P8" text:outline-level="1">“<text:span text:style-name="T114">allowskip”</text:span></text:h>
          </table:table-cell>
          <table:table-cell table:style-name="Table8.A3" office:value-type="string">
            <text:h text:style-name="P110" text:outline-level="1">Player can now skip the script if they hold the back/pause key after this command is run.</text:h>
          </table:table-cell>
        </table:table-row>
        <table:table-row table:style-name="Table8.3">
          <table:table-cell table:style-name="Table8.A2" office:value-type="string">
            <text:p text:style-name="P66">animate (object/player then objectname/playername then animation file name)</text:p>
          </table:table-cell>
          <table:table-cell table:style-name="Table8.B2" office:value-type="string">
            <text:p text:style-name="P66">“animate mainplayer anitest”</text:p>
            <text:p text:style-name="P66">“animate player ivan anitest”</text:p>
            <text:p text:style-name="P66">“animate object desk anitest”</text:p>
          </table:table-cell>
          <table:table-cell table:style-name="Table8.A2" office:value-type="string">
            <text:p text:style-name="P66">Executes a custom animation on player or object.</text:p>
          </table:table-cell>
        </table:table-row>
        <table:table-row table:style-name="Table8.5">
          <table:table-cell table:style-name="Table8.A3" office:value-type="string">
            <text:h text:style-name="P302" text:outline-level="1">autosave (on or off)</text:h>
          </table:table-cell>
          <table:table-cell table:style-name="Table8.B3" office:value-type="string">
            <text:h text:style-name="P8" text:outline-level="1">“<text:span text:style-name="T115">autosave on”</text:span></text:h>
            <text:h text:style-name="P8" text:outline-level="1">“<text:span text:style-name="T115">autosave off”</text:span></text:h>
          </table:table-cell>
          <table:table-cell table:style-name="Table8.A3" office:value-type="string">
            <text:h text:style-name="P302" text:outline-level="1">Toggles the autosave.</text:h>
          </table:table-cell>
        </table:table-row>
        <table:table-row table:style-name="Table8.1">
          <table:table-cell table:style-name="Table8.A2" office:value-type="string">
            <text:h text:style-name="P303" text:outline-level="1">backchoice (choice 1, choice 2, choice 3)</text:h>
          </table:table-cell>
          <table:table-cell table:style-name="Table8.B2" office:value-type="string">
            <text:h text:style-name="P304" text:outline-level="1">“<text:span text:style-name="T116">back</text:span><text:span text:style-name="T117">choice choice1, choice2, choice3”</text:span></text:h>
          </table:table-cell>
          <table:table-cell table:style-name="Table8.A2" office:value-type="string">
            <text:p text:style-name="P305"><text:span text:style-name="T117">Displays a choice menu for the player to pick. Once picked</text:span> the script diverts to <text:span text:style-name="T116">previous</text:span> script <text:span text:style-name="T116">in the script chain</text:span> (scriptname$ + “-<text:span text:style-name="T117">ifchoice(choiceno)</text:span>”).</text:p>
          </table:table-cell>
        </table:table-row>
        <table:table-row table:style-name="Table8.1">
          <table:table-cell table:style-name="Table8.A3" office:value-type="string">
            <text:p text:style-name="P11">backmove (playername then X or Y then co-ordinate value <text:span text:style-name="T118">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18">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18">or userandom</text:span>)</text:p>
          </table:table-cell>
          <table:table-cell table:style-name="Table8.B2" office:value-type="string">
            <text:p text:style-name="P11">“backsprint mainplayer X 100”</text:p>
            <text:p text:style-name="P11">“backsprint player ivan X 100”</text:p>
            <text:p text:style-name="P306">“<text:span text:style-name="T118">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07" text:outline-level="1">changeslot (slot number)</text:h>
          </table:table-cell>
          <table:table-cell table:style-name="Table8.B2" office:value-type="string">
            <text:h text:style-name="P8" text:outline-level="1">“<text:span text:style-name="T119">changeslot 2”</text:span></text:h>
          </table:table-cell>
          <table:table-cell table:style-name="Table8.A2" office:value-type="string">
            <text:h text:style-name="P307" text:outline-level="1">Sets the current pocket slot.</text:h>
          </table:table-cell>
        </table:table-row>
        <table:table-row table:style-name="Table8.1">
          <table:table-cell table:style-name="Table8.A3" office:value-type="string">
            <text:p text:style-name="P11">checkpoint (number <text:span text:style-name="T120">or all </text:span><text:span text:style-name="T121">or userandom</text:span><text:span text:style-name="T120"> </text:span>then on or off)</text:p>
          </table:table-cell>
          <table:table-cell table:style-name="Table8.B3" office:value-type="string">
            <text:p text:style-name="P11">“checkpoint 1 on”</text:p>
            <text:p text:style-name="P11">“checkpoint 1 off”</text:p>
            <text:p text:style-name="P306">“<text:span text:style-name="T120">checkpoint all off”</text:span></text:p>
            <text:p text:style-name="P306">“<text:span text:style-name="T121">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08" text:outline-level="1">choice (choice 1, choice 2, choice 3)</text:h>
          </table:table-cell>
          <table:table-cell table:style-name="Table8.B2" office:value-type="string">
            <text:h text:style-name="P8" text:outline-level="1">“<text:span text:style-name="T117">choice choice1, choice2, choice3”</text:span></text:h>
          </table:table-cell>
          <table:table-cell table:style-name="Table8.A2" office:value-type="string">
            <text:p text:style-name="P309"><text:span text:style-name="T117">Displays a choice menu for the player to pick. Once picked</text:span> the script diverts to alternate script (scriptname$ + “-<text:span text:style-name="T117">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6">dim (on or off)</text:p>
          </table:table-cell>
          <table:table-cell table:style-name="Table8.B3" office:value-type="string">
            <text:p text:style-name="P66">“dim on”</text:p>
          </table:table-cell>
          <table:table-cell table:style-name="Table8.A3" office:value-type="string">
            <text:p text:style-name="P66">Controls dim</text:p>
          </table:table-cell>
        </table:table-row>
        <table:table-row table:style-name="Table8.15">
          <table:table-cell table:style-name="Table8.A2" office:value-type="string">
            <text:h text:style-name="P8" text:outline-level="1">direction (playername then direction number <text:span text:style-name="T118">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18">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6">effects (on or off)</text:p>
          </table:table-cell>
          <table:table-cell table:style-name="Table8.B3" office:value-type="string">
            <text:p text:style-name="P66">“effects on”</text:p>
          </table:table-cell>
          <table:table-cell table:style-name="Table8.A3" office:value-type="string">
            <text:p text:style-name="P66">Enables or disables effects such as fading and dimming.</text:p>
          </table:table-cell>
        </table:table-row>
        <table:table-row table:style-name="Table8.15">
          <table:table-cell table:style-name="Table8.A2" office:value-type="string">
            <text:h text:style-name="P310" text:outline-level="1">exclaim (player or object or mainplayer then playername or objectname)</text:h>
          </table:table-cell>
          <table:table-cell table:style-name="Table8.B2" office:value-type="string">
            <text:h text:style-name="P310" text:outline-level="1">“exclaim player ivan”</text:h>
            <text:h text:style-name="P310" text:outline-level="1">“exclaim object desk”</text:h>
            <text:h text:style-name="P310" text:outline-level="1">“exclaim mainplayer”</text:h>
          </table:table-cell>
          <table:table-cell table:style-name="Table8.A2" office:value-type="string">
            <text:h text:style-name="P310"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6" text:outline-level="1">gallery (image1 image2 image3)</text:h>
          </table:table-cell>
          <table:table-cell table:style-name="Table8.B2" office:value-type="string">
            <text:h text:style-name="P8" text:outline-level="1">“<text:span text:style-name="T122">gallery page1 page2 page3 page4 page5”</text:span></text:h>
          </table:table-cell>
          <table:table-cell table:style-name="Table8.A2" office:value-type="string">
            <text:h text:style-name="P246" text:outline-level="1">Creates a full screen image gallery for the player to flick through.</text:h>
          </table:table-cell>
        </table:table-row>
        <text:soft-page-break/>
        <table:table-row table:style-name="Table8.15">
          <table:table-cell table:style-name="Table8.A3" office:value-type="string">
            <text:p text:style-name="P66">give (item name)</text:p>
          </table:table-cell>
          <table:table-cell table:style-name="Table8.B3" office:value-type="string">
            <text:p text:style-name="P66">“give floppy”</text:p>
          </table:table-cell>
          <table:table-cell table:style-name="Table8.A3" office:value-type="string">
            <text:p text:style-name="P66">Gives player character an item. Does not work with currency.</text:p>
          </table:table-cell>
        </table:table-row>
        <table:table-row table:style-name="Table8.15">
          <table:table-cell table:style-name="Table8.A2" office:value-type="string">
            <text:h text:style-name="P206" text:outline-level="1">giveaward (award number)</text:h>
          </table:table-cell>
          <table:table-cell table:style-name="Table8.B2" office:value-type="string">
            <text:h text:style-name="P8" text:outline-level="1">“<text:span text:style-name="T123">giveaward 1”</text:span></text:h>
          </table:table-cell>
          <table:table-cell table:style-name="Table8.A2" office:value-type="string">
            <text:p text:style-name="P311">Gives award to player and displays a notification about it if the play hasnt had the award before.</text:p>
          </table:table-cell>
        </table:table-row>
        <table:table-row table:style-name="Table8.23">
          <table:table-cell table:style-name="Table8.A3" office:value-type="string">
            <text:p text:style-name="P66">givecurrency (positive integer <text:span text:style-name="T121">or userandom</text:span>)</text:p>
          </table:table-cell>
          <table:table-cell table:style-name="Table8.B3" office:value-type="string">
            <text:p text:style-name="P66">“givecurrency 10”</text:p>
            <text:p text:style-name="P312">“<text:span text:style-name="T121">givecurrency userandom”</text:span></text:p>
          </table:table-cell>
          <table:table-cell table:style-name="Table8.A3" office:value-type="string">
            <text:p text:style-name="P66">Gives set amount of currency to player.</text:p>
          </table:table-cell>
        </table:table-row>
        <table:table-row table:style-name="Table8.5">
          <table:table-cell table:style-name="Table8.A2" office:value-type="string">
            <text:p text:style-name="P313">halt (number of seconds <text:span text:style-name="T124">or userandom</text:span>)</text:p>
          </table:table-cell>
          <table:table-cell table:style-name="Table8.B2" office:value-type="string">
            <text:p text:style-name="P313">“halt 10”</text:p>
            <text:p text:style-name="P313">“<text:span text:style-name="T124">halt userandom”</text:span></text:p>
          </table:table-cell>
          <table:table-cell table:style-name="Table8.A2" office:value-type="string">
            <text:p text:style-name="P313">Halts engine for a number of <text:span text:style-name="T122">seconds</text:span>.</text:p>
          </table:table-cell>
        </table:table-row>
        <table:table-row table:style-name="Table8.1">
          <table:table-cell table:style-name="Table8.A3" office:value-type="string">
            <text:h text:style-name="P314" text:outline-level="1">halttimed</text:h>
          </table:table-cell>
          <table:table-cell table:style-name="Table8.B3" office:value-type="string">
            <text:h text:style-name="P8" text:outline-level="1">“<text:span text:style-name="T125">halttimed”</text:span></text:h>
          </table:table-cell>
          <table:table-cell table:style-name="Table8.A3" office:value-type="string">
            <text:p text:style-name="P315">Cancels any timed scripts that are active.</text:p>
          </table:table-cell>
        </table:table-row>
        <table:table-row table:style-name="Table8.3">
          <table:table-cell table:style-name="Table8.A2" office:value-type="string">
            <text:h text:style-name="P316" text:outline-level="1">hide (item name <text:span text:style-name="T126">or all)</text:span></text:h>
          </table:table-cell>
          <table:table-cell table:style-name="Table8.B2" office:value-type="string">
            <text:h text:style-name="P304" text:outline-level="1">“<text:span text:style-name="T127">hide floppy”</text:span></text:h>
            <text:h text:style-name="P304" text:outline-level="1">“<text:span text:style-name="T126">hide all”</text:span></text:h>
          </table:table-cell>
          <table:table-cell table:style-name="Table8.A2" office:value-type="string">
            <text:p text:style-name="P317">Changes visibility of pocket item to hidden.</text:p>
          </table:table-cell>
        </table:table-row>
        <table:table-row table:style-name="Table8.3">
          <table:table-cell table:style-name="Table8.A3" office:value-type="string">
            <text:h text:style-name="P318" text:outline-level="1">huntercontrol (<text:span text:style-name="T128">status then on or off</text:span>) <text:span text:style-name="T128">(location then mapno)</text:span></text:h>
          </table:table-cell>
          <table:table-cell table:style-name="Table8.B3" office:value-type="string">
            <text:h text:style-name="P8" text:outline-level="1">“<text:span text:style-name="T129">huntercontrol </text:span><text:span text:style-name="T128">status on”</text:span></text:h>
            <text:h text:style-name="P8" text:outline-level="1">“<text:span text:style-name="T128">huntercontrol location 2”</text:span></text:h>
          </table:table-cell>
          <table:table-cell table:style-name="Table8.A3" office:value-type="string">
            <text:h text:style-name="P319" text:outline-level="1">Controls hunter players.</text:h>
          </table:table-cell>
        </table:table-row>
        <table:table-row table:style-name="Table8.1">
          <table:table-cell table:style-name="Table8.A2" office:value-type="string">
            <text:h text:style-name="P320" text:outline-level="1">ifaward (award number)</text:h>
          </table:table-cell>
          <table:table-cell table:style-name="Table8.B2" office:value-type="string">
            <text:h text:style-name="P8" text:outline-level="1">“<text:span text:style-name="T130">ifaward 1”</text:span></text:h>
            <text:h text:style-name="P8" text:outline-level="1">“<text:span text:style-name="T130">ifaward userandom”</text:span></text:h>
          </table:table-cell>
          <table:table-cell table:style-name="Table8.A2" office:value-type="string">
            <text:p text:style-name="P321">Checks to see if <text:span text:style-name="T130">award has been granted to the player</text:span>. If so script diverts to alternate script (scriptname$ + “-if<text:span text:style-name="T130">award</text:span>”). If not then script continues.</text:p>
          </table:table-cell>
        </table:table-row>
        <table:table-row table:style-name="Table8.1">
          <table:table-cell table:style-name="Table8.A3" office:value-type="string">
            <text:p text:style-name="P11">ifcheckpoint (checkpoint number <text:span text:style-name="T121">or userandom</text:span>)</text:p>
          </table:table-cell>
          <table:table-cell table:style-name="Table8.B3" office:value-type="string">
            <text:p text:style-name="P11">“ifcheckpoint 1”</text:p>
            <text:p text:style-name="P306">“<text:span text:style-name="T121">ifcheckpoint userandom”</text:span></text:p>
          </table:table-cell>
          <table:table-cell table:style-name="Table8.A3" office:value-type="string">
            <text:p text:style-name="P66">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2" text:outline-level="1">ifcontrol (1 or 2)</text:h>
          </table:table-cell>
          <table:table-cell table:style-name="Table8.B2" office:value-type="string">
            <text:h text:style-name="P8" text:outline-level="1">“<text:span text:style-name="T131">ifcontrol 1”</text:span></text:h>
          </table:table-cell>
          <table:table-cell table:style-name="Table8.A2" office:value-type="string">
            <text:h text:style-name="P322" text:outline-level="1">Used to tell which control setting the game is in. 1 for keyboards, 2 for gamepads.</text:h>
          </table:table-cell>
        </table:table-row>
        <table:table-row table:style-name="Table8.1">
          <table:table-cell table:style-name="Table8.A3" office:value-type="string">
            <text:p text:style-name="P66">ifcurrency (currency amount <text:span text:style-name="T121">or userandom</text:span>)</text:p>
          </table:table-cell>
          <table:table-cell table:style-name="Table8.B3" office:value-type="string">
            <text:p text:style-name="P66">“ifcurrency 10”</text:p>
            <text:p text:style-name="P312">“<text:span text:style-name="T121">ifcurrency userandom”</text:span></text:p>
          </table:table-cell>
          <table:table-cell table:style-name="Table8.A3" office:value-type="string">
            <text:p text:style-name="P66">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1">or userandom</text:span>)</text:p>
          </table:table-cell>
          <table:table-cell table:style-name="Table8.B2" office:value-type="string">
            <text:p text:style-name="P11">“ifdirection 1”</text:p>
            <text:p text:style-name="P306">“<text:span text:style-name="T121">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6">ifgone (pocket item)</text:p>
          </table:table-cell>
          <table:table-cell table:style-name="Table8.B3" office:value-type="string">
            <text:p text:style-name="P66">“ifgone floppy”</text:p>
          </table:table-cell>
          <table:table-cell table:style-name="Table8.A3" office:value-type="string">
            <text:p text:style-name="P66">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6">ifholding<text:span text:style-name="T132">a</text:span> (pocket item)</text:p>
          </table:table-cell>
          <table:table-cell table:style-name="Table8.B2" office:value-type="string">
            <text:p text:style-name="P66">“ifholding<text:span text:style-name="T132">a</text:span> floppy”</text:p>
          </table:table-cell>
          <table:table-cell table:style-name="Table8.A2" office:value-type="string">
            <text:p text:style-name="P66">Checks to see if mainplayer is holding a requested item in hand <text:span text:style-name="T132">A</text:span>. If so then the script diverts to alternate script (scriptname$ + “-ifholding<text:span text:style-name="T132">a</text:span>”). If not then the script continues.</text:p>
          </table:table-cell>
        </table:table-row>
        <table:table-row table:style-name="Table8.8">
          <table:table-cell table:style-name="Table8.A3" office:value-type="string">
            <text:p text:style-name="P66">ifholding<text:span text:style-name="T132">b</text:span> (pocket item)</text:p>
          </table:table-cell>
          <table:table-cell table:style-name="Table8.B3" office:value-type="string">
            <text:p text:style-name="P66">“ifholding<text:span text:style-name="T132">b</text:span> floppy”</text:p>
          </table:table-cell>
          <table:table-cell table:style-name="Table8.A3" office:value-type="string">
            <text:p text:style-name="P66">Checks to see if mainplayer is holding a requested item in hand <text:span text:style-name="T132">B</text:span>. If so then the script diverts to alternate script (scriptname$ + “-ifholding<text:span text:style-name="T132">b</text:span>”). If not then the script continues.</text:p>
          </table:table-cell>
        </table:table-row>
        <table:table-row table:style-name="Table8.1">
          <table:table-cell table:style-name="Table8.A2" office:value-type="string">
            <text:p text:style-name="P11"><text:span text:style-name="T133">i</text:span>fmapno <text:span text:style-name="T134">(mapno or userandom)</text:span></text:p>
          </table:table-cell>
          <table:table-cell table:style-name="Table8.B2" office:value-type="string">
            <text:p text:style-name="P11">“ifmapno 1”</text:p>
            <text:p text:style-name="P306">“<text:span text:style-name="T134">ifmapno userandom”</text:span></text:p>
          </table:table-cell>
          <table:table-cell table:style-name="Table8.A2" office:value-type="string">
            <text:p text:style-name="P66">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6">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6">ifpocket (pocket item)</text:p>
          </table:table-cell>
          <table:table-cell table:style-name="Table8.B2" office:value-type="string">
            <text:p text:style-name="P66">“ifpocket floppy”</text:p>
          </table:table-cell>
          <table:table-cell table:style-name="Table8.A2" office:value-type="string">
            <text:p text:style-name="P66">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3" text:outline-level="1">ifrandom (above, below or equal then number)</text:h>
          </table:table-cell>
          <table:table-cell table:style-name="Table8.B3" office:value-type="string">
            <text:h text:style-name="P8" text:outline-level="1">“<text:span text:style-name="T107">ifrandom above 5”</text:span></text:h>
            <text:h text:style-name="P8" text:outline-level="1">“<text:span text:style-name="T107">ifrandom below 5”</text:span></text:h>
            <text:h text:style-name="P8" text:outline-level="1">“<text:span text:style-name="T107">ifrandom equal 5”</text:span></text:h>
          </table:table-cell>
          <table:table-cell table:style-name="Table8.A3"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2" office:value-type="string">
            <text:h text:style-name="P324" text:outline-level="1">ifselectobject (object on map)</text:h>
          </table:table-cell>
          <table:table-cell table:style-name="Table8.B2" office:value-type="string">
            <text:h text:style-name="P8" text:outline-level="1">“<text:span text:style-name="T135">ifselectobject desk”</text:span></text:h>
          </table:table-cell>
          <table:table-cell table:style-name="Table8.A2" office:value-type="string">
            <text:p text:style-name="P325">Checks to see <text:span text:style-name="T135">if selected object matches the request.</text:span> If <text:soft-page-break/>so script diverts to alternate script (scriptname$ + “-if<text:span text:style-name="T135">selectobject</text:span>”). If not then script continues.</text:p>
          </table:table-cell>
        </table:table-row>
        <table:table-row table:style-name="Table8.1">
          <table:table-cell table:style-name="Table8.A3" office:value-type="string">
            <text:h text:style-name="P326" text:outline-level="1">iftimed</text:h>
          </table:table-cell>
          <table:table-cell table:style-name="Table8.B3" office:value-type="string">
            <text:h text:style-name="P8" text:outline-level="1">“<text:span text:style-name="T136">iftimed”</text:span></text:h>
          </table:table-cell>
          <table:table-cell table:style-name="Table8.A3" office:value-type="string">
            <text:p text:style-name="P327">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3" text:outline-level="1">if<text:span text:style-name="T137">value</text:span> (<text:span text:style-name="T137">handle number then </text:span>above, below or equal then number)</text:h>
          </table:table-cell>
          <table:table-cell table:style-name="Table8.B2" office:value-type="string">
            <text:h text:style-name="P8" text:outline-level="1">“<text:span text:style-name="T137">ifvalue 1 </text:span><text:span text:style-name="T107">above 5”</text:span></text:h>
            <text:h text:style-name="P8" text:outline-level="1">“<text:span text:style-name="T137">ifvalue 1</text:span><text:span text:style-name="T107"> below 5”</text:span></text:h>
            <text:h text:style-name="P8" text:outline-level="1">“<text:span text:style-name="T137">ifvalue 1</text:span><text:span text:style-name="T107"> equal 5”</text:span></text:h>
          </table:table-cell>
          <table:table-cell table:style-name="Table8.A2"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6">loading</text:p>
          </table:table-cell>
          <table:table-cell table:style-name="Table8.B2" office:value-type="string">
            <text:p text:style-name="P66">“loading”</text:p>
          </table:table-cell>
          <table:table-cell table:style-name="Table8.A2" office:value-type="string">
            <text:p text:style-name="P66">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28" text:outline-level="1">makerandom (range starting small to large)</text:h>
          </table:table-cell>
          <table:table-cell table:style-name="Table8.B3" office:value-type="string">
            <text:h text:style-name="P8" text:outline-level="1">“<text:span text:style-name="T138">makerandom 1 50”</text:span></text:h>
          </table:table-cell>
          <table:table-cell table:style-name="Table8.A3" office:value-type="string">
            <text:h text:style-name="P328" text:outline-level="1">Generates a random number for the script to use between the defined range.</text:h>
          </table:table-cell>
        </table:table-row>
        <table:table-row table:style-name="Table8.2">
          <table:table-cell table:style-name="Table8.A2" office:value-type="string">
            <text:h text:style-name="P113" text:outline-level="1">makevalue (handle number then starting value or userandom)</text:h>
          </table:table-cell>
          <table:table-cell table:style-name="Table8.B2" office:value-type="string">
            <text:h text:style-name="P113" text:outline-level="1">“makevalue 1 100”</text:h>
            <text:h text:style-name="P113" text:outline-level="1">“makevalue 1 userandom”</text:h>
          </table:table-cell>
          <table:table-cell table:style-name="Table8.A2" office:value-type="string">
            <text:h text:style-name="P113" text:outline-level="1">Makes a value to be stored in memory and saved.</text:h>
          </table:table-cell>
        </table:table-row>
        <table:table-row table:style-name="Table8.2">
          <table:table-cell table:style-name="Table8.A3" office:value-type="string">
            <text:h text:style-name="P8" text:outline-level="1">map (mapno <text:span text:style-name="T139">or </text:span><text:span text:style-name="T140">userandom</text:span><text:span text:style-name="T139">)</text:span></text:h>
          </table:table-cell>
          <table:table-cell table:style-name="Table8.B3" office:value-type="string">
            <text:h text:style-name="P8" text:outline-level="1">“map 1” </text:h>
            <text:h text:style-name="P8" text:outline-level="1">“<text:span text:style-name="T139">map </text:span><text:span text:style-name="T140">userandom”</text:span></text:h>
          </table:table-cell>
          <table:table-cell table:style-name="Table8.A3" office:value-type="string">
            <text:h text:style-name="P8" text:outline-level="1">Changes to map number placed in argument <text:span text:style-name="T139">or random map defined in argument.</text:span></text:h>
          </table:table-cell>
        </table:table-row>
        <table:table-row table:style-name="Table8.1">
          <table:table-cell table:style-name="Table8.A2" office:value-type="string">
            <text:p text:style-name="P66">mapeffect (dark / rain / storm / torch / sunsetleft / sunsetright / sunsetdown / sunsetup / pitchblack / <text:span text:style-name="T19">lightmap / </text:span>off)</text:p>
          </table:table-cell>
          <table:table-cell table:style-name="Table8.B2" office:value-type="string">
            <text:p text:style-name="P66">“mapeffect dark”</text:p>
          </table:table-cell>
          <table:table-cell table:style-name="Table8.A2" office:value-type="string">
            <text:p text:style-name="P66">Displays an effect over the map.</text:p>
          </table:table-cell>
        </table:table-row>
        <table:table-row table:style-name="Table8.1">
          <table:table-cell table:style-name="Table8.A3" office:value-type="string">
            <text:p text:style-name="P66">markgone (pocket item)</text:p>
          </table:table-cell>
          <table:table-cell table:style-name="Table8.B3" office:value-type="string">
            <text:p text:style-name="P66">“markgone floppy”</text:p>
          </table:table-cell>
          <table:table-cell table:style-name="Table8.A3" office:value-type="string">
            <text:p text:style-name="P66">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3" text:outline-level="1">modvalue (handle number then add, minus, divide, times then value or userandom)</text:h>
          </table:table-cell>
          <table:table-cell table:style-name="Table8.B3" office:value-type="string">
            <text:h text:style-name="P113" text:outline-level="1">“modvalue 1 add 100”</text:h>
            <text:h text:style-name="P113" text:outline-level="1">“modvalue 1 minus userandom”</text:h>
          </table:table-cell>
          <table:table-cell table:style-name="Table8.A3" office:value-type="string">
            <text:h text:style-name="P113"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18">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1">move object desk X 100”</text:span></text:h>
            <text:h text:style-name="P8" text:outline-level="1">“<text:span text:style-name="T118">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2">fade or cut then on or off</text:span>)</text:h>
          </table:table-cell>
          <table:table-cell table:style-name="Table8.B3" office:value-type="string">
            <text:h text:style-name="P8" text:outline-level="1">“music control play”</text:h>
            <text:h text:style-name="P8" text:outline-level="1">“<text:span text:style-name="T142">music control fade on”</text:span></text:h>
            <text:h text:style-name="P8" text:outline-level="1">“<text:span text:style-name="T142">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6">pilot (playername then on or off)</text:p>
          </table:table-cell>
          <table:table-cell table:style-name="Table8.B3" office:value-type="string">
            <text:p text:style-name="P66">“pilot ivan on”</text:p>
          </table:table-cell>
          <table:table-cell table:style-name="Table8.A3" office:value-type="string">
            <text:p text:style-name="P66">Sets NPC’s to halt their idle walkabouts and assume script control.</text:p>
          </table:table-cell>
        </table:table-row>
        <table:table-row table:style-name="Table8.3">
          <table:table-cell table:style-name="Table8.A2" office:value-type="string">
            <text:h text:style-name="P307" text:outline-level="1">pocketslot (pocket item then slot number)</text:h>
          </table:table-cell>
          <table:table-cell table:style-name="Table8.B2" office:value-type="string">
            <text:h text:style-name="P8" text:outline-level="1">“<text:span text:style-name="T119">pocketslot floppy 2”</text:span></text:h>
          </table:table-cell>
          <table:table-cell table:style-name="Table8.A2" office:value-type="string">
            <text:h text:style-name="P307" text:outline-level="1">Moves a pocket item to another slot</text:h>
          </table:table-cell>
        </table:table-row>
        <table:table-row table:style-name="Table8.3">
          <table:table-cell table:style-name="Table8.A3" office:value-type="string">
            <text:h text:style-name="P329" text:outline-level="1">remark (remark)</text:h>
          </table:table-cell>
          <table:table-cell table:style-name="Table8.B3" office:value-type="string">
            <text:h text:style-name="P8" text:outline-level="1">“<text:span text:style-name="T143">remark test script”</text:span></text:h>
          </table:table-cell>
          <table:table-cell table:style-name="Table8.A3" office:value-type="string">
            <text:h text:style-name="P329" text:outline-level="1">Does nothing. Used for commenting in script files.</text:h>
          </table:table-cell>
        </table:table-row>
        <table:table-row table:style-name="Table8.3">
          <table:table-cell table:style-name="Table8.A2" office:value-type="string">
            <text:h text:style-name="P330" text:outline-level="1">resetsavetime</text:h>
          </table:table-cell>
          <table:table-cell table:style-name="Table8.B2" office:value-type="string">
            <text:h text:style-name="P8" text:outline-level="1">“<text:span text:style-name="T144">resetsavetime”</text:span></text:h>
          </table:table-cell>
          <table:table-cell table:style-name="Table8.A2" office:value-type="string">
            <text:h text:style-name="P330"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6">savegame</text:p>
          </table:table-cell>
          <table:table-cell table:style-name="Table8.B2" office:value-type="string">
            <text:p text:style-name="P66">“savegame”</text:p>
          </table:table-cell>
          <table:table-cell table:style-name="Table8.A2" office:value-type="string">
            <text:p text:style-name="P66">Saves the game.</text:p>
          </table:table-cell>
        </table:table-row>
        <table:table-row table:style-name="Table8.3">
          <table:table-cell table:style-name="Table8.A3" office:value-type="string">
            <text:h text:style-name="P237" text:outline-level="1">savevalue (handle number)</text:h>
          </table:table-cell>
          <table:table-cell table:style-name="Table8.B3" office:value-type="string">
            <text:h text:style-name="P8" text:outline-level="1">“<text:span text:style-name="T145">savevalue 1”</text:span></text:h>
          </table:table-cell>
          <table:table-cell table:style-name="Table8.A3" office:value-type="string">
            <text:p text:style-name="P331">Saves a specific value to the save file.</text:p>
          </table:table-cell>
        </table:table-row>
        <table:table-row table:style-name="Table8.3">
          <table:table-cell table:style-name="Table8.A2" office:value-type="string">
            <text:h text:style-name="P332" text:outline-level="1">saving</text:h>
          </table:table-cell>
          <table:table-cell table:style-name="Table8.B2" office:value-type="string">
            <text:h text:style-name="P8" text:outline-level="1">“<text:span text:style-name="T146">saving”</text:span></text:h>
          </table:table-cell>
          <table:table-cell table:style-name="Table8.A2" office:value-type="string">
            <text:p text:style-name="P333">Displays <text:span text:style-name="T146">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6">say (words)</text:p>
          </table:table-cell>
          <table:table-cell table:style-name="Table8.B3" office:value-type="string">
            <text:p text:style-name="P66">“say hello world!”</text:p>
          </table:table-cell>
          <table:table-cell table:style-name="Table8.A3" office:value-type="string">
            <text:p text:style-name="P66">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4" text:outline-level="1"><text:span text:style-name="T147">s</text:span>fxloop <text:span text:style-name="T148">(sound effect file name)</text:span></text:h>
          </table:table-cell>
          <table:table-cell table:style-name="Table8.B2" office:value-type="string">
            <text:h text:style-name="P8" text:outline-level="1">“<text:span text:style-name="T149">sfxloop pickup”</text:span></text:h>
          </table:table-cell>
          <table:table-cell table:style-name="Table8.A2" office:value-type="string">
            <text:h text:style-name="P334" text:outline-level="1">Loops a sound effect until sfxstop is run.</text:h>
          </table:table-cell>
        </table:table-row>
        <table:table-row table:style-name="Table8.3">
          <table:table-cell table:style-name="Table8.A3" office:value-type="string">
            <text:h text:style-name="P334" text:outline-level="1">sfxstop</text:h>
          </table:table-cell>
          <table:table-cell table:style-name="Table8.B3" office:value-type="string">
            <text:h text:style-name="P8" text:outline-level="1">“<text:span text:style-name="T149">sfxstop”</text:span></text:h>
          </table:table-cell>
          <table:table-cell table:style-name="Table8.A3" office:value-type="string">
            <text:h text:style-name="P335" text:outline-level="1">Halts a<text:span text:style-name="T150">ll sfx including looping ones</text:span>.</text:h>
          </table:table-cell>
        </table:table-row>
        <table:table-row table:style-name="Table8.3">
          <table:table-cell table:style-name="Table8.A2" office:value-type="string">
            <text:h text:style-name="P336" text:outline-level="1">shelllnx (shell command)</text:h>
          </table:table-cell>
          <table:table-cell table:style-name="Table8.B2" office:value-type="string">
            <text:h text:style-name="P336" text:outline-level="1">“shelllnx rm test.txt”</text:h>
          </table:table-cell>
          <table:table-cell table:style-name="Table8.A2" office:value-type="string">
            <text:h text:style-name="P336" text:outline-level="1">Runs a shell command (linux only).</text:h>
          </table:table-cell>
        </table:table-row>
        <table:table-row table:style-name="Table8.3">
          <table:table-cell table:style-name="Table8.A3" office:value-type="string">
            <text:h text:style-name="P336" text:outline-level="1">shellwin (shell command)</text:h>
          </table:table-cell>
          <table:table-cell table:style-name="Table8.B3" office:value-type="string">
            <text:h text:style-name="P8" text:outline-level="1">“<text:span text:style-name="T151">shellwin del text.txt”</text:span></text:h>
          </table:table-cell>
          <table:table-cell table:style-name="Table8.A3" office:value-type="string">
            <text:h text:style-name="P336" text:outline-level="1">Runs a shell command (windows only, cmd not powershell)</text:h>
          </table:table-cell>
        </table:table-row>
        <table:table-row table:style-name="Table8.3">
          <table:table-cell table:style-name="Table8.A2" office:value-type="string">
            <text:h text:style-name="P316" text:outline-level="1">show (item name <text:span text:style-name="T126">or all</text:span>)</text:h>
          </table:table-cell>
          <table:table-cell table:style-name="Table8.B2" office:value-type="string">
            <text:h text:style-name="P304" text:outline-level="1">“<text:span text:style-name="T127">show floppy”</text:span></text:h>
            <text:h text:style-name="P304" text:outline-level="1">“<text:span text:style-name="T126">show all”</text:span></text:h>
          </table:table-cell>
          <table:table-cell table:style-name="Table8.A2" office:value-type="string">
            <text:p text:style-name="P31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6">“<text:span text:style-name="T124">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6">“<text:span text:style-name="T124">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6">speaker (playername)</text:p>
          </table:table-cell>
          <table:table-cell table:style-name="Table8.B3" office:value-type="string">
            <text:p text:style-name="P66">“speaker ivan”</text:p>
            <text:p text:style-name="P66">“speaker mainplayer”</text:p>
            <text:p text:style-name="P312">“<text:span text:style-name="T152">speaker nobody”</text:span></text:p>
          </table:table-cell>
          <table:table-cell table:style-name="Table8.A3" office:value-type="string">
            <text:p text:style-name="P66">Sets speaker for text banner words. <text:span text:style-name="T152">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18">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1">sprint object desk X 100”</text:span></text:h>
            <text:h text:style-name="P8" text:outline-level="1">“<text:span text:style-name="T141">sprint object desk X </text:span><text:span text:style-name="T118">userandom</text:span><text:span text:style-name="T141">”</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6">take (item name)</text:p>
          </table:table-cell>
          <table:table-cell table:style-name="Table8.B3" office:value-type="string">
            <text:p text:style-name="P66">“take floppy”</text:p>
          </table:table-cell>
          <table:table-cell table:style-name="Table8.A3" office:value-type="string">
            <text:p text:style-name="P66">Takes an item off player character. Does not work with currency.</text:p>
          </table:table-cell>
        </table:table-row>
        <table:table-row table:style-name="Table8.75">
          <table:table-cell table:style-name="Table8.A2" office:value-type="string">
            <text:p text:style-name="P66">takecurrency (positive integer <text:span text:style-name="T121">or userandom</text:span>)</text:p>
          </table:table-cell>
          <table:table-cell table:style-name="Table8.B2" office:value-type="string">
            <text:p text:style-name="P66">“takecurrency 10”</text:p>
            <text:p text:style-name="P312">“<text:span text:style-name="T121">takecurrency userandom”</text:span></text:p>
          </table:table-cell>
          <table:table-cell table:style-name="Table8.A2" office:value-type="string">
            <text:p text:style-name="P66">Takes set amount of currency off player.</text:p>
          </table:table-cell>
        </table:table-row>
        <table:table-row table:style-name="Table8.75">
          <table:table-cell table:style-name="Table8.A3" office:value-type="string">
            <text:p text:style-name="P66">terminal (filename)</text:p>
          </table:table-cell>
          <table:table-cell table:style-name="Table8.B3" office:value-type="string">
            <text:p text:style-name="P66">“terminal test”</text:p>
          </table:table-cell>
          <table:table-cell table:style-name="Table8.A3" office:value-type="string">
            <text:p text:style-name="P66">Launches specified terminal file. Will end the script.</text:p>
          </table:table-cell>
        </table:table-row>
        <table:table-row table:style-name="Table8.75">
          <table:table-cell table:style-name="Table8.A2" office:value-type="string">
            <text:h text:style-name="P337" text:outline-level="1">terminalnoboot (filename)</text:h>
          </table:table-cell>
          <table:table-cell table:style-name="Table8.B2" office:value-type="string">
            <text:h text:style-name="P8" text:outline-level="1">“<text:span text:style-name="T153">terminalnoboot test”</text:span></text:h>
          </table:table-cell>
          <table:table-cell table:style-name="Table8.A2" office:value-type="string">
            <text:h text:style-name="P337" text:outline-level="1">Launches a specified terminal file without the boot animation. Will end the script.</text:h>
          </table:table-cell>
        </table:table-row>
        <text:soft-page-break/>
        <table:table-row table:style-name="Table8.75">
          <table:table-cell table:style-name="Table8.A3" office:value-type="string">
            <text:h text:style-name="P338" text:outline-level="1">terminalos (terminal os name)</text:h>
          </table:table-cell>
          <table:table-cell table:style-name="Table8.B3" office:value-type="string">
            <text:h text:style-name="P8" text:outline-level="1">“<text:span text:style-name="T154">terminalos cmdsystem”</text:span></text:h>
          </table:table-cell>
          <table:table-cell table:style-name="Table8.A3" office:value-type="string">
            <text:h text:style-name="P338" text:outline-level="1">Sets the OS for the terminal.</text:h>
          </table:table-cell>
        </table:table-row>
        <table:table-row table:style-name="Table8.75">
          <table:table-cell table:style-name="Table8.A2" office:value-type="string">
            <text:h text:style-name="P339" text:outline-level="1">terminaltext (line 1, line 2, line 3, line 4, line 5, sysstat) </text:h>
          </table:table-cell>
          <table:table-cell table:style-name="Table8.B2" office:value-type="string">
            <text:h text:style-name="P8" text:outline-level="1">“<text:span text:style-name="T155">terminaltext this is line 1, this is line 2, this is line 3, this is line 4, this is line 5, 1”</text:span></text:h>
          </table:table-cell>
          <table:table-cell table:style-name="Table8.A2" office:value-type="string">
            <text:h text:style-name="P339" text:outline-level="1">Displays a terminal text file.</text:h>
          </table:table-cell>
        </table:table-row>
        <table:table-row table:style-name="Table8.75">
          <table:table-cell table:style-name="Table8.A3" office:value-type="string">
            <text:h text:style-name="P340" text:outline-level="1">timedscript (scriptname then time in seconds <text:span text:style-name="T156">or userandom</text:span>)</text:h>
          </table:table-cell>
          <table:table-cell table:style-name="Table8.B3" office:value-type="string">
            <text:h text:style-name="P8" text:outline-level="1">“<text:span text:style-name="T157">timedscript testscript 60”</text:span></text:h>
            <text:h text:style-name="P8" text:outline-level="1">“<text:span text:style-name="T156">timedscript testscript userandom”</text:span></text:h>
          </table:table-cell>
          <table:table-cell table:style-name="Table8.A3" office:value-type="string">
            <text:h text:style-name="P340"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1" text:outline-level="1">trigger (triggerno <text:span text:style-name="T140">or userandom </text:span>then on or off)</text:h>
          </table:table-cell>
          <table:table-cell table:style-name="Table8.B2" office:value-type="string">
            <text:h text:style-name="P8" text:outline-level="1">“<text:span text:style-name="T158">trigger 1 on”</text:span></text:h>
            <text:h text:style-name="P8" text:outline-level="1">“<text:span text:style-name="T158">trigger 1 off”</text:span></text:h>
            <text:h text:style-name="P8" text:outline-level="1">“<text:span text:style-name="T140">trigger userandom on”</text:span></text:h>
          </table:table-cell>
          <table:table-cell table:style-name="Table8.A2" office:value-type="string">
            <text:h text:style-name="P341" text:outline-level="1">Changes if trigger is active or not.</text:h>
          </table:table-cell>
        </table:table-row>
        <table:table-row table:style-name="Table8.75">
          <table:table-cell table:style-name="Table8.A3" office:value-type="string">
            <text:h text:style-name="P8" text:outline-level="1">wait (number of seconds <text:span text:style-name="T124">or userandom</text:span>)</text:h>
          </table:table-cell>
          <table:table-cell table:style-name="Table8.B3" office:value-type="string">
            <text:h text:style-name="P8" text:outline-level="1">“wait 5”</text:h>
            <text:h text:style-name="P8" text:outline-level="1">“<text:span text:style-name="T124">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18">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18">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79" text:outline-level="1"><text:span text:style-name="T159">white</text:span> (in or out)</text:h>
          </table:table-cell>
          <table:table-cell table:style-name="Table8.B89" office:value-type="string">
            <text:h text:style-name="P8" text:outline-level="1">“<text:span text:style-name="T160">white</text:span><text:span text:style-name="T161"> in”</text:span></text:h>
            <text:h text:style-name="P8" text:outline-level="1">“<text:span text:style-name="T161">white out”</text:span></text:h>
          </table:table-cell>
          <table:table-cell table:style-name="Table8.A89" office:value-type="string">
            <text:h text:style-name="P279" text:outline-level="1">Fades but uses white instead of black.</text:h>
          </table:table-cell>
        </table:table-row>
      </table:table>
      <text:p text:style-name="P191"/>
      <text:h text:style-name="P342" text:outline-level="1">Stage Director Script <text:span text:style-name="T162">Say </text:span>Variables</text:h>
      <text:h text:style-name="P343"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4" text:outline-level="1">Name</text:h>
          </table:table-cell>
          <table:table-cell table:style-name="Table7.A1" office:value-type="string">
            <text:h text:style-name="P344" text:outline-level="1">Description</text:h>
          </table:table-cell>
        </table:table-row>
        <table:table-row>
          <table:table-cell table:style-name="Table7.A2" office:value-type="string">
            <text:h text:style-name="P345" text:outline-level="1">[backbutton<text:span text:style-name="T163">(no)</text:span>]</text:h>
          </table:table-cell>
          <table:table-cell table:style-name="Table7.A2" office:value-type="string">
            <text:h text:style-name="P345" text:outline-level="1">What button on keyboard or controller is BACK/PAUSE</text:h>
          </table:table-cell>
        </table:table-row>
        <table:table-row>
          <table:table-cell table:style-name="Table7.A3" office:value-type="string">
            <text:h text:style-name="P346" text:outline-level="1">[currency]</text:h>
          </table:table-cell>
          <table:table-cell table:style-name="Table7.A3" office:value-type="string">
            <text:h text:style-name="P346" text:outline-level="1">Name of the in-game currency</text:h>
          </table:table-cell>
        </table:table-row>
        <table:table-row table:style-name="Table7.1">
          <table:table-cell table:style-name="Table7.A2" office:value-type="string">
            <text:h text:style-name="P347" text:outline-level="1">[gametime]</text:h>
          </table:table-cell>
          <table:table-cell table:style-name="Table7.A2" office:value-type="string">
            <text:h text:style-name="P347" text:outline-level="1">How long the save file has been played <text:span text:style-name="T164">in HH:MM:SS</text:span></text:h>
          </table:table-cell>
        </table:table-row>
        <table:table-row table:style-name="Table7.1">
          <table:table-cell table:style-name="Table7.A3" office:value-type="string">
            <text:h text:style-name="P348" text:outline-level="1">[gametitle]</text:h>
          </table:table-cell>
          <table:table-cell table:style-name="Table7.A3" office:value-type="string">
            <text:h text:style-name="P348" text:outline-level="1">Title of the game</text:h>
          </table:table-cell>
        </table:table-row>
        <table:table-row table:style-name="Table7.1">
          <table:table-cell table:style-name="Table7.A2" office:value-type="string">
            <text:h text:style-name="P344" text:outline-level="1">[helditem<text:span text:style-name="T165">a</text:span>]</text:h>
          </table:table-cell>
          <table:table-cell table:style-name="Table7.A2" office:value-type="string">
            <text:h text:style-name="P344" text:outline-level="1">Current held pocket item</text:h>
          </table:table-cell>
        </table:table-row>
        <table:table-row table:style-name="Table7.1">
          <table:table-cell table:style-name="Table7.A3" office:value-type="string">
            <text:h text:style-name="P344" text:outline-level="1">[helditem<text:span text:style-name="T165">b</text:span>]</text:h>
          </table:table-cell>
          <table:table-cell table:style-name="Table7.A3" office:value-type="string">
            <text:h text:style-name="P344" text:outline-level="1">Second held pocket item (for pocket mergers)</text:h>
          </table:table-cell>
        </table:table-row>
        <table:table-row table:style-name="Table7.1">
          <table:table-cell table:style-name="Table7.A2" office:value-type="string">
            <text:h text:style-name="P347" text:outline-level="1">[moddingname]</text:h>
          </table:table-cell>
          <table:table-cell table:style-name="Table7.A2" office:value-type="string">
            <text:h text:style-name="P347" text:outline-level="1">What mods are referred to in game</text:h>
          </table:table-cell>
        </table:table-row>
        <table:table-row table:style-name="Table7.1">
          <table:table-cell table:style-name="Table7.A3" office:value-type="string">
            <text:h text:style-name="P345" text:outline-level="1">[movedownbutton<text:span text:style-name="T163">(no)</text:span>]</text:h>
          </table:table-cell>
          <table:table-cell table:style-name="Table7.A3" office:value-type="string">
            <text:h text:style-name="P345" text:outline-level="1">What button on keyboard or controller is MOVE DOWN</text:h>
          </table:table-cell>
        </table:table-row>
        <table:table-row table:style-name="Table7.1">
          <table:table-cell table:style-name="Table7.A2" office:value-type="string">
            <text:h text:style-name="P345" text:outline-level="1">[moveleftbutton<text:span text:style-name="T163">(no)</text:span>]</text:h>
          </table:table-cell>
          <table:table-cell table:style-name="Table7.A2" office:value-type="string">
            <text:h text:style-name="P345" text:outline-level="1">What button on keyboard or controller is MOVE LEFT</text:h>
          </table:table-cell>
        </table:table-row>
        <table:table-row table:style-name="Table7.1">
          <table:table-cell table:style-name="Table7.A3" office:value-type="string">
            <text:h text:style-name="P345" text:outline-level="1">[moverightbutton<text:span text:style-name="T163">(no)</text:span>]</text:h>
          </table:table-cell>
          <table:table-cell table:style-name="Table7.A3" office:value-type="string">
            <text:h text:style-name="P345" text:outline-level="1">What button on keyboard or controller is MOVE RIGHT</text:h>
          </table:table-cell>
        </table:table-row>
        <table:table-row table:style-name="Table7.1">
          <table:table-cell table:style-name="Table7.A2" office:value-type="string">
            <text:h text:style-name="P345" text:outline-level="1">[moveupbutton<text:span text:style-name="T163">(no)</text:span>]</text:h>
          </table:table-cell>
          <table:table-cell table:style-name="Table7.A2" office:value-type="string">
            <text:h text:style-name="P345" text:outline-level="1">What button on keyboard or controller is MOVE UP</text:h>
          </table:table-cell>
        </table:table-row>
        <table:table-row table:style-name="Table7.1">
          <table:table-cell table:style-name="Table7.A3" office:value-type="string">
            <text:h text:style-name="P349" text:outline-level="1">[musicvol]</text:h>
          </table:table-cell>
          <table:table-cell table:style-name="Table7.A3" office:value-type="string">
            <text:h text:style-name="P349" text:outline-level="1">Volume the music is set at</text:h>
          </table:table-cell>
        </table:table-row>
        <table:table-row table:style-name="Table7.1">
          <table:table-cell table:style-name="Table7.A2" office:value-type="string">
            <text:h text:style-name="P345" text:outline-level="1">[pocketbutton<text:span text:style-name="T163">(no)</text:span>]</text:h>
          </table:table-cell>
          <table:table-cell table:style-name="Table7.A2" office:value-type="string">
            <text:h text:style-name="P345" text:outline-level="1">What button on keyboard or controller is POCKETS</text:h>
          </table:table-cell>
        </table:table-row>
        <table:table-row table:style-name="Table7.1">
          <table:table-cell table:style-name="Table7.A3" office:value-type="string">
            <text:h text:style-name="P350" text:outline-level="1">[proposedmod]</text:h>
          </table:table-cell>
          <table:table-cell table:style-name="Table7.A3" office:value-type="string">
            <text:h text:style-name="P350" text:outline-level="1">Proposed mod to load</text:h>
          </table:table-cell>
        </table:table-row>
        <table:table-row table:style-name="Table7.1">
          <table:table-cell table:style-name="Table7.A2" office:value-type="string">
            <text:h text:style-name="P351" text:outline-level="1">[ros]</text:h>
          </table:table-cell>
          <table:table-cell table:style-name="Table7.A2" office:value-type="string">
            <text:h text:style-name="P351" text:outline-level="1">Client operating system</text:h>
          </table:table-cell>
        </table:table-row>
        <table:table-row table:style-name="Table7.1">
          <table:table-cell table:style-name="Table7.A3" office:value-type="string">
            <text:h text:style-name="P345" text:outline-level="1">[selectbutton<text:span text:style-name="T163">(no)</text:span>]</text:h>
          </table:table-cell>
          <table:table-cell table:style-name="Table7.A3" office:value-type="string">
            <text:h text:style-name="P345" text:outline-level="1">What button on keyboard or controller is SELECT</text:h>
          </table:table-cell>
        </table:table-row>
        <table:table-row table:style-name="Table7.1">
          <table:table-cell table:style-name="Table7.A2" office:value-type="string">
            <text:h text:style-name="P344" text:outline-level="1">[selectobject]</text:h>
          </table:table-cell>
          <table:table-cell table:style-name="Table7.A2" office:value-type="string">
            <text:h text:style-name="P344" text:outline-level="1">Current world object</text:h>
          </table:table-cell>
        </table:table-row>
        <table:table-row table:style-name="Table7.1">
          <table:table-cell table:style-name="Table7.A3" office:value-type="string">
            <text:h text:style-name="P349" text:outline-level="1">[sfxvol]</text:h>
          </table:table-cell>
          <table:table-cell table:style-name="Table7.A3" office:value-type="string">
            <text:h text:style-name="P349" text:outline-level="1">Volume the sfx are set at</text:h>
          </table:table-cell>
        </table:table-row>
        <table:table-row table:style-name="Table7.1">
          <table:table-cell table:style-name="Table7.A2" office:value-type="string">
            <text:h text:style-name="P349" text:outline-level="1">[tos]</text:h>
          </table:table-cell>
          <table:table-cell table:style-name="Table7.A2" office:value-type="string">
            <text:h text:style-name="P349" text:outline-level="1"><text:span text:style-name="T166">Current i</text:span>n game terminal OS name</text:h>
          </table:table-cell>
        </table:table-row>
        <table:table-row table:style-name="Table7.1">
          <table:table-cell table:style-name="Table7.A21" office:value-type="string">
            <text:h text:style-name="P352" text:outline-level="1">[value<text:span text:style-name="T167">]-(no)</text:span></text:h>
          </table:table-cell>
          <table:table-cell table:style-name="Table7.A21" office:value-type="string">
            <text:h text:style-name="P352" text:outline-level="1">A script value</text:h>
          </table:table-cell>
        </table:table-row>
      </table:table>
      <text:h text:style-name="P343" text:outline-level="1"/>
      <text:h text:style-name="P343" text:outline-level="1"/>
      <text:h text:style-name="P343" text:outline-level="1"/>
      <text:h text:style-name="P137" text:outline-level="1"><text:bookmark-start text:name="_Toc10"/>Error Codes<text:bookmark-end text:name="_Toc10"/></text:h>
      <text:h text:style-name="P281" text:outline-level="1"/>
      <text:p text:style-name="P353"/>
      <table:table table:name="Table9" table:style-name="Table9" table:template-name="Simple Grid Rows">
        <table:table-column table:style-name="Table9.A" table:number-columns-repeated="3"/>
        <table:table-row table:style-name="Table9.1">
          <table:table-cell table:style-name="Table9.A1" office:value-type="string">
            <text:p text:style-name="P354">Error Code</text:p>
          </table:table-cell>
          <table:table-cell table:style-name="Table9.B1" office:value-type="string">
            <text:p text:style-name="P354">Description (and Potential Fix)</text:p>
          </table:table-cell>
          <table:table-cell table:style-name="Table9.A1" office:value-type="string">
            <text:p text:style-name="P355">Result</text:p>
          </table:table-cell>
        </table:table-row>
        <table:table-row table:style-name="Table9.1">
          <table:table-cell table:style-name="Table9.A2" office:value-type="string">
            <text:p text:style-name="P66">5</text:p>
          </table:table-cell>
          <table:table-cell table:style-name="Table9.B2" office:value-type="string">
            <text:p text:style-name="P66">ILLEGAL FUNCTION CALL</text:p>
          </table:table-cell>
          <table:table-cell table:style-name="Table9.A2" office:value-type="string">
            <text:p text:style-name="P356">No Crash</text:p>
          </table:table-cell>
        </table:table-row>
        <table:table-row table:style-name="Table9.1">
          <table:table-cell table:style-name="Table9.A3" office:value-type="string">
            <text:p text:style-name="P66">6</text:p>
          </table:table-cell>
          <table:table-cell table:style-name="Table9.B3" office:value-type="string">
            <text:p text:style-name="P66">OVERFLOW</text:p>
          </table:table-cell>
          <table:table-cell table:style-name="Table9.A3" office:value-type="string">
            <text:p text:style-name="P356">No Crash</text:p>
          </table:table-cell>
        </table:table-row>
        <table:table-row table:style-name="Table9.4">
          <table:table-cell table:style-name="Table9.A2" office:value-type="string">
            <text:p text:style-name="P66">7</text:p>
          </table:table-cell>
          <table:table-cell table:style-name="Table9.B2" office:value-type="string">
            <text:p text:style-name="P66">OUT OF MEMORY (check to see if host machine running VaME has enough memory.)</text:p>
          </table:table-cell>
          <table:table-cell table:style-name="Table9.A2" office:value-type="string">
            <text:p text:style-name="P356">Guru Meditation</text:p>
          </table:table-cell>
        </table:table-row>
        <table:table-row table:style-name="Table9.5">
          <table:table-cell table:style-name="Table9.A3" office:value-type="string">
            <text:p text:style-name="P66">9</text:p>
          </table:table-cell>
          <table:table-cell table:style-name="Table9.B3" office:value-type="string">
            <text:p text:style-name="P66">Subscript out of range. (An array's upper or lower dimensioned boundary has been exceeded.) </text:p>
          </table:table-cell>
          <table:table-cell table:style-name="Table9.A3" office:value-type="string">
            <text:p text:style-name="P356">No Crash</text:p>
          </table:table-cell>
        </table:table-row>
        <table:table-row table:style-name="Table9.5">
          <table:table-cell table:style-name="Table9.A2" office:value-type="string">
            <text:p text:style-name="P66">11</text:p>
          </table:table-cell>
          <table:table-cell table:style-name="Table9.B2" office:value-type="string">
            <text:p text:style-name="P66">DIVISION BY ZERO (check any metadata values that are processed by any engine algorithms)</text:p>
          </table:table-cell>
          <table:table-cell table:style-name="Table9.A2" office:value-type="string">
            <text:p text:style-name="P357">Crash (not Guru Meditation)</text:p>
          </table:table-cell>
        </table:table-row>
        <table:table-row table:style-name="Table9.1">
          <table:table-cell table:style-name="Table9.A3" office:value-type="string">
            <text:p text:style-name="P66">13</text:p>
          </table:table-cell>
          <table:table-cell table:style-name="Table9.B3" office:value-type="string">
            <text:p text:style-name="P66">TYPE MISMATCH</text:p>
          </table:table-cell>
          <table:table-cell table:style-name="Table9.A3" office:value-type="string">
            <text:p text:style-name="P356">No Crash</text:p>
          </table:table-cell>
        </table:table-row>
        <table:table-row table:style-name="Table9.1">
          <table:table-cell table:style-name="Table9.A2" office:value-type="string">
            <text:p text:style-name="P66">19</text:p>
          </table:table-cell>
          <table:table-cell table:style-name="Table9.B2" office:value-type="string">
            <text:p text:style-name="P66">NO RESUME - RESUME REQUIRED</text:p>
          </table:table-cell>
          <table:table-cell table:style-name="Table9.A2" office:value-type="string">
            <text:p text:style-name="P356">No Crash</text:p>
          </table:table-cell>
        </table:table-row>
        <table:table-row table:style-name="Table9.1">
          <table:table-cell table:style-name="Table9.A3" office:value-type="string">
            <text:p text:style-name="P66">20</text:p>
          </table:table-cell>
          <table:table-cell table:style-name="Table9.B3" office:value-type="string">
            <text:p text:style-name="P66">RESUME WITHOUT ERROR</text:p>
          </table:table-cell>
          <table:table-cell table:style-name="Table9.A3" office:value-type="string">
            <text:p text:style-name="P356">No Crash</text:p>
          </table:table-cell>
        </table:table-row>
        <table:table-row table:style-name="Table9.1">
          <table:table-cell table:style-name="Table9.A2" office:value-type="string">
            <text:p text:style-name="P66">26</text:p>
          </table:table-cell>
          <table:table-cell table:style-name="Table9.B2" office:value-type="string">
            <text:p text:style-name="P66">FOR WITHOUT NEXT</text:p>
          </table:table-cell>
          <table:table-cell table:style-name="Table9.A2" office:value-type="string">
            <text:p text:style-name="P356">No Crash</text:p>
          </table:table-cell>
        </table:table-row>
        <table:table-row table:style-name="Table9.1">
          <table:table-cell table:style-name="Table9.A3" office:value-type="string">
            <text:p text:style-name="P66">51</text:p>
          </table:table-cell>
          <table:table-cell table:style-name="Table9.B3" office:value-type="string">
            <text:p text:style-name="P66">INTERNAL MALFUNCTION</text:p>
          </table:table-cell>
          <table:table-cell table:style-name="Table9.A3" office:value-type="string">
            <text:p text:style-name="P356">No Crash</text:p>
          </table:table-cell>
        </table:table-row>
        <table:table-row table:style-name="Table9.5">
          <table:table-cell table:style-name="Table9.A2" office:value-type="string">
            <text:p text:style-name="P66">52</text:p>
          </table:table-cell>
          <table:table-cell table:style-name="Table9.B2" office:value-type="string">
            <text:p text:style-name="P66">METADATA FILE DATA NOT FOUND (check if metadata file engine is reading has the expected values within)</text:p>
          </table:table-cell>
          <table:table-cell table:style-name="Table9.A2" office:value-type="string">
            <text:p text:style-name="P356">No Crash</text:p>
          </table:table-cell>
        </table:table-row>
        <table:table-row table:style-name="Table9.5">
          <table:table-cell table:style-name="Table9.A3" office:value-type="string">
            <text:p text:style-name="P66">53</text:p>
          </table:table-cell>
          <table:table-cell table:style-name="Table9.B3" office:value-type="string">
            <text:p text:style-name="P66">METADATA FILE NOT FOUND (check if metadata file engine is trying to read exists in expected location)</text:p>
          </table:table-cell>
          <table:table-cell table:style-name="Table9.A3" office:value-type="string">
            <text:p text:style-name="P356">No Crash</text:p>
          </table:table-cell>
        </table:table-row>
        <table:table-row table:style-name="Table9.1">
          <table:table-cell table:style-name="Table9.A2" office:value-type="string">
            <text:p text:style-name="P66">54</text:p>
          </table:table-cell>
          <table:table-cell table:style-name="Table9.B2" office:value-type="string">
            <text:p text:style-name="P66">BAD FILE MODE</text:p>
          </table:table-cell>
          <table:table-cell table:style-name="Table9.A2" office:value-type="string">
            <text:p text:style-name="P356">No Crash</text:p>
          </table:table-cell>
        </table:table-row>
        <table:table-row table:style-name="Table9.1">
          <table:table-cell table:style-name="Table9.A3" office:value-type="string">
            <text:p text:style-name="P66">55</text:p>
          </table:table-cell>
          <table:table-cell table:style-name="Table9.B3" office:value-type="string">
            <text:p text:style-name="P66">FILE ALREADY OPEN</text:p>
          </table:table-cell>
          <table:table-cell table:style-name="Table9.A3" office:value-type="string">
            <text:p text:style-name="P356">No Crash</text:p>
          </table:table-cell>
        </table:table-row>
        <table:table-row table:style-name="Table9.5">
          <table:table-cell table:style-name="Table9.A2" office:value-type="string">
            <text:p text:style-name="P66">61</text:p>
          </table:table-cell>
          <table:table-cell table:style-name="Table9.B2" office:value-type="string">
            <text:p text:style-name="P66">DISK FULL (check to see if hard disk drive VaME is running on isn’t full. Seeing this error may cause savedata loss.)</text:p>
          </table:table-cell>
          <table:table-cell table:style-name="Table9.A2" office:value-type="string">
            <text:p text:style-name="P356">No Crash</text:p>
          </table:table-cell>
        </table:table-row>
        <table:table-row table:style-name="Table9.5">
          <table:table-cell table:style-name="Table9.A3" office:value-type="string">
            <text:p text:style-name="P66">62</text:p>
          </table:table-cell>
          <table:table-cell table:style-name="Table9.B3" office:value-type="string">
            <text:p text:style-name="P66">INPUT PAST END OF FILE (check to see if metadata engine is reading has all the required values within)</text:p>
          </table:table-cell>
          <table:table-cell table:style-name="Table9.A3" office:value-type="string">
            <text:p text:style-name="P356">No Crash</text:p>
          </table:table-cell>
        </table:table-row>
        <table:table-row table:style-name="Table9.4">
          <table:table-cell table:style-name="Table9.A2" office:value-type="string">
            <text:p text:style-name="P66">64</text:p>
          </table:table-cell>
          <table:table-cell table:style-name="Table9.B2" office:value-type="string">
            <text:p text:style-name="P66">BAD FILE NAME (file name is illegal. Avoid symbols and log filenames.)</text:p>
          </table:table-cell>
          <table:table-cell table:style-name="Table9.A2" office:value-type="string">
            <text:p text:style-name="P356">No Crash</text:p>
          </table:table-cell>
        </table:table-row>
        <table:table-row table:style-name="Table9.4">
          <table:table-cell table:style-name="Table9.A3" office:value-type="string">
            <text:p text:style-name="P66">67</text:p>
          </table:table-cell>
          <table:table-cell table:style-name="Table9.B3" office:value-type="string">
            <text:p text:style-name="P66">TOO MANY FILES (over 15 files are loaded using OPEN.)</text:p>
          </table:table-cell>
          <table:table-cell table:style-name="Table9.A3" office:value-type="string">
            <text:p text:style-name="P356">Guru Meditation</text:p>
          </table:table-cell>
        </table:table-row>
        <table:table-row table:style-name="Table9.4">
          <table:table-cell table:style-name="Table9.A2" office:value-type="string">
            <text:p text:style-name="P66">73</text:p>
          </table:table-cell>
          <table:table-cell table:style-name="Table9.B2" office:value-type="string">
            <text:p text:style-name="P66">FEATURE UNAVAILABLE (command used is incompatible).</text:p>
          </table:table-cell>
          <table:table-cell table:style-name="Table9.A2" office:value-type="string">
            <text:p text:style-name="P356">No Crash</text:p>
          </table:table-cell>
        </table:table-row>
        <text:soft-page-break/>
        <table:table-row table:style-name="Table9.1">
          <table:table-cell table:style-name="Table9.A3" office:value-type="string">
            <text:p text:style-name="P66">76</text:p>
          </table:table-cell>
          <table:table-cell table:style-name="Table9.B3" office:value-type="string">
            <text:p text:style-name="P66">INVALID METADATA FILE PATH</text:p>
          </table:table-cell>
          <table:table-cell table:style-name="Table9.A3" office:value-type="string">
            <text:p text:style-name="P356">No Crash</text:p>
          </table:table-cell>
        </table:table-row>
        <table:table-row table:style-name="Table9.4">
          <table:table-cell table:style-name="Table9.A2" office:value-type="string">
            <text:p text:style-name="P66">97</text:p>
          </table:table-cell>
          <table:table-cell table:style-name="Table9.B2" office:value-type="string">
            <text:p text:style-name="P66">FALSE FLAG ERROR (for development purposes)</text:p>
          </table:table-cell>
          <table:table-cell table:style-name="Table9.A2" office:value-type="string">
            <text:p text:style-name="P356">No Crash</text:p>
          </table:table-cell>
        </table:table-row>
        <table:table-row table:style-name="Table9.1">
          <table:table-cell table:style-name="Table9.A3" office:value-type="string">
            <text:p text:style-name="P66">258</text:p>
          </table:table-cell>
          <table:table-cell table:style-name="Table9.B3" office:value-type="string">
            <text:p text:style-name="P66">INVALID HANDLE</text:p>
          </table:table-cell>
          <table:table-cell table:style-name="Table9.A3" office:value-type="string">
            <text:p text:style-name="P356">No Crash</text:p>
          </table:table-cell>
        </table:table-row>
        <table:table-row table:style-name="Table9.5">
          <table:table-cell table:style-name="Table9.A2" office:value-type="string">
            <text:p text:style-name="P66">420</text:p>
          </table:table-cell>
          <table:table-cell table:style-name="Table9.B2" office:value-type="string">
            <text:p text:style-name="P66">MISSING ENGINE METADATA (required engine metadata file missing. Check dloc$/engine.ddf)</text:p>
          </table:table-cell>
          <table:table-cell table:style-name="Table9.A2" office:value-type="string">
            <text:p text:style-name="P356">Guru Meditation</text:p>
          </table:table-cell>
        </table:table-row>
        <table:table-row table:style-name="Table9.5">
          <table:table-cell table:style-name="Table9.A3" office:value-type="string">
            <text:p text:style-name="P66">421</text:p>
          </table:table-cell>
          <table:table-cell table:style-name="Table9.B3" office:value-type="string">
            <text:p text:style-name="P66">MISSING METADATA DIRECTORY (required metadata directory is missing. Check if dloc$ has all the needed directories.)</text:p>
          </table:table-cell>
          <table:table-cell table:style-name="Table9.A3" office:value-type="string">
            <text:p text:style-name="P356">Guru Meditation</text:p>
          </table:table-cell>
        </table:table-row>
        <table:table-row table:style-name="Table9.5">
          <table:table-cell table:style-name="Table9.A2" office:value-type="string">
            <text:p text:style-name="P66">422</text:p>
          </table:table-cell>
          <table:table-cell table:style-name="Table9.B2" office:value-type="string">
            <text:p text:style-name="P66">MISSING DEFAULT SAVE FILE (required default save file is missing. Check sloc$/defaultsave.ddf)</text:p>
          </table:table-cell>
          <table:table-cell table:style-name="Table9.A2" office:value-type="string">
            <text:p text:style-name="P356">Guru Meditation</text:p>
          </table:table-cell>
        </table:table-row>
        <table:table-row table:style-name="Table9.5">
          <table:table-cell table:style-name="Table9.A3" office:value-type="string">
            <text:p text:style-name="P66">423</text:p>
          </table:table-cell>
          <table:table-cell table:style-name="Table9.B3" office:value-type="string">
            <text:p text:style-name="P66">MISSING SCRIPT (required script file is missing. Check scriptloc$/ contents for missing or misplaced scripts.</text:p>
          </table:table-cell>
          <table:table-cell table:style-name="Table9.A3" office:value-type="string">
            <text:p text:style-name="P356">No Crash</text:p>
          </table:table-cell>
        </table:table-row>
        <table:table-row table:style-name="Table9.4">
          <table:table-cell table:style-name="Table9.A2" office:value-type="string">
            <text:p text:style-name="P66">424</text:p>
          </table:table-cell>
          <table:table-cell table:style-name="Table9.B2" office:value-type="string">
            <text:p text:style-name="P66">MISSING ANIMATION FILE (required animation file is missing. Check aloc$/anifile$/)</text:p>
          </table:table-cell>
          <table:table-cell table:style-name="Table9.A2" office:value-type="string">
            <text:p text:style-name="P356">No Crash</text:p>
          </table:table-cell>
        </table:table-row>
        <table:table-row table:style-name="Table9.4">
          <table:table-cell table:style-name="Table9.A3" office:value-type="string">
            <text:p text:style-name="P66">425</text:p>
          </table:table-cell>
          <table:table-cell table:style-name="Table9.B3" office:value-type="string">
            <text:p text:style-name="P66">MISSING TERMINAL FILE (required terminal file is missing. Check tloc$/runterminal$/)</text:p>
          </table:table-cell>
          <table:table-cell table:style-name="Table9.A3" office:value-type="string">
            <text:p text:style-name="P356">No Crash</text:p>
          </table:table-cell>
        </table:table-row>
        <table:table-row table:style-name="Table9.4">
          <table:table-cell table:style-name="Table9.A2" office:value-type="string">
            <text:p text:style-name="P358">426</text:p>
          </table:table-cell>
          <table:table-cell table:style-name="Table9.B2" office:value-type="string">
            <text:p text:style-name="P358">CONFLICTING LAUNCH PARAMETERS (launch parameters -fix and -noupdate used together)</text:p>
          </table:table-cell>
          <table:table-cell table:style-name="Table9.A2" office:value-type="string">
            <text:p text:style-name="P356">Guru Meditation</text:p>
          </table:table-cell>
        </table:table-row>
        <table:table-row table:style-name="Table9.4">
          <table:table-cell table:style-name="Table9.A3" office:value-type="string">
            <text:p text:style-name="P359">427</text:p>
          </table:table-cell>
          <table:table-cell table:style-name="Table9.B3" office:value-type="string">
            <text:p text:style-name="P359">GAME REQUIRES A DIFFERENT ENGINE VERSION</text:p>
          </table:table-cell>
          <table:table-cell table:style-name="Table9.A3" office:value-type="string">
            <text:p text:style-name="P356">Guru Meditation</text:p>
          </table:table-cell>
        </table:table-row>
        <table:table-row table:style-name="Table9.4">
          <table:table-cell table:style-name="Table9.A2" office:value-type="string">
            <text:p text:style-name="P360">428</text:p>
          </table:table-cell>
          <table:table-cell table:style-name="Table9.B2" office:value-type="string">
            <text:p text:style-name="P360">NO CONTROLS DEFINED (required input codes are not present)</text:p>
          </table:table-cell>
          <table:table-cell table:style-name="Table9.A2" office:value-type="string">
            <text:p text:style-name="P356">Guru Meditation</text:p>
          </table:table-cell>
        </table:table-row>
        <table:table-row table:style-name="Table9.4">
          <table:table-cell table:style-name="Table9.A3" office:value-type="string">
            <text:p text:style-name="P361">429</text:p>
          </table:table-cell>
          <table:table-cell table:style-name="Table9.B3" office:value-type="string">
            <text:p text:style-name="P361">NO FONT DEFINED (required font file or metadata not present)</text:p>
          </table:table-cell>
          <table:table-cell table:style-name="Table9.A3" office:value-type="string">
            <text:p text:style-name="P356">Guru Meditation</text:p>
          </table:table-cell>
        </table:table-row>
        <table:table-row table:style-name="Table9.4">
          <table:table-cell table:style-name="Table9.A2" office:value-type="string">
            <text:p text:style-name="P362">430</text:p>
          </table:table-cell>
          <table:table-cell table:style-name="Table9.B2" office:value-type="string">
            <text:p text:style-name="P362">Unsupported/unknown OS</text:p>
          </table:table-cell>
          <table:table-cell table:style-name="Table9.A2" office:value-type="string">
            <text:p text:style-name="P356">Guru Meditation</text:p>
          </table:table-cell>
        </table:table-row>
        <table:table-row table:style-name="Table9.4">
          <table:table-cell table:style-name="Table9.A3" office:value-type="string">
            <text:p text:style-name="P363">431</text:p>
          </table:table-cell>
          <table:table-cell table:style-name="Table9.B3" office:value-type="string">
            <text:p text:style-name="P363">CANNOT LOAD MORE THAN ONE MOD AT ONCE</text:p>
          </table:table-cell>
          <table:table-cell table:style-name="Table9.A3" office:value-type="string">
            <text:p text:style-name="P356">Guru Meditation</text:p>
          </table:table-cell>
        </table:table-row>
        <table:table-row table:style-name="Table9.4">
          <table:table-cell table:style-name="Table9.A2" office:value-type="string">
            <text:p text:style-name="P364">432</text:p>
          </table:table-cell>
          <table:table-cell table:style-name="Table9.B2" office:value-type="string">
            <text:p text:style-name="P364">REQUESTED MOD NOT FOUND</text:p>
          </table:table-cell>
          <table:table-cell table:style-name="Table9.A2" office:value-type="string">
            <text:p text:style-name="P356">Guru Meditation</text:p>
          </table:table-cell>
        </table:table-row>
        <table:table-row table:style-name="Table9.4">
          <table:table-cell table:style-name="Table9.A3" office:value-type="string">
            <text:p text:style-name="P365">433</text:p>
          </table:table-cell>
          <table:table-cell table:style-name="Table9.B3" office:value-type="string">
            <text:p text:style-name="P366">CONFLICTING LAUNCH PARAMETERS (launch parameters -<text:span text:style-name="T168">windowed</text:span> and -<text:span text:style-name="T168">full</text:span><text:soft-page-break/><text:span text:style-name="T168">screen</text:span> used together)</text:p>
          </table:table-cell>
          <table:table-cell table:style-name="Table9.A3" office:value-type="string">
            <text:p text:style-name="P356">Guru Meditation</text:p>
          </table:table-cell>
        </table:table-row>
        <table:table-row table:style-name="Table9.4">
          <table:table-cell table:style-name="Table9.A2" office:value-type="string">
            <text:p text:style-name="P367">434</text:p>
          </table:table-cell>
          <table:table-cell table:style-name="Table9.B2" office:value-type="string">
            <text:p text:style-name="P367">DEFAULT OPTIONS FILE MISSING!</text:p>
          </table:table-cell>
          <table:table-cell table:style-name="Table9.A2" office:value-type="string">
            <text:p text:style-name="P367">Guru Meditation</text:p>
          </table:table-cell>
        </table:table-row>
        <table:table-row table:style-name="Table9.4">
          <table:table-cell table:style-name="Table9.A3" office:value-type="string">
            <text:p text:style-name="P368">435</text:p>
          </table:table-cell>
          <table:table-cell table:style-name="Table9.B3" office:value-type="string">
            <text:p text:style-name="P368">Missing full screen image!</text:p>
          </table:table-cell>
          <table:table-cell table:style-name="Table9.A3" office:value-type="string">
            <text:p text:style-name="P368">No Crash</text:p>
          </table:table-cell>
        </table:table-row>
        <table:table-row table:style-name="Table9.4">
          <table:table-cell table:style-name="Table9.A2" office:value-type="string">
            <text:p text:style-name="P369">436</text:p>
          </table:table-cell>
          <table:table-cell table:style-name="Table9.B2" office:value-type="string">
            <text:p text:style-name="P369">Division by Zero!</text:p>
          </table:table-cell>
          <table:table-cell table:style-name="Table9.A2" office:value-type="string">
            <text:p text:style-name="P369">No Crash</text:p>
          </table:table-cell>
        </table:table-row>
        <table:table-row table:style-name="Table9.4">
          <table:table-cell table:style-name="Table9.A3" office:value-type="string">
            <text:p text:style-name="P370">437</text:p>
          </table:table-cell>
          <table:table-cell table:style-name="Table9.B3" office:value-type="string">
            <text:p text:style-name="P370">Flatpak install error</text:p>
          </table:table-cell>
          <table:table-cell table:style-name="Table9.A3" office:value-type="string">
            <text:p text:style-name="P370">Guru Meditation</text:p>
          </table:table-cell>
        </table:table-row>
        <table:table-row table:style-name="Table9.1">
          <table:table-cell table:style-name="Table9.A2" office:value-type="string">
            <text:p text:style-name="P66">666</text:p>
          </table:table-cell>
          <table:table-cell table:style-name="Table9.B2" office:value-type="string">
            <text:p text:style-name="P66">Demonic Error</text:p>
          </table:table-cell>
          <table:table-cell table:style-name="Table9.A2" office:value-type="string">
            <text:p text:style-name="P356">Guru Meditation</text:p>
          </table:table-cell>
        </table:table-row>
        <table:table-row table:style-name="Table9.1">
          <table:table-cell table:style-name="Table9.A43" office:value-type="string">
            <text:p text:style-name="P66">any other number not listed here</text:p>
          </table:table-cell>
          <table:table-cell table:style-name="Table9.B43" office:value-type="string">
            <text:p text:style-name="P66">UNKNOWN ERROR</text:p>
          </table:table-cell>
          <table:table-cell table:style-name="Table9.A43" office:value-type="string">
            <text:p text:style-name="P356">Guru Meditation</text:p>
          </table:table-cell>
        </table:table-row>
      </table:table>
      <text:h text:style-name="P371" text:outline-level="1"/>
      <text:p text:style-name="P372"/>
      <text:p text:style-name="P372"/>
      <text:h text:style-name="P137" text:outline-level="1"><text:bookmark-start text:name="_Toc11"/>Mandatory Music<text:bookmark-end text:name="_Toc11"/></text:h>
      <text:h text:style-name="P281" text:outline-level="1"/>
      <text:p text:style-name="P373">The following is a list of the mandatory music files that must exist.</text:p>
      <text:p text:style-name="P197"/>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4">Filename</text:p>
          </table:table-cell>
          <table:table-cell table:style-name="Table10.A1" office:value-type="string">
            <text:p text:style-name="P354">Description</text:p>
          </table:table-cell>
        </table:table-row>
        <table:table-row table:style-name="Table10.1">
          <table:table-cell table:style-name="Table10.A2" office:value-type="string">
            <text:p text:style-name="P66">menu.ogg</text:p>
          </table:table-cell>
          <table:table-cell table:style-name="Table10.A2" office:value-type="string">
            <text:p text:style-name="P66">Music for main menu. </text:p>
          </table:table-cell>
        </table:table-row>
      </table:table>
      <text:p text:style-name="P192"/>
      <text:h text:style-name="P137" text:outline-level="1"><text:bookmark-start text:name="_Toc12"/>Mandatory Sound Effects<text:bookmark-end text:name="_Toc12"/></text:h>
      <text:h text:style-name="P281" text:outline-level="1"/>
      <text:p text:style-name="P373">The following is a list of the mandatory music files that must exist.</text:p>
      <text:p text:style-name="P197"/>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54">Filename</text:p>
          </table:table-cell>
          <table:table-cell table:style-name="Table11.A1" office:value-type="string">
            <text:p text:style-name="P354">Description</text:p>
          </table:table-cell>
        </table:table-row>
        <table:table-row table:style-name="Table11.1">
          <table:table-cell table:style-name="Table11.A2" office:value-type="string">
            <text:p text:style-name="P66">move.ogg</text:p>
          </table:table-cell>
          <table:table-cell table:style-name="Table11.A2" office:value-type="string">
            <text:p text:style-name="P66">Move menu/pocket/terminal item.</text:p>
          </table:table-cell>
        </table:table-row>
        <table:table-row table:style-name="Table11.1">
          <table:table-cell table:style-name="Table11.A3" office:value-type="string">
            <text:p text:style-name="P66">select.ogg</text:p>
          </table:table-cell>
          <table:table-cell table:style-name="Table11.A3" office:value-type="string">
            <text:p text:style-name="P66">Select menu/pocket/terminal item.</text:p>
          </table:table-cell>
        </table:table-row>
        <table:table-row table:style-name="Table11.1">
          <table:table-cell table:style-name="Table11.A2" office:value-type="string">
            <text:p text:style-name="P66">terminalon.ogg</text:p>
          </table:table-cell>
          <table:table-cell table:style-name="Table11.A2" office:value-type="string">
            <text:p text:style-name="P66">Sound played when terminal is switched on.</text:p>
          </table:table-cell>
        </table:table-row>
        <table:table-row table:style-name="Table11.1">
          <table:table-cell table:style-name="Table11.A3" office:value-type="string">
            <text:p text:style-name="P66">terminaloff.ogg</text:p>
          </table:table-cell>
          <table:table-cell table:style-name="Table11.A3" office:value-type="string">
            <text:p text:style-name="P66">Sound played when terminal is switched off.</text:p>
          </table:table-cell>
        </table:table-row>
        <table:table-row table:style-name="Table11.1">
          <table:table-cell table:style-name="Table11.A2" office:value-type="string">
            <text:p text:style-name="P66">openpocket.ogg</text:p>
          </table:table-cell>
          <table:table-cell table:style-name="Table11.A2" office:value-type="string">
            <text:p text:style-name="P66">Sound played when pocket is opened.</text:p>
          </table:table-cell>
        </table:table-row>
        <table:table-row table:style-name="Table11.1">
          <table:table-cell table:style-name="Table11.A3" office:value-type="string">
            <text:p text:style-name="P66">closepocket.ogg</text:p>
          </table:table-cell>
          <table:table-cell table:style-name="Table11.A3" office:value-type="string">
            <text:p text:style-name="P66">Sound played when pocket is closed.</text:p>
          </table:table-cell>
        </table:table-row>
        <table:table-row table:style-name="Table11.1">
          <table:table-cell table:style-name="Table11.A2" office:value-type="string">
            <text:p text:style-name="P66">pickup.ogg</text:p>
          </table:table-cell>
          <table:table-cell table:style-name="Table11.A2" office:value-type="string">
            <text:p text:style-name="P66">Sound played when pocket item/currency is picked up.</text:p>
          </table:table-cell>
        </table:table-row>
        <table:table-row table:style-name="Table11.1">
          <table:table-cell table:style-name="Table11.A3" office:value-type="string">
            <text:p text:style-name="P66">drop.ogg</text:p>
          </table:table-cell>
          <table:table-cell table:style-name="Table11.A3" office:value-type="string">
            <text:p text:style-name="P66">Sound played when pocket item/currency is given away.</text:p>
          </table:table-cell>
        </table:table-row>
        <table:table-row table:style-name="Table11.1">
          <table:table-cell table:style-name="Table11.A2" office:value-type="string">
            <text:p text:style-name="P66">lightning.ogg</text:p>
          </table:table-cell>
          <table:table-cell table:style-name="Table11.A2" office:value-type="string">
            <text:p text:style-name="P66">Sound played for lightning during storm map effect.</text:p>
          </table:table-cell>
        </table:table-row>
        <table:table-row table:style-name="Table11.1">
          <table:table-cell table:style-name="Table11.A3" office:value-type="string">
            <text:p text:style-name="P374">awardgranted.ogg</text:p>
          </table:table-cell>
          <table:table-cell table:style-name="Table11.A3" office:value-type="string">
            <text:p text:style-name="P374">Sound played when an award is granted to the player.</text:p>
          </table:table-cell>
        </table:table-row>
        <table:table-row table:style-name="Table11.1">
          <table:table-cell table:style-name="Table11.A12" office:value-type="string">
            <text:p text:style-name="P66">devlogo.ogg</text:p>
          </table:table-cell>
          <table:table-cell table:style-name="Table11.A12" office:value-type="string">
            <text:p text:style-name="P66">Sound played when developer logo is displayed.</text:p>
          </table:table-cell>
        </table:table-row>
      </table:table>
      <text:p text:style-name="P192"><text:bookmark text:name="_Toc13"/></text:p>
      <text:h text:style-name="P137" text:outline-level="1"><text:bookmark-start text:name="_Toc15"/>Launch Parameters<text:bookmark-end text:name="_Toc15"/></text:h>
      <text:h text:style-name="P281" text:outline-level="1"/>
      <text:p text:style-name="P192">Windows: <text:span text:style-name="T169">vame_win.exe</text:span><text:span text:style-name="T43"> [parameters]</text:span></text:p>
      <text:p text:style-name="P375">macOS: <text:span text:style-name="T169">vame_macos </text:span><text:span text:style-name="T170">[parameters]</text:span></text:p>
      <text:p text:style-name="P192">Linux: <text:span text:style-name="T169">./vame_linux </text:span><text:span text:style-name="T43">[parameters]</text:span></text:p>
      <text:h text:style-name="P371"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4">Parameter</text:p>
          </table:table-cell>
          <table:table-cell table:style-name="Table14.A1" office:value-type="string">
            <text:p text:style-name="P354">Description</text:p>
          </table:table-cell>
        </table:table-row>
        <table:table-row table:style-name="Table14.2">
          <table:table-cell table:style-name="Table14.A2" office:value-type="string">
            <text:p text:style-name="P66">-console</text:p>
          </table:table-cell>
          <table:table-cell table:style-name="Table14.A2" office:value-type="string">
            <text:p text:style-name="P66">Forces engine to display engine console (only if devmode is switched on.)</text:p>
          </table:table-cell>
        </table:table-row>
        <table:table-row table:style-name="Table14.1">
          <table:table-cell table:style-name="Table14.A3" office:value-type="string">
            <text:p text:style-name="P66">-devmode</text:p>
          </table:table-cell>
          <table:table-cell table:style-name="Table14.A3" office:value-type="string">
            <text:p text:style-name="P66">Forces engine to run in developer mode.</text:p>
          </table:table-cell>
        </table:table-row>
        <table:table-row table:style-name="Table14.1">
          <table:table-cell table:style-name="Table14.A2" office:value-type="string">
            <text:p text:style-name="P66">-erasesave</text:p>
          </table:table-cell>
          <table:table-cell table:style-name="Table14.A2" office:value-type="string">
            <text:p text:style-name="P66">Erases save then closes game.</text:p>
          </table:table-cell>
        </table:table-row>
        <table:table-row table:style-name="Table14.2">
          <table:table-cell table:style-name="Table14.A3" office:value-type="string">
            <text:p text:style-name="P66">-fix</text:p>
          </table:table-cell>
          <table:table-cell table:style-name="Table14.A3" office:value-type="string">
            <text:p text:style-name="P66">Attempts to fix any damaged files by forcing an update install. <text:span text:style-name="T171">Cannot be used with -noupdate parameter.</text:span></text:p>
          </table:table-cell>
        </table:table-row>
        <table:table-row table:style-name="Table14.6">
          <table:table-cell table:style-name="Table14.A2" office:value-type="string">
            <text:p text:style-name="P66">-<text:span text:style-name="T172">flatpak</text:span></text:p>
          </table:table-cell>
          <table:table-cell table:style-name="Table14.A2" office:value-type="string">
            <text:p text:style-name="P376">Launches in flatpak mode. Requires installtype <text:span text:style-name="T173">value</text:span> to be set at 2. <text:span text:style-name="T174">Cannot be used with mods.</text:span></text:p>
          </table:table-cell>
        </table:table-row>
        <table:table-row table:style-name="Table14.2">
          <table:table-cell table:style-name="Table14.A3" office:value-type="string">
            <text:p text:style-name="P66">-<text:span text:style-name="T175">fullscreen</text:span></text:p>
          </table:table-cell>
          <table:table-cell table:style-name="Table14.A3" office:value-type="string">
            <text:p text:style-name="P377">Launches in fullscreen mode overriding user settings. Cannot be used with -windowed parameter.</text:p>
          </table:table-cell>
        </table:table-row>
        <table:table-row table:style-name="Table14.1">
          <table:table-cell table:style-name="Table14.A2" office:value-type="string">
            <text:p text:style-name="P66">-lite</text:p>
          </table:table-cell>
          <table:table-cell table:style-name="Table14.A2" office:value-type="string">
            <text:p text:style-name="P66">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6">-<text:span text:style-name="T171">mod=[mod folder name]</text:span></text:p>
          </table:table-cell>
          <table:table-cell table:style-name="Table14.A3" office:value-type="string">
            <text:p text:style-name="P378">Launches a mod in the requested folder. Brackets not required. Cannot be used twice or with -fix parameter. Automatically disables updates. <text:span text:style-name="T176">Must be the last parameter or it will fail. </text:span><text:span text:style-name="T174">Cannot be used in Flatpak mode.</text:span></text:p>
          </table:table-cell>
        </table:table-row>
        <table:table-row table:style-name="Table14.9">
          <table:table-cell table:style-name="Table14.A2" office:value-type="string">
            <text:p text:style-name="P66">-nofx</text:p>
          </table:table-cell>
          <table:table-cell table:style-name="Table14.A2" office:value-type="string">
            <text:p text:style-name="P66">Disables any effects the engine uses. Good at reducing flicker on slower machines.</text:p>
          </table:table-cell>
        </table:table-row>
        <table:table-row table:style-name="Table14.9">
          <table:table-cell table:style-name="Table14.A3" office:value-type="string">
            <text:p text:style-name="P66">-nosave</text:p>
          </table:table-cell>
          <table:table-cell table:style-name="Table14.A3" office:value-type="string">
            <text:p text:style-name="P66">Prevents game from saving <text:span text:style-name="T177">automatically if autosave is enabled.</text:span></text:p>
          </table:table-cell>
        </table:table-row>
        <table:table-row table:style-name="Table14.9">
          <table:table-cell table:style-name="Table14.A2" office:value-type="string">
            <text:p text:style-name="P66">-<text:span text:style-name="T22">noupdate</text:span></text:p>
          </table:table-cell>
          <table:table-cell table:style-name="Table14.A2" office:value-type="string">
            <text:p text:style-name="P66"><text:span text:style-name="T22">Skips</text:span> update checker. <text:span text:style-name="T171">Cannot be used with -fix parameter.</text:span></text:p>
          </table:table-cell>
        </table:table-row>
        <table:table-row table:style-name="Table14.9">
          <table:table-cell table:style-name="Table14.A13" office:value-type="string">
            <text:p text:style-name="P66">-<text:span text:style-name="T178">windowed</text:span></text:p>
          </table:table-cell>
          <table:table-cell table:style-name="Table14.A13" office:value-type="string">
            <text:p text:style-name="P379">Launches in windowed mode overriding user settings. <text:span text:style-name="T175">Cannot be used with -fullscreen parameter.</text:span></text:p>
          </table:table-cell>
        </table:table-row>
      </table:table>
      <text:h text:style-name="P281" text:outline-level="1"/>
      <text:h text:style-name="P380" text:outline-level="1">Input Values</text:h>
      <text:h text:style-name="P381" text:outline-level="1"/>
      <table:table table:name="Table6" table:style-name="Table6" table:template-name="Simple Grid Rows">
        <table:table-column table:style-name="Table6.A"/>
        <table:table-column table:style-name="Table6.B"/>
        <table:table-row>
          <table:table-cell table:style-name="Table6.A1" office:value-type="string">
            <text:h text:style-name="P382" text:outline-level="1">Value</text:h>
          </table:table-cell>
          <table:table-cell table:style-name="Table6.A1" office:value-type="string">
            <text:h text:style-name="P382" text:outline-level="1">Description</text:h>
          </table:table-cell>
        </table:table-row>
        <table:table-row>
          <table:table-cell table:style-name="Table6.A2" office:value-type="string">
            <text:h text:style-name="P383" text:outline-level="1">a</text:h>
          </table:table-cell>
          <table:table-cell table:style-name="Table6.A2" office:value-type="string">
            <text:h text:style-name="P383" text:outline-level="1">Walking controls / map</text:h>
          </table:table-cell>
        </table:table-row>
        <table:table-row>
          <table:table-cell table:style-name="Table6.A3" office:value-type="string">
            <text:h text:style-name="P383" text:outline-level="1">b</text:h>
          </table:table-cell>
          <table:table-cell table:style-name="Table6.A3" office:value-type="string">
            <text:h text:style-name="P383" text:outline-level="1">Pockets</text:h>
          </table:table-cell>
        </table:table-row>
        <table:table-row table:style-name="Table6.4">
          <table:table-cell table:style-name="Table6.A2" office:value-type="string">
            <text:h text:style-name="P383" text:outline-level="1">c</text:h>
          </table:table-cell>
          <table:table-cell table:style-name="Table6.A2" office:value-type="string">
            <text:h text:style-name="P383" text:outline-level="1">Pockets</text:h>
          </table:table-cell>
        </table:table-row>
        <table:table-row>
          <table:table-cell table:style-name="Table6.A3" office:value-type="string">
            <text:h text:style-name="P383" text:outline-level="1">d</text:h>
          </table:table-cell>
          <table:table-cell table:style-name="Table6.A3" office:value-type="string">
            <text:h text:style-name="P383" text:outline-level="1">Pockets <text:span text:style-name="T179">+ Text Banner</text:span></text:h>
          </table:table-cell>
        </table:table-row>
        <table:table-row>
          <table:table-cell table:style-name="Table6.A2" office:value-type="string">
            <text:h text:style-name="P383" text:outline-level="1">dd</text:h>
          </table:table-cell>
          <table:table-cell table:style-name="Table6.A2" office:value-type="string">
            <text:h text:style-name="P383" text:outline-level="1">Text Banner</text:h>
          </table:table-cell>
        </table:table-row>
        <table:table-row table:style-name="Table6.4">
          <table:table-cell table:style-name="Table6.A3" office:value-type="string">
            <text:h text:style-name="P383" text:outline-level="1">ddd</text:h>
          </table:table-cell>
          <table:table-cell table:style-name="Table6.A3" office:value-type="string">
            <text:h text:style-name="P383" text:outline-level="1">Text Banner</text:h>
          </table:table-cell>
        </table:table-row>
        <table:table-row>
          <table:table-cell table:style-name="Table6.A2" office:value-type="string">
            <text:h text:style-name="P383" text:outline-level="1">t</text:h>
          </table:table-cell>
          <table:table-cell table:style-name="Table6.A2" office:value-type="string">
            <text:h text:style-name="P383" text:outline-level="1">Terminal</text:h>
          </table:table-cell>
        </table:table-row>
        <table:table-row>
          <table:table-cell table:style-name="Table6.A3" office:value-type="string">
            <text:h text:style-name="P383" text:outline-level="1">tt</text:h>
          </table:table-cell>
          <table:table-cell table:style-name="Table6.A3" office:value-type="string">
            <text:h text:style-name="P383" text:outline-level="1">Terminal / Readtxt</text:h>
          </table:table-cell>
        </table:table-row>
        <table:table-row>
          <table:table-cell table:style-name="Table6.A2" office:value-type="string">
            <text:h text:style-name="P383" text:outline-level="1">ss</text:h>
          </table:table-cell>
          <table:table-cell table:style-name="Table6.A2" office:value-type="string">
            <text:h text:style-name="P383" text:outline-level="1">Fullscreen Image</text:h>
          </table:table-cell>
        </table:table-row>
        <table:table-row>
          <table:table-cell table:style-name="Table6.A11" office:value-type="string">
            <text:h text:style-name="P383" text:outline-level="1">ci</text:h>
          </table:table-cell>
          <table:table-cell table:style-name="Table6.A11" office:value-type="string">
            <text:h text:style-name="P383" text:outline-level="1">Choice Banner</text:h>
          </table:table-cell>
        </table:table-row>
      </table:table>
      <text:h text:style-name="P38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6T16:20:50.739445532</dc:date>
    <meta:editing-duration>P9DT10H36M38S</meta:editing-duration>
    <meta:editing-cycles>482</meta:editing-cycles>
    <meta:print-date>2025-05-26T15:54:23.108948960</meta:print-date>
    <meta:printed-by>PDF files</meta:printed-by>
    <meta:document-statistic meta:table-count="11" meta:image-count="1" meta:object-count="0" meta:page-count="63" meta:paragraph-count="2658" meta:word-count="13242" meta:character-count="88929" meta:non-whitespace-character-count="78308"/>
  </office:meta>
</office:document-meta>
</file>